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959480" table:style-name="ce7">
            <text:p>10.959.480</text:p>
          </table:table-cell>
          <table:table-cell office:value-type="float" office:value="672000" table:style-name="ce7">
            <text:p>672.000</text:p>
          </table:table-cell>
          <table:table-cell office:value-type="float" office:value="3069500" table:style-name="ce7">
            <text:p>3.06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571680" table:style-name="ce9">
            <text:p>16.571.680</text:p>
          </table:table-cell>
          <table:table-cell office:value-type="float" office:value="16227055.5" table:style-name="ce9">
            <text:p>16.227.056</text:p>
          </table:table-cell>
          <table:table-cell office:value-type="percentage" office:value="0.97920400949089048" table:style-name="ce10">
            <text:p>97,9%</text:p>
          </table:table-cell>
          <table:table-cell office:value-type="float" office:value="7417854" table:style-name="ce8">
            <text:p>7.417.854</text:p>
          </table:table-cell>
          <table:table-cell office:value-type="float" office:value="6899282" table:style-name="ce8">
            <text:p>6.899.282</text:p>
          </table:table-cell>
          <table:table-cell office:value-type="float" office:value="3341552" table:style-name="ce8">
            <text:p>3.341.552</text:p>
          </table:table-cell>
          <table:table-cell office:value-type="date" office:date-value="2022-01-30T00:00:00" table:style-name="ce11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73981" table:style-name="ce7">
            <text:p>1.773.981</text:p>
          </table:table-cell>
          <table:table-cell office:value-type="float" office:value="96000" table:style-name="ce7">
            <text:p>96.000</text:p>
          </table:table-cell>
          <table:table-cell office:value-type="float" office:value="448490" table:style-name="ce7">
            <text:p>44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632361" table:style-name="ce14">
            <text:p>2.632.361</text:p>
          </table:table-cell>
          <table:table-cell office:value-type="float" office:value="2536832.5" table:style-name="ce14">
            <text:p>2.536.833</text:p>
          </table:table-cell>
          <table:table-cell office:value-type="percentage" office:value="0.96370995467566944" table:style-name="ce15">
            <text:p>96,4%</text:p>
          </table:table-cell>
          <table:table-cell office:value-type="float" office:value="1140763" table:style-name="ce13">
            <text:p>1.140.763</text:p>
          </table:table-cell>
          <table:table-cell office:value-type="float" office:value="1073290" table:style-name="ce13">
            <text:p>1.073.290</text:p>
          </table:table-cell>
          <table:table-cell office:value-type="float" office:value="612837" table:style-name="ce13">
            <text:p>612.837</text:p>
          </table:table-cell>
          <table:table-cell office:value-type="date" office:date-value="2022-01-29T00:00:00" table:style-name="ce16">
            <text:p>2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37125" table:style-name="ce14">
            <text:p>2.337.125</text:p>
          </table:table-cell>
          <table:table-cell office:value-type="float" office:value="2217637" table:style-name="ce14">
            <text:p>2.217.637</text:p>
          </table:table-cell>
          <table:table-cell office:value-type="percentage" office:value="0.94887393699523992" table:style-name="ce15">
            <text:p>94,9%</text:p>
          </table:table-cell>
          <table:table-cell office:value-type="float" office:value="922643" table:style-name="ce13">
            <text:p>922.643</text:p>
          </table:table-cell>
          <table:table-cell office:value-type="float" office:value="872684" table:style-name="ce13">
            <text:p>872.684</text:p>
          </table:table-cell>
          <table:table-cell office:value-type="float" office:value="679128" table:style-name="ce13">
            <text:p>679.128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90000" table:style-name="ce7">
            <text:p>90.000</text:p>
          </table:table-cell>
          <table:table-cell office:value-type="float" office:value="529070" table:style-name="ce7">
            <text:p>529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19874" table:style-name="ce14">
            <text:p>2.219.874</text:p>
          </table:table-cell>
          <table:table-cell office:value-type="float" office:value="1968138" table:style-name="ce14">
            <text:p>1.968.138</text:p>
          </table:table-cell>
          <table:table-cell office:value-type="percentage" office:value="0.88659896913068037" table:style-name="ce15">
            <text:p>88,7%</text:p>
          </table:table-cell>
          <table:table-cell office:value-type="float" office:value="922679" table:style-name="ce13">
            <text:p>922.679</text:p>
          </table:table-cell>
          <table:table-cell office:value-type="float" office:value="877784" table:style-name="ce13">
            <text:p>877.784</text:p>
          </table:table-cell>
          <table:table-cell office:value-type="float" office:value="413354" table:style-name="ce13">
            <text:p>413.354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23110" table:style-name="ce7">
            <text:p>2.623.110</text:p>
          </table:table-cell>
          <table:table-cell office:value-type="float" office:value="144000" table:style-name="ce7">
            <text:p>14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181260" table:style-name="ce14">
            <text:p>4.181.260</text:p>
          </table:table-cell>
          <table:table-cell office:value-type="float" office:value="3960195" table:style-name="ce14">
            <text:p>3.960.195</text:p>
          </table:table-cell>
          <table:table-cell office:value-type="percentage" office:value="0.94712957338218629" table:style-name="ce15">
            <text:p>94,7%</text:p>
          </table:table-cell>
          <table:table-cell office:value-type="float" office:value="1804214" table:style-name="ce13">
            <text:p>1.804.214</text:p>
          </table:table-cell>
          <table:table-cell office:value-type="float" office:value="1678949" table:style-name="ce13">
            <text:p>1.678.949</text:p>
          </table:table-cell>
          <table:table-cell office:value-type="float" office:value="852432" table:style-name="ce13">
            <text:p>852.432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194317.5" table:style-name="ce14">
            <text:p>1.194.318</text:p>
          </table:table-cell>
          <table:table-cell office:value-type="percentage" office:value="0.96475423078476519" table:style-name="ce15">
            <text:p>96,5%</text:p>
          </table:table-cell>
          <table:table-cell office:value-type="float" office:value="515561" table:style-name="ce13">
            <text:p>515.561</text:p>
          </table:table-cell>
          <table:table-cell office:value-type="float" office:value="488172" table:style-name="ce13">
            <text:p>488.172</text:p>
          </table:table-cell>
          <table:table-cell office:value-type="float" office:value="308219" table:style-name="ce13">
            <text:p>308.219</text:p>
          </table:table-cell>
          <table:table-cell office:value-type="date" office:date-value="2022-01-29T00:00:00" table:style-name="ce16">
            <text:p>2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44000" table:style-name="ce7">
            <text:p>14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304958" table:style-name="ce14">
            <text:p>5.304.958</text:p>
          </table:table-cell>
          <table:table-cell office:value-type="float" office:value="5094608" table:style-name="ce14">
            <text:p>5.094.608</text:p>
          </table:table-cell>
          <table:table-cell office:value-type="percentage" office:value="0.96034841369149393" table:style-name="ce15">
            <text:p>96,0%</text:p>
          </table:table-cell>
          <table:table-cell office:value-type="float" office:value="2134964" table:style-name="ce13">
            <text:p>2.134.964</text:p>
          </table:table-cell>
          <table:table-cell office:value-type="float" office:value="2006587" table:style-name="ce13">
            <text:p>2.006.587</text:p>
          </table:table-cell>
          <table:table-cell office:value-type="float" office:value="1325019" table:style-name="ce13">
            <text:p>1.325.019</text:p>
          </table:table-cell>
          <table:table-cell office:value-type="date" office:date-value="2022-01-29T00:00:00" table:style-name="ce16">
            <text:p>2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48745" table:style-name="ce7">
            <text:p>2.648.745</text:p>
          </table:table-cell>
          <table:table-cell office:value-type="float" office:value="156000" table:style-name="ce7">
            <text:p>156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118125" table:style-name="ce14">
            <text:p>4.118.125</text:p>
          </table:table-cell>
          <table:table-cell office:value-type="float" office:value="3782247" table:style-name="ce14">
            <text:p>3.782.247</text:p>
          </table:table-cell>
          <table:table-cell office:value-type="percentage" office:value="0.91843909546213387" table:style-name="ce15">
            <text:p>91,8%</text:p>
          </table:table-cell>
          <table:table-cell office:value-type="float" office:value="1749177" table:style-name="ce13">
            <text:p>1.749.177</text:p>
          </table:table-cell>
          <table:table-cell office:value-type="float" office:value="1593880" table:style-name="ce13">
            <text:p>1.593.880</text:p>
          </table:table-cell>
          <table:table-cell office:value-type="float" office:value="893925" table:style-name="ce13">
            <text:p>893.925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2580" table:style-name="ce7">
            <text:p>8.572.580</text:p>
          </table:table-cell>
          <table:table-cell office:value-type="float" office:value="600000" table:style-name="ce7">
            <text:p>60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222930" table:style-name="ce14">
            <text:p>14.222.930</text:p>
          </table:table-cell>
          <table:table-cell office:value-type="float" office:value="13666149" table:style-name="ce14">
            <text:p>13.666.149</text:p>
          </table:table-cell>
          <table:table-cell office:value-type="percentage" office:value="0.96085328409828352" table:style-name="ce15">
            <text:p>96,1%</text:p>
          </table:table-cell>
          <table:table-cell office:value-type="float" office:value="6449958" table:style-name="ce13">
            <text:p>6.449.958</text:p>
          </table:table-cell>
          <table:table-cell office:value-type="float" office:value="6081558" table:style-name="ce13">
            <text:p>6.081.558</text:p>
          </table:table-cell>
          <table:table-cell office:value-type="float" office:value="3291669" table:style-name="ce13">
            <text:p>3.291.669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58040" table:style-name="ce7">
            <text:p>6.558.040</text:p>
          </table:table-cell>
          <table:table-cell office:value-type="float" office:value="582000" table:style-name="ce7">
            <text:p>582.000</text:p>
          </table:table-cell>
          <table:table-cell office:value-type="float" office:value="2043640" table:style-name="ce7">
            <text:p>2.043.6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260705" table:style-name="ce14">
            <text:p>10.260.705</text:p>
          </table:table-cell>
          <table:table-cell office:value-type="float" office:value="9584320.5" table:style-name="ce14">
            <text:p>9.584.321</text:p>
          </table:table-cell>
          <table:table-cell office:value-type="percentage" office:value="0.93408011437810556" table:style-name="ce15">
            <text:p>93,4%</text:p>
          </table:table-cell>
          <table:table-cell office:value-type="float" office:value="4387874" table:style-name="ce13">
            <text:p>4.387.874</text:p>
          </table:table-cell>
          <table:table-cell office:value-type="float" office:value="4094441" table:style-name="ce13">
            <text:p>4.094.441</text:p>
          </table:table-cell>
          <table:table-cell office:value-type="float" office:value="2348106" table:style-name="ce13">
            <text:p>2.348.106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26243" table:style-name="ce7">
            <text:p>1.526.243</text:p>
          </table:table-cell>
          <table:table-cell office:value-type="float" office:value="72000" table:style-name="ce7">
            <text:p>72.000</text:p>
          </table:table-cell>
          <table:table-cell office:value-type="float" office:value="291770" table:style-name="ce7">
            <text:p>29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112798" table:style-name="ce14">
            <text:p>2.112.798</text:p>
          </table:table-cell>
          <table:table-cell office:value-type="float" office:value="2171158.5" table:style-name="ce14">
            <text:p>2.171.159</text:p>
          </table:table-cell>
          <table:table-cell office:value-type="percentage" office:value="1" table:style-name="ce15">
            <text:p>100,0%</text:p>
          </table:table-cell>
          <table:table-cell office:value-type="float" office:value="955557" table:style-name="ce13">
            <text:p>955.557</text:p>
          </table:table-cell>
          <table:table-cell office:value-type="float" office:value="895357" table:style-name="ce13">
            <text:p>895.357</text:p>
          </table:table-cell>
          <table:table-cell office:value-type="float" office:value="517185" table:style-name="ce13">
            <text:p>517.185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62000" table:style-name="ce7">
            <text:p>162.000</text:p>
          </table:table-cell>
          <table:table-cell office:value-type="float" office:value="959980" table:style-name="ce7">
            <text:p>95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845384" table:style-name="ce14">
            <text:p>5.845.384</text:p>
          </table:table-cell>
          <table:table-cell office:value-type="float" office:value="5911017" table:style-name="ce14">
            <text:p>5.911.017</text:p>
          </table:table-cell>
          <table:table-cell office:value-type="percentage" office:value="1" table:style-name="ce15">
            <text:p>100,0%</text:p>
          </table:table-cell>
          <table:table-cell office:value-type="float" office:value="2463183" table:style-name="ce13">
            <text:p>2.463.183</text:p>
          </table:table-cell>
          <table:table-cell office:value-type="float" office:value="2319643" table:style-name="ce13">
            <text:p>2.319.643</text:p>
          </table:table-cell>
          <table:table-cell office:value-type="float" office:value="1839595" table:style-name="ce13">
            <text:p>1.839.595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42025" table:style-name="ce14">
            <text:p>642.025</text:p>
          </table:table-cell>
          <table:table-cell office:value-type="float" office:value="607855" table:style-name="ce14">
            <text:p>607.855</text:p>
          </table:table-cell>
          <table:table-cell office:value-type="percentage" office:value="0.94677777345118963" table:style-name="ce15">
            <text:p>94,7%</text:p>
          </table:table-cell>
          <table:table-cell office:value-type="float" office:value="281645" table:style-name="ce13">
            <text:p>281.645</text:p>
          </table:table-cell>
          <table:table-cell office:value-type="float" office:value="261481" table:style-name="ce13">
            <text:p>261.481</text:p>
          </table:table-cell>
          <table:table-cell office:value-type="float" office:value="138944" table:style-name="ce13">
            <text:p>138.944</text:p>
          </table:table-cell>
          <table:table-cell office:value-type="date" office:date-value="2022-01-29T00:00:00" table:style-name="ce16">
            <text:p>2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601765" table:style-name="ce7">
            <text:p>8.601.765</text:p>
          </table:table-cell>
          <table:table-cell office:value-type="float" office:value="312000" table:style-name="ce7">
            <text:p>312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628115" table:style-name="ce14">
            <text:p>12.628.115</text:p>
          </table:table-cell>
          <table:table-cell office:value-type="float" office:value="12520399" table:style-name="ce14">
            <text:p>12.520.399</text:p>
          </table:table-cell>
          <table:table-cell office:value-type="percentage" office:value="0.99147014419808499" table:style-name="ce15">
            <text:p>99,1%</text:p>
          </table:table-cell>
          <table:table-cell office:value-type="float" office:value="5733545" table:style-name="ce13">
            <text:p>5.733.545</text:p>
          </table:table-cell>
          <table:table-cell office:value-type="float" office:value="5367316" table:style-name="ce13">
            <text:p>5.367.316</text:p>
          </table:table-cell>
          <table:table-cell office:value-type="float" office:value="2867324" table:style-name="ce13">
            <text:p>2.867.324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32000" table:style-name="ce7">
            <text:p>13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64175" table:style-name="ce14">
            <text:p>2.764.175</text:p>
          </table:table-cell>
          <table:table-cell office:value-type="float" office:value="2694674.5" table:style-name="ce14">
            <text:p>2.694.675</text:p>
          </table:table-cell>
          <table:table-cell office:value-type="percentage" office:value="0.9748566932267313" table:style-name="ce15">
            <text:p>97,5%</text:p>
          </table:table-cell>
          <table:table-cell office:value-type="float" office:value="1294328" table:style-name="ce13">
            <text:p>1.294.328</text:p>
          </table:table-cell>
          <table:table-cell office:value-type="float" office:value="1199524" table:style-name="ce13">
            <text:p>1.199.524</text:p>
          </table:table-cell>
          <table:table-cell office:value-type="float" office:value="594090" table:style-name="ce13">
            <text:p>594.090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57937" table:style-name="ce7">
            <text:p>857.937</text:p>
          </table:table-cell>
          <table:table-cell office:value-type="float" office:value="54000" table:style-name="ce7">
            <text:p>54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45557" table:style-name="ce14">
            <text:p>1.345.557</text:p>
          </table:table-cell>
          <table:table-cell office:value-type="float" office:value="1250261" table:style-name="ce14">
            <text:p>1.250.261</text:p>
          </table:table-cell>
          <table:table-cell office:value-type="percentage" office:value="0.92917728494593688" table:style-name="ce15">
            <text:p>92,9%</text:p>
          </table:table-cell>
          <table:table-cell office:value-type="float" office:value="564183" table:style-name="ce13">
            <text:p>564.183</text:p>
          </table:table-cell>
          <table:table-cell office:value-type="float" office:value="533056" table:style-name="ce13">
            <text:p>533.056</text:p>
          </table:table-cell>
          <table:table-cell office:value-type="float" office:value="304964" table:style-name="ce13">
            <text:p>304.964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61775" table:style-name="ce14">
            <text:p>4.461.775</text:p>
          </table:table-cell>
          <table:table-cell office:value-type="float" office:value="4261590.5" table:style-name="ce14">
            <text:p>4.261.591</text:p>
          </table:table-cell>
          <table:table-cell office:value-type="percentage" office:value="0.95513343904611958" table:style-name="ce15">
            <text:p>95,5%</text:p>
          </table:table-cell>
          <table:table-cell office:value-type="float" office:value="1936963" table:style-name="ce13">
            <text:p>1.936.963</text:p>
          </table:table-cell>
          <table:table-cell office:value-type="float" office:value="1825499" table:style-name="ce13">
            <text:p>1.825.499</text:p>
          </table:table-cell>
          <table:table-cell office:value-type="float" office:value="1078494" table:style-name="ce13">
            <text:p>1.078.494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0104" table:style-name="ce7">
            <text:p>100.10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2249" table:style-name="ce14">
            <text:p>162.249</text:p>
          </table:table-cell>
          <table:table-cell office:value-type="float" office:value="145033.5" table:style-name="ce14">
            <text:p>145.034</text:p>
          </table:table-cell>
          <table:table-cell office:value-type="percentage" office:value="0.89389456945805523" table:style-name="ce15">
            <text:p>89,4%</text:p>
          </table:table-cell>
          <table:table-cell office:value-type="float" office:value="69040" table:style-name="ce13">
            <text:p>69.040</text:p>
          </table:table-cell>
          <table:table-cell office:value-type="float" office:value="63420" table:style-name="ce13">
            <text:p>63.420</text:p>
          </table:table-cell>
          <table:table-cell office:value-type="float" office:value="27767" table:style-name="ce13">
            <text:p>27.767</text:p>
          </table:table-cell>
          <table:table-cell office:value-type="date" office:date-value="2022-01-29T00:00:00" table:style-name="ce16">
            <text:p>2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5440" table:style-name="ce14">
            <text:p>155.440</text:p>
          </table:table-cell>
          <table:table-cell office:value-type="float" office:value="132543.5" table:style-name="ce14">
            <text:p>132.544</text:p>
          </table:table-cell>
          <table:table-cell office:value-type="percentage" office:value="0.85269879053010811" table:style-name="ce15">
            <text:p>85,3%</text:p>
          </table:table-cell>
          <table:table-cell office:value-type="float" office:value="64447" table:style-name="ce13">
            <text:p>64.447</text:p>
          </table:table-cell>
          <table:table-cell office:value-type="float" office:value="59110" table:style-name="ce13">
            <text:p>59.110</text:p>
          </table:table-cell>
          <table:table-cell office:value-type="float" office:value="23855" table:style-name="ce13">
            <text:p>23.855</text:p>
          </table:table-cell>
          <table:table-cell office:value-type="date" office:date-value="2022-01-30T00:00:00" table:style-name="ce17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197695" table:style-name="ce14">
            <text:p>197.695</text:p>
          </table:table-cell>
          <table:table-cell office:value-type="percentage" office:value="0.93021559715046631" table:style-name="ce15">
            <text:p>93,0%</text:p>
          </table:table-cell>
          <table:table-cell office:value-type="float" office:value="94930" table:style-name="ce13">
            <text:p>94.930</text:p>
          </table:table-cell>
          <table:table-cell office:value-type="float" office:value="90894" table:style-name="ce13">
            <text:p>90.894</text:p>
          </table:table-cell>
          <table:table-cell office:value-type="float" office:value="35293" table:style-name="ce13">
            <text:p>35.293</text:p>
          </table:table-cell>
          <table:table-cell office:value-type="date" office:date-value="2022-01-29T00:00:00" table:style-name="ce17">
            <text:p>2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430" table:style-name="ce7">
            <text:p>7.43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2115" table:style-name="ce14">
            <text:p>12.115</text:p>
          </table:table-cell>
          <table:table-cell office:value-type="float" office:value="11619" table:style-name="ce14">
            <text:p>11.619</text:p>
          </table:table-cell>
          <table:table-cell office:value-type="percentage" office:value="0.95905901774659508" table:style-name="ce15">
            <text:p>95,9%</text:p>
          </table:table-cell>
          <table:table-cell office:value-type="float" office:value="7943" table:style-name="ce13">
            <text:p>7.943</text:p>
          </table:table-cell>
          <table:table-cell office:value-type="float" office:value="7471" table:style-name="ce13">
            <text:p>7.471</text:p>
          </table:table-cell>
          <table:table-cell office:value-type="float" office:value="1880" table:style-name="ce13">
            <text:p>1.880</text:p>
          </table:table-cell>
          <table:table-cell office:value-type="date" office:date-value="2022-01-30T00:00:00" table:style-name="ce17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1161627" table:style-name="ce19">
            <text:p>61.161.627</text:p>
          </table:table-cell>
          <table:table-cell office:value-type="float" office:value="3516000" table:style-name="ce19">
            <text:p>3.516.000</text:p>
          </table:table-cell>
          <table:table-cell office:value-type="float" office:value="17628100" table:style-name="ce20">
            <text:p>17.628.10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0" table:style-name="ce22">
            <text:p>2.113.620</text:p>
          </table:table-cell>
          <table:table-cell office:value-type="float" office:value="93429127" table:style-name="ce23">
            <text:p>93.429.127</text:p>
          </table:table-cell>
          <table:table-cell office:value-type="float" office:value="90135346.5" table:style-name="ce23">
            <text:p>90.135.347</text:p>
          </table:table-cell>
          <table:table-cell office:value-type="percentage" office:value="0.96474567829366531" table:style-name="ce24">
            <text:p>96,5%</text:p>
          </table:table-cell>
          <table:table-cell office:value-type="float" office:value="40911451" table:style-name="ce23">
            <text:p>40.911.451</text:p>
          </table:table-cell>
          <table:table-cell office:value-type="float" office:value="38289398" table:style-name="ce23">
            <text:p>38.289.398</text:p>
          </table:table-cell>
          <table:table-cell office:value-type="float" office:value="21495632" table:style-name="ce23">
            <text:p>21.495.632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22901" table:style-name="ce31">
            <text:p>7.022.901</text:p>
          </table:table-cell>
          <table:table-cell office:value-type="percentage" office:value="0.93538842875038042" table:style-name="ce32">
            <text:p>93,5%</text:p>
          </table:table-cell>
          <table:table-cell office:value-type="float" office:value="6899282" table:style-name="ce31">
            <text:p>6.899.282</text:p>
          </table:table-cell>
          <table:table-cell office:value-type="percentage" office:value="0.91892346901740207" table:style-name="ce32">
            <text:p>91,9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2793" table:style-name="ce31">
            <text:p>1.092.793</text:p>
          </table:table-cell>
          <table:table-cell office:value-type="percentage" office:value="0.91877051440716728" table:style-name="ce32">
            <text:p>91,9%</text:p>
          </table:table-cell>
          <table:table-cell office:value-type="float" office:value="1073290" table:style-name="ce31">
            <text:p>1.073.290</text:p>
          </table:table-cell>
          <table:table-cell office:value-type="percentage" office:value="0.90237328149802254" table:style-name="ce32">
            <text:p>90,2%</text:p>
          </table:table-cell>
          <table:table-cell office:value-type="date" office:date-value="2022-01-29T00:00:00" table:style-name="ce33">
            <text:p>2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3524" table:style-name="ce31">
            <text:p>883.524</text:p>
          </table:table-cell>
          <table:table-cell office:value-type="percentage" office:value="0.94956940051394656" table:style-name="ce32">
            <text:p>95,0%</text:p>
          </table:table-cell>
          <table:table-cell office:value-type="float" office:value="872684" table:style-name="ce31">
            <text:p>872.684</text:p>
          </table:table-cell>
          <table:table-cell office:value-type="percentage" office:value="0.93791908620265318" table:style-name="ce32">
            <text:p>93,8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4469" table:style-name="ce31">
            <text:p>894.469</text:p>
          </table:table-cell>
          <table:table-cell office:value-type="percentage" office:value="0.82577523548565479" table:style-name="ce32">
            <text:p>82,6%</text:p>
          </table:table-cell>
          <table:table-cell office:value-type="float" office:value="877784" table:style-name="ce31">
            <text:p>877.784</text:p>
          </table:table-cell>
          <table:table-cell office:value-type="percentage" office:value="0.81037161635063937" table:style-name="ce32">
            <text:p>81,0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36010" table:style-name="ce31">
            <text:p>1.736.010</text:p>
          </table:table-cell>
          <table:table-cell office:value-type="percentage" office:value="0.85369997634635231" table:style-name="ce32">
            <text:p>85,4%</text:p>
          </table:table-cell>
          <table:table-cell office:value-type="float" office:value="1678949" table:style-name="ce31">
            <text:p>1.678.949</text:p>
          </table:table-cell>
          <table:table-cell office:value-type="percentage" office:value="0.82563966888827367" table:style-name="ce32">
            <text:p>82,6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991" table:style-name="ce31">
            <text:p>492.991</text:p>
          </table:table-cell>
          <table:table-cell office:value-type="percentage" office:value="0.93535675119815131" table:style-name="ce32">
            <text:p>93,5%</text:p>
          </table:table-cell>
          <table:table-cell office:value-type="float" office:value="488172" table:style-name="ce31">
            <text:p>488.172</text:p>
          </table:table-cell>
          <table:table-cell office:value-type="percentage" office:value="0.92621361433759219" table:style-name="ce32">
            <text:p>92,6%</text:p>
          </table:table-cell>
          <table:table-cell office:value-type="date" office:date-value="2022-01-29T00:00:00" table:style-name="ce33">
            <text:p>2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2807" table:style-name="ce31">
            <text:p>2.042.807</text:p>
          </table:table-cell>
          <table:table-cell office:value-type="percentage" office:value="0.9404543610958549" table:style-name="ce32">
            <text:p>94,0%</text:p>
          </table:table-cell>
          <table:table-cell office:value-type="float" office:value="2006587" table:style-name="ce31">
            <text:p>2.006.587</text:p>
          </table:table-cell>
          <table:table-cell office:value-type="percentage" office:value="0.92377963021873732" table:style-name="ce32">
            <text:p>92,4%</text:p>
          </table:table-cell>
          <table:table-cell office:value-type="date" office:date-value="2022-01-29T00:00:00" table:style-name="ce33">
            <text:p>2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9129" table:style-name="ce31">
            <text:p>1.659.129</text:p>
          </table:table-cell>
          <table:table-cell office:value-type="percentage" office:value="0.91357603896740347" table:style-name="ce32">
            <text:p>91,4%</text:p>
          </table:table-cell>
          <table:table-cell office:value-type="float" office:value="1593880" table:style-name="ce31">
            <text:p>1.593.880</text:p>
          </table:table-cell>
          <table:table-cell office:value-type="percentage" office:value="0.87764759520770541" table:style-name="ce32">
            <text:p>87,8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29805" table:style-name="ce31">
            <text:p>6.229.805</text:p>
          </table:table-cell>
          <table:table-cell office:value-type="percentage" office:value="0.91852325735350271" table:style-name="ce32">
            <text:p>91,9%</text:p>
          </table:table-cell>
          <table:table-cell office:value-type="float" office:value="6081558" table:style-name="ce31">
            <text:p>6.081.558</text:p>
          </table:table-cell>
          <table:table-cell office:value-type="percentage" office:value="0.89666570044234983" table:style-name="ce32">
            <text:p>89,7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6410" table:style-name="ce31">
            <text:p>4.166.410</text:p>
          </table:table-cell>
          <table:table-cell office:value-type="percentage" office:value="0.92751244093422436" table:style-name="ce32">
            <text:p>92,8%</text:p>
          </table:table-cell>
          <table:table-cell office:value-type="float" office:value="4094441" table:style-name="ce31">
            <text:p>4.094.441</text:p>
          </table:table-cell>
          <table:table-cell office:value-type="percentage" office:value="0.91149093972296691" table:style-name="ce32">
            <text:p>91,1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8269" table:style-name="ce31">
            <text:p>908.269</text:p>
          </table:table-cell>
          <table:table-cell office:value-type="percentage" office:value="0.95618334754550527" table:style-name="ce32">
            <text:p>95,6%</text:p>
          </table:table-cell>
          <table:table-cell office:value-type="float" office:value="895357" table:style-name="ce31">
            <text:p>895.357</text:p>
          </table:table-cell>
          <table:table-cell office:value-type="percentage" office:value="0.94259019465411786" table:style-name="ce32">
            <text:p>94,3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8479" table:style-name="ce31">
            <text:p>2.338.479</text:p>
          </table:table-cell>
          <table:table-cell office:value-type="percentage" office:value="0.95210019677321245" table:style-name="ce32">
            <text:p>95,2%</text:p>
          </table:table-cell>
          <table:table-cell office:value-type="float" office:value="2319643" table:style-name="ce31">
            <text:p>2.319.643</text:p>
          </table:table-cell>
          <table:table-cell office:value-type="percentage" office:value="0.94443121222966075" table:style-name="ce32">
            <text:p>94,4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7971" table:style-name="ce31">
            <text:p>267.971</text:p>
          </table:table-cell>
          <table:table-cell office:value-type="percentage" office:value="0.95201062956739224" table:style-name="ce32">
            <text:p>95,2%</text:p>
          </table:table-cell>
          <table:table-cell office:value-type="float" office:value="261481" table:style-name="ce31">
            <text:p>261.481</text:p>
          </table:table-cell>
          <table:table-cell office:value-type="percentage" office:value="0.92895384735628594" table:style-name="ce32">
            <text:p>92,9%</text:p>
          </table:table-cell>
          <table:table-cell office:value-type="date" office:date-value="2022-01-29T00:00:00" table:style-name="ce33">
            <text:p>2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11447" table:style-name="ce31">
            <text:p>5.511.447</text:p>
          </table:table-cell>
          <table:table-cell office:value-type="percentage" office:value="0.92305006206761187" table:style-name="ce32">
            <text:p>92,3%</text:p>
          </table:table-cell>
          <table:table-cell office:value-type="float" office:value="5367316" table:style-name="ce31">
            <text:p>5.367.316</text:p>
          </table:table-cell>
          <table:table-cell office:value-type="percentage" office:value="0.89891118737719622" table:style-name="ce32">
            <text:p>89,9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1132" table:style-name="ce31">
            <text:p>1.231.132</text:p>
          </table:table-cell>
          <table:table-cell office:value-type="percentage" office:value="0.93436469254273258" table:style-name="ce32">
            <text:p>93,4%</text:p>
          </table:table-cell>
          <table:table-cell office:value-type="float" office:value="1199524" table:style-name="ce31">
            <text:p>1.199.524</text:p>
          </table:table-cell>
          <table:table-cell office:value-type="percentage" office:value="0.91037587639475592" table:style-name="ce32">
            <text:p>91,0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8675" table:style-name="ce31">
            <text:p>538.675</text:p>
          </table:table-cell>
          <table:table-cell office:value-type="percentage" office:value="0.9284714585624313" table:style-name="ce32">
            <text:p>92,8%</text:p>
          </table:table-cell>
          <table:table-cell office:value-type="float" office:value="533056" table:style-name="ce31">
            <text:p>533.056</text:p>
          </table:table-cell>
          <table:table-cell office:value-type="percentage" office:value="0.91878643303560659" table:style-name="ce32">
            <text:p>91,9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8696" table:style-name="ce31">
            <text:p>1.858.696</text:p>
          </table:table-cell>
          <table:table-cell office:value-type="percentage" office:value="0.95061662096925559" table:style-name="ce32">
            <text:p>95,1%</text:p>
          </table:table-cell>
          <table:table-cell office:value-type="float" office:value="1825499" table:style-name="ce31">
            <text:p>1.825.499</text:p>
          </table:table-cell>
          <table:table-cell office:value-type="percentage" office:value="0.93363825550964508" table:style-name="ce32">
            <text:p>93,4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6237" table:style-name="ce31">
            <text:p>66.237</text:p>
          </table:table-cell>
          <table:table-cell office:value-type="percentage" office:value="0.93253459854425658" table:style-name="ce32">
            <text:p>93,3%</text:p>
          </table:table-cell>
          <table:table-cell office:value-type="float" office:value="63420" table:style-name="ce31">
            <text:p>63.420</text:p>
          </table:table-cell>
          <table:table-cell office:value-type="percentage" office:value="0.89287474130284816" table:style-name="ce32">
            <text:p>89,3%</text:p>
          </table:table-cell>
          <table:table-cell office:value-type="date" office:date-value="2022-01-29T00:00:00" table:style-name="ce33">
            <text:p>2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440" table:style-name="ce31">
            <text:p>61.440</text:p>
          </table:table-cell>
          <table:table-cell office:value-type="percentage" office:value="0.90000878914833149" table:style-name="ce32">
            <text:p>90,0%</text:p>
          </table:table-cell>
          <table:table-cell office:value-type="float" office:value="59110" table:style-name="ce31">
            <text:p>59.110</text:p>
          </table:table-cell>
          <table:table-cell office:value-type="percentage" office:value="0.8658775964609029" table:style-name="ce32">
            <text:p>86,6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4930" table:style-name="ce31">
            <text:p>94.930</text:p>
          </table:table-cell>
          <table:table-cell office:value-type="string" table:style-name="ce32">
            <text:p>-</text:p>
          </table:table-cell>
          <table:table-cell office:value-type="float" office:value="90894" table:style-name="ce31">
            <text:p>90.894</text:p>
          </table:table-cell>
          <table:table-cell office:value-type="string" table:style-name="ce32">
            <text:p>-</text:p>
          </table:table-cell>
          <table:table-cell office:value-type="date" office:date-value="2022-01-29T00:00:00" table:style-name="ce33">
            <text:p>2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43" table:style-name="ce31">
            <text:p>7.943</text:p>
          </table:table-cell>
          <table:table-cell office:value-type="string" table:style-name="ce32">
            <text:p>-</text:p>
          </table:table-cell>
          <table:table-cell office:value-type="float" office:value="7471" table:style-name="ce31">
            <text:p>7.471</text:p>
          </table:table-cell>
          <table:table-cell office:value-type="string" table:style-name="ce32">
            <text:p>-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106058" table:style-name="ce34">
            <text:p>39.106.058</text:p>
          </table:table-cell>
          <table:table-cell office:value-type="percentage" office:value="0.92701262080321234" table:style-name="ce24">
            <text:p>92,7%</text:p>
          </table:table-cell>
          <table:table-cell office:value-type="float" office:value="38289398" table:style-name="ce34">
            <text:p>38.289.398</text:p>
          </table:table-cell>
          <table:table-cell office:value-type="percentage" office:value="0.90765362207966038" table:style-name="ce24">
            <text:p>90,8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376" table:style-name="ce43">
            <text:p>435.376</text:p>
          </table:table-cell>
          <table:table-cell office:value-type="percentage" office:value="1" table:style-name="ce44">
            <text:p>100,0%</text:p>
          </table:table-cell>
          <table:table-cell office:value-type="float" office:value="656309" table:style-name="ce43">
            <text:p>656.309</text:p>
          </table:table-cell>
          <table:table-cell office:value-type="percentage" office:value="1" table:style-name="ce44">
            <text:p>100,0%</text:p>
          </table:table-cell>
          <table:table-cell office:value-type="float" office:value="936955" table:style-name="ce43">
            <text:p>936.955</text:p>
          </table:table-cell>
          <table:table-cell office:value-type="percentage" office:value="0.97779862642437243" table:style-name="ce44">
            <text:p>97,8%</text:p>
          </table:table-cell>
          <table:table-cell office:value-type="float" office:value="1228513" table:style-name="ce43">
            <text:p>1.228.513</text:p>
          </table:table-cell>
          <table:table-cell office:value-type="percentage" office:value="0.95411741772037861" table:style-name="ce44">
            <text:p>95,4%</text:p>
          </table:table-cell>
          <table:table-cell office:value-type="float" office:value="1275122" table:style-name="ce43">
            <text:p>1.275.122</text:p>
          </table:table-cell>
          <table:table-cell office:value-type="percentage" office:value="0.92110730342922531" table:style-name="ce44">
            <text:p>92,1%</text:p>
          </table:table-cell>
          <table:table-cell office:value-type="float" office:value="965113" table:style-name="ce43">
            <text:p>965.113</text:p>
          </table:table-cell>
          <table:table-cell office:value-type="percentage" office:value="0.87596356055194668" table:style-name="ce44">
            <text:p>87,6%</text:p>
          </table:table-cell>
          <table:table-cell office:value-type="float" office:value="808427" table:style-name="ce43">
            <text:p>808.427</text:p>
          </table:table-cell>
          <table:table-cell office:value-type="percentage" office:value="0.87292573684392383" table:style-name="ce44">
            <text:p>87,3%</text:p>
          </table:table-cell>
          <table:table-cell office:value-type="float" office:value="717086" table:style-name="ce43">
            <text:p>717.086</text:p>
          </table:table-cell>
          <table:table-cell office:value-type="percentage" office:value="0.92785108546851502" table:style-name="ce44">
            <text:p>92,8%</text:p>
          </table:table-cell>
          <table:table-cell office:value-type="float" office:value="7022901" table:style-name="ce43">
            <text:p>7.022.901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538842875038042" table:style-name="ce44">
            <text:p>93,5%</text:p>
          </table:table-cell>
          <table:table-cell office:value-type="percentage" office:value="0.82600820468355485" table:style-name="ce44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45" table:style-name="ce46">
            <text:p>101.645</text:p>
          </table:table-cell>
          <table:table-cell office:value-type="percentage" office:value="1" table:style-name="ce47">
            <text:p>100,0%</text:p>
          </table:table-cell>
          <table:table-cell office:value-type="float" office:value="119791" table:style-name="ce46">
            <text:p>119.791</text:p>
          </table:table-cell>
          <table:table-cell office:value-type="percentage" office:value="1" table:style-name="ce47">
            <text:p>100,0%</text:p>
          </table:table-cell>
          <table:table-cell office:value-type="float" office:value="155882" table:style-name="ce46">
            <text:p>155.882</text:p>
          </table:table-cell>
          <table:table-cell office:value-type="percentage" office:value="0.96635050523836097" table:style-name="ce47">
            <text:p>96,6%</text:p>
          </table:table-cell>
          <table:table-cell office:value-type="float" office:value="188272" table:style-name="ce46">
            <text:p>188.272</text:p>
          </table:table-cell>
          <table:table-cell office:value-type="percentage" office:value="0.93681644026471611" table:style-name="ce47">
            <text:p>93,7%</text:p>
          </table:table-cell>
          <table:table-cell office:value-type="float" office:value="191846" table:style-name="ce46">
            <text:p>191.846</text:p>
          </table:table-cell>
          <table:table-cell office:value-type="percentage" office:value="0.89799987829823491" table:style-name="ce47">
            <text:p>89,8%</text:p>
          </table:table-cell>
          <table:table-cell office:value-type="float" office:value="131265" table:style-name="ce46">
            <text:p>131.265</text:p>
          </table:table-cell>
          <table:table-cell office:value-type="percentage" office:value="0.82933193494989832" table:style-name="ce47">
            <text:p>82,9%</text:p>
          </table:table-cell>
          <table:table-cell office:value-type="float" office:value="109944" table:style-name="ce46">
            <text:p>109.944</text:p>
          </table:table-cell>
          <table:table-cell office:value-type="percentage" office:value="0.84056331136561724" table:style-name="ce47">
            <text:p>84,1%</text:p>
          </table:table-cell>
          <table:table-cell office:value-type="float" office:value="94148" table:style-name="ce46">
            <text:p>94.148</text:p>
          </table:table-cell>
          <table:table-cell office:value-type="percentage" office:value="0.87958369535768011" table:style-name="ce47">
            <text:p>88,0%</text:p>
          </table:table-cell>
          <table:table-cell office:value-type="float" office:value="1092793" table:style-name="ce46">
            <text:p>1.092.793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877051440716728" table:style-name="ce47">
            <text:p>91,9%</text:p>
          </table:table-cell>
          <table:table-cell office:value-type="percentage" office:value="0.82094952194859572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238" table:style-name="ce46">
            <text:p>89.238</text:p>
          </table:table-cell>
          <table:table-cell office:value-type="percentage" office:value="1" table:style-name="ce47">
            <text:p>100,0%</text:p>
          </table:table-cell>
          <table:table-cell office:value-type="float" office:value="114755" table:style-name="ce46">
            <text:p>114.755</text:p>
          </table:table-cell>
          <table:table-cell office:value-type="percentage" office:value="1" table:style-name="ce47">
            <text:p>100,0%</text:p>
          </table:table-cell>
          <table:table-cell office:value-type="float" office:value="149055" table:style-name="ce46">
            <text:p>149.055</text:p>
          </table:table-cell>
          <table:table-cell office:value-type="percentage" office:value="0.98068951904730572" table:style-name="ce47">
            <text:p>98,1%</text:p>
          </table:table-cell>
          <table:table-cell office:value-type="float" office:value="154261" table:style-name="ce46">
            <text:p>154.261</text:p>
          </table:table-cell>
          <table:table-cell office:value-type="percentage" office:value="0.95174077478822583" table:style-name="ce47">
            <text:p>95,2%</text:p>
          </table:table-cell>
          <table:table-cell office:value-type="float" office:value="152235" table:style-name="ce46">
            <text:p>152.235</text:p>
          </table:table-cell>
          <table:table-cell office:value-type="percentage" office:value="0.91752049180327866" table:style-name="ce47">
            <text:p>91,8%</text:p>
          </table:table-cell>
          <table:table-cell office:value-type="float" office:value="92834" table:style-name="ce46">
            <text:p>92.834</text:p>
          </table:table-cell>
          <table:table-cell office:value-type="percentage" office:value="0.85489589376651842" table:style-name="ce47">
            <text:p>85,5%</text:p>
          </table:table-cell>
          <table:table-cell office:value-type="float" office:value="68573" table:style-name="ce46">
            <text:p>68.573</text:p>
          </table:table-cell>
          <table:table-cell office:value-type="percentage" office:value="0.86536180308422306" table:style-name="ce47">
            <text:p>86,5%</text:p>
          </table:table-cell>
          <table:table-cell office:value-type="float" office:value="62573" table:style-name="ce46">
            <text:p>62.573</text:p>
          </table:table-cell>
          <table:table-cell office:value-type="percentage" office:value="0.95888500674267496" table:style-name="ce47">
            <text:p>95,9%</text:p>
          </table:table-cell>
          <table:table-cell office:value-type="float" office:value="883524" table:style-name="ce46">
            <text:p>883.524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956940051394656" table:style-name="ce47">
            <text:p>95,0%</text:p>
          </table:table-cell>
          <table:table-cell office:value-type="percentage" office:value="0.87228116802532163" table:style-name="ce47">
            <text:p>8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832" table:style-name="ce46">
            <text:p>51.832</text:p>
          </table:table-cell>
          <table:table-cell office:value-type="percentage" office:value="0.96641992802938492" table:style-name="ce47">
            <text:p>96,6%</text:p>
          </table:table-cell>
          <table:table-cell office:value-type="float" office:value="79886" table:style-name="ce46">
            <text:p>79.886</text:p>
          </table:table-cell>
          <table:table-cell office:value-type="percentage" office:value="0.9157667881789211" table:style-name="ce47">
            <text:p>91,6%</text:p>
          </table:table-cell>
          <table:table-cell office:value-type="float" office:value="112108" table:style-name="ce46">
            <text:p>112.108</text:p>
          </table:table-cell>
          <table:table-cell office:value-type="percentage" office:value="0.88001695540571301" table:style-name="ce47">
            <text:p>88,0%</text:p>
          </table:table-cell>
          <table:table-cell office:value-type="float" office:value="153517" table:style-name="ce46">
            <text:p>153.517</text:p>
          </table:table-cell>
          <table:table-cell office:value-type="percentage" office:value="0.86484552808887483" table:style-name="ce47">
            <text:p>86,5%</text:p>
          </table:table-cell>
          <table:table-cell office:value-type="float" office:value="173584" table:style-name="ce46">
            <text:p>173.584</text:p>
          </table:table-cell>
          <table:table-cell office:value-type="percentage" office:value="0.80131841955840333" table:style-name="ce47">
            <text:p>80,1%</text:p>
          </table:table-cell>
          <table:table-cell office:value-type="float" office:value="135157" table:style-name="ce46">
            <text:p>135.157</text:p>
          </table:table-cell>
          <table:table-cell office:value-type="percentage" office:value="0.73436133161638062" table:style-name="ce47">
            <text:p>73,4%</text:p>
          </table:table-cell>
          <table:table-cell office:value-type="float" office:value="104574" table:style-name="ce46">
            <text:p>104.574</text:p>
          </table:table-cell>
          <table:table-cell office:value-type="percentage" office:value="0.76212895279601789" table:style-name="ce47">
            <text:p>76,2%</text:p>
          </table:table-cell>
          <table:table-cell office:value-type="float" office:value="83811" table:style-name="ce46">
            <text:p>83.811</text:p>
          </table:table-cell>
          <table:table-cell office:value-type="percentage" office:value="0.84201695868831372" table:style-name="ce47">
            <text:p>84,2%</text:p>
          </table:table-cell>
          <table:table-cell office:value-type="float" office:value="894469" table:style-name="ce46">
            <text:p>894.469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577523548565479" table:style-name="ce47">
            <text:p>82,6%</text:p>
          </table:table-cell>
          <table:table-cell office:value-type="percentage" office:value="0.73330655243794962" table:style-name="ce47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704" table:style-name="ce46">
            <text:p>94.704</text:p>
          </table:table-cell>
          <table:table-cell office:value-type="percentage" office:value="0.94362408082740479" table:style-name="ce47">
            <text:p>94,4%</text:p>
          </table:table-cell>
          <table:table-cell office:value-type="float" office:value="155934" table:style-name="ce46">
            <text:p>155.934</text:p>
          </table:table-cell>
          <table:table-cell office:value-type="percentage" office:value="0.93124947744347431" table:style-name="ce47">
            <text:p>93,1%</text:p>
          </table:table-cell>
          <table:table-cell office:value-type="float" office:value="228997" table:style-name="ce46">
            <text:p>228.997</text:p>
          </table:table-cell>
          <table:table-cell office:value-type="percentage" office:value="0.91032577368766276" table:style-name="ce47">
            <text:p>91,0%</text:p>
          </table:table-cell>
          <table:table-cell office:value-type="float" office:value="325250" table:style-name="ce46">
            <text:p>325.250</text:p>
          </table:table-cell>
          <table:table-cell office:value-type="percentage" office:value="0.88323869576670011" table:style-name="ce47">
            <text:p>88,3%</text:p>
          </table:table-cell>
          <table:table-cell office:value-type="float" office:value="324238" table:style-name="ce46">
            <text:p>324.238</text:p>
          </table:table-cell>
          <table:table-cell office:value-type="percentage" office:value="0.82271983354689737" table:style-name="ce47">
            <text:p>82,3%</text:p>
          </table:table-cell>
          <table:table-cell office:value-type="float" office:value="238316" table:style-name="ce46">
            <text:p>238.316</text:p>
          </table:table-cell>
          <table:table-cell office:value-type="percentage" office:value="0.76172881334262388" table:style-name="ce47">
            <text:p>76,2%</text:p>
          </table:table-cell>
          <table:table-cell office:value-type="float" office:value="198626" table:style-name="ce46">
            <text:p>198.626</text:p>
          </table:table-cell>
          <table:table-cell office:value-type="percentage" office:value="0.779931755087937" table:style-name="ce47">
            <text:p>78,0%</text:p>
          </table:table-cell>
          <table:table-cell office:value-type="float" office:value="169945" table:style-name="ce46">
            <text:p>169.945</text:p>
          </table:table-cell>
          <table:table-cell office:value-type="percentage" office:value="0.92228583833066502" table:style-name="ce47">
            <text:p>92,2%</text:p>
          </table:table-cell>
          <table:table-cell office:value-type="float" office:value="1736010" table:style-name="ce46">
            <text:p>1.736.010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369997634635231" table:style-name="ce47">
            <text:p>85,4%</text:p>
          </table:table-cell>
          <table:table-cell office:value-type="percentage" office:value="0.77349580216087466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54" table:style-name="ce46">
            <text:p>42.554</text:p>
          </table:table-cell>
          <table:table-cell office:value-type="percentage" office:value="1" table:style-name="ce47">
            <text:p>100,0%</text:p>
          </table:table-cell>
          <table:table-cell office:value-type="float" office:value="56185" table:style-name="ce46">
            <text:p>56.185</text:p>
          </table:table-cell>
          <table:table-cell office:value-type="percentage" office:value="1" table:style-name="ce47">
            <text:p>100,0%</text:p>
          </table:table-cell>
          <table:table-cell office:value-type="float" office:value="77224" table:style-name="ce46">
            <text:p>77.224</text:p>
          </table:table-cell>
          <table:table-cell office:value-type="percentage" office:value="0.97434926883429851" table:style-name="ce47">
            <text:p>97,4%</text:p>
          </table:table-cell>
          <table:table-cell office:value-type="float" office:value="85088" table:style-name="ce46">
            <text:p>85.088</text:p>
          </table:table-cell>
          <table:table-cell office:value-type="percentage" office:value="0.93534132131471914" table:style-name="ce47">
            <text:p>93,5%</text:p>
          </table:table-cell>
          <table:table-cell office:value-type="float" office:value="89350" table:style-name="ce46">
            <text:p>89.350</text:p>
          </table:table-cell>
          <table:table-cell office:value-type="percentage" office:value="0.91748300577085007" table:style-name="ce47">
            <text:p>91,7%</text:p>
          </table:table-cell>
          <table:table-cell office:value-type="float" office:value="56649" table:style-name="ce46">
            <text:p>56.649</text:p>
          </table:table-cell>
          <table:table-cell office:value-type="percentage" office:value="0.84351827034753868" table:style-name="ce47">
            <text:p>84,4%</text:p>
          </table:table-cell>
          <table:table-cell office:value-type="float" office:value="43243" table:style-name="ce46">
            <text:p>43.243</text:p>
          </table:table-cell>
          <table:table-cell office:value-type="percentage" office:value="0.85001867395278441" table:style-name="ce47">
            <text:p>85,0%</text:p>
          </table:table-cell>
          <table:table-cell office:value-type="float" office:value="42698" table:style-name="ce46">
            <text:p>42.698</text:p>
          </table:table-cell>
          <table:table-cell office:value-type="percentage" office:value="0.94291455954773318" table:style-name="ce47">
            <text:p>94,3%</text:p>
          </table:table-cell>
          <table:table-cell office:value-type="float" office:value="492991" table:style-name="ce46">
            <text:p>492.991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535675119815131" table:style-name="ce47">
            <text:p>93,5%</text:p>
          </table:table-cell>
          <table:table-cell office:value-type="percentage" office:value="0.84466165800001713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68" table:style-name="ce46">
            <text:p>229.968</text:p>
          </table:table-cell>
          <table:table-cell office:value-type="percentage" office:value="1" table:style-name="ce47">
            <text:p>100,0%</text:p>
          </table:table-cell>
          <table:table-cell office:value-type="float" office:value="252292" table:style-name="ce46">
            <text:p>252.292</text:p>
          </table:table-cell>
          <table:table-cell office:value-type="percentage" office:value="1" table:style-name="ce47">
            <text:p>100,0%</text:p>
          </table:table-cell>
          <table:table-cell office:value-type="float" office:value="324483" table:style-name="ce46">
            <text:p>324.483</text:p>
          </table:table-cell>
          <table:table-cell office:value-type="percentage" office:value="0.99156590056930172" table:style-name="ce47">
            <text:p>99,2%</text:p>
          </table:table-cell>
          <table:table-cell office:value-type="float" office:value="357678" table:style-name="ce46">
            <text:p>357.678</text:p>
          </table:table-cell>
          <table:table-cell office:value-type="percentage" office:value="0.9382874741279581" table:style-name="ce47">
            <text:p>93,8%</text:p>
          </table:table-cell>
          <table:table-cell office:value-type="float" office:value="325769" table:style-name="ce46">
            <text:p>325.769</text:p>
          </table:table-cell>
          <table:table-cell office:value-type="percentage" office:value="0.90440641639968689" table:style-name="ce47">
            <text:p>90,4%</text:p>
          </table:table-cell>
          <table:table-cell office:value-type="float" office:value="218184" table:style-name="ce46">
            <text:p>218.184</text:p>
          </table:table-cell>
          <table:table-cell office:value-type="percentage" office:value="0.8427281365149748" table:style-name="ce47">
            <text:p>84,3%</text:p>
          </table:table-cell>
          <table:table-cell office:value-type="float" office:value="179914" table:style-name="ce46">
            <text:p>179.914</text:p>
          </table:table-cell>
          <table:table-cell office:value-type="percentage" office:value="0.84953654517208976" table:style-name="ce47">
            <text:p>85,0%</text:p>
          </table:table-cell>
          <table:table-cell office:value-type="float" office:value="154519" table:style-name="ce46">
            <text:p>154.519</text:p>
          </table:table-cell>
          <table:table-cell office:value-type="percentage" office:value="0.91867323035945736" table:style-name="ce47">
            <text:p>91,9%</text:p>
          </table:table-cell>
          <table:table-cell office:value-type="float" office:value="2042807" table:style-name="ce46">
            <text:p>2.042.807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404543610958549" table:style-name="ce47">
            <text:p>94,0%</text:p>
          </table:table-cell>
          <table:table-cell office:value-type="percentage" office:value="0.85593105647290402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408" table:style-name="ce46">
            <text:p>139.408</text:p>
          </table:table-cell>
          <table:table-cell office:value-type="percentage" office:value="1" table:style-name="ce47">
            <text:p>100,0%</text:p>
          </table:table-cell>
          <table:table-cell office:value-type="float" office:value="159902" table:style-name="ce46">
            <text:p>159.902</text:p>
          </table:table-cell>
          <table:table-cell office:value-type="percentage" office:value="1" table:style-name="ce47">
            <text:p>100,0%</text:p>
          </table:table-cell>
          <table:table-cell office:value-type="float" office:value="226092" table:style-name="ce46">
            <text:p>226.092</text:p>
          </table:table-cell>
          <table:table-cell office:value-type="percentage" office:value="0.99150981458417387" table:style-name="ce47">
            <text:p>99,2%</text:p>
          </table:table-cell>
          <table:table-cell office:value-type="float" office:value="290560" table:style-name="ce46">
            <text:p>290.560</text:p>
          </table:table-cell>
          <table:table-cell office:value-type="percentage" office:value="0.93305545475856355" table:style-name="ce47">
            <text:p>93,3%</text:p>
          </table:table-cell>
          <table:table-cell office:value-type="float" office:value="292263" table:style-name="ce46">
            <text:p>292.263</text:p>
          </table:table-cell>
          <table:table-cell office:value-type="percentage" office:value="0.88382156821831315" table:style-name="ce47">
            <text:p>88,4%</text:p>
          </table:table-cell>
          <table:table-cell office:value-type="float" office:value="211851" table:style-name="ce46">
            <text:p>211.851</text:p>
          </table:table-cell>
          <table:table-cell office:value-type="percentage" office:value="0.82192115646496033" table:style-name="ce47">
            <text:p>82,2%</text:p>
          </table:table-cell>
          <table:table-cell office:value-type="float" office:value="180111" table:style-name="ce46">
            <text:p>180.111</text:p>
          </table:table-cell>
          <table:table-cell office:value-type="percentage" office:value="0.82245470154160882" table:style-name="ce47">
            <text:p>82,2%</text:p>
          </table:table-cell>
          <table:table-cell office:value-type="float" office:value="158942" table:style-name="ce46">
            <text:p>158.942</text:p>
          </table:table-cell>
          <table:table-cell office:value-type="percentage" office:value="0.89385657083726999" table:style-name="ce47">
            <text:p>89,4%</text:p>
          </table:table-cell>
          <table:table-cell office:value-type="float" office:value="1659129" table:style-name="ce46">
            <text:p>1.659.129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357603896740347" table:style-name="ce47">
            <text:p>91,4%</text:p>
          </table:table-cell>
          <table:table-cell office:value-type="percentage" office:value="0.8098621730539437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947" table:style-name="ce46">
            <text:p>460.947</text:p>
          </table:table-cell>
          <table:table-cell office:value-type="percentage" office:value="1" table:style-name="ce47">
            <text:p>100,0%</text:p>
          </table:table-cell>
          <table:table-cell office:value-type="float" office:value="621839" table:style-name="ce46">
            <text:p>621.839</text:p>
          </table:table-cell>
          <table:table-cell office:value-type="percentage" office:value="0.97814029723029683" table:style-name="ce47">
            <text:p>97,8%</text:p>
          </table:table-cell>
          <table:table-cell office:value-type="float" office:value="809502" table:style-name="ce46">
            <text:p>809.502</text:p>
          </table:table-cell>
          <table:table-cell office:value-type="percentage" office:value="0.94958028537779005" table:style-name="ce47">
            <text:p>95,0%</text:p>
          </table:table-cell>
          <table:table-cell office:value-type="float" office:value="1044005" table:style-name="ce46">
            <text:p>1.044.005</text:p>
          </table:table-cell>
          <table:table-cell office:value-type="percentage" office:value="0.95134321911498165" table:style-name="ce47">
            <text:p>95,1%</text:p>
          </table:table-cell>
          <table:table-cell office:value-type="float" office:value="1164859" table:style-name="ce46">
            <text:p>1.164.859</text:p>
          </table:table-cell>
          <table:table-cell office:value-type="percentage" office:value="0.91323528258841424" table:style-name="ce47">
            <text:p>91,3%</text:p>
          </table:table-cell>
          <table:table-cell office:value-type="float" office:value="830341" table:style-name="ce46">
            <text:p>830.341</text:p>
          </table:table-cell>
          <table:table-cell office:value-type="percentage" office:value="0.85900780858820558" table:style-name="ce47">
            <text:p>85,9%</text:p>
          </table:table-cell>
          <table:table-cell office:value-type="float" office:value="696722" table:style-name="ce46">
            <text:p>696.722</text:p>
          </table:table-cell>
          <table:table-cell office:value-type="percentage" office:value="0.8403869976322268" table:style-name="ce47">
            <text:p>84,0%</text:p>
          </table:table-cell>
          <table:table-cell office:value-type="float" office:value="601590" table:style-name="ce46">
            <text:p>601.590</text:p>
          </table:table-cell>
          <table:table-cell office:value-type="percentage" office:value="0.89607261645339409" table:style-name="ce47">
            <text:p>89,6%</text:p>
          </table:table-cell>
          <table:table-cell office:value-type="float" office:value="6229805" table:style-name="ce46">
            <text:p>6.229.805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852325735350271" table:style-name="ce47">
            <text:p>91,9%</text:p>
          </table:table-cell>
          <table:table-cell office:value-type="percentage" office:value="0.81209745005151046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8052" table:style-name="ce46">
            <text:p>298.052</text:p>
          </table:table-cell>
          <table:table-cell office:value-type="percentage" office:value="1" table:style-name="ce47">
            <text:p>100,0%</text:p>
          </table:table-cell>
          <table:table-cell office:value-type="float" office:value="436244" table:style-name="ce46">
            <text:p>436.244</text:p>
          </table:table-cell>
          <table:table-cell office:value-type="percentage" office:value="0.99196863857964057" table:style-name="ce47">
            <text:p>99,2%</text:p>
          </table:table-cell>
          <table:table-cell office:value-type="float" office:value="574446" table:style-name="ce46">
            <text:p>574.446</text:p>
          </table:table-cell>
          <table:table-cell office:value-type="percentage" office:value="0.96199551194024857" table:style-name="ce47">
            <text:p>96,2%</text:p>
          </table:table-cell>
          <table:table-cell office:value-type="float" office:value="721283" table:style-name="ce46">
            <text:p>721.283</text:p>
          </table:table-cell>
          <table:table-cell office:value-type="percentage" office:value="0.94619806479372837" table:style-name="ce47">
            <text:p>94,6%</text:p>
          </table:table-cell>
          <table:table-cell office:value-type="float" office:value="765023" table:style-name="ce46">
            <text:p>765.023</text:p>
          </table:table-cell>
          <table:table-cell office:value-type="percentage" office:value="0.90995845242725604" table:style-name="ce47">
            <text:p>91,0%</text:p>
          </table:table-cell>
          <table:table-cell office:value-type="float" office:value="528645" table:style-name="ce46">
            <text:p>528.645</text:p>
          </table:table-cell>
          <table:table-cell office:value-type="percentage" office:value="0.86109613451893652" table:style-name="ce47">
            <text:p>86,1%</text:p>
          </table:table-cell>
          <table:table-cell office:value-type="float" office:value="445709" table:style-name="ce46">
            <text:p>445.709</text:p>
          </table:table-cell>
          <table:table-cell office:value-type="percentage" office:value="0.86921308259210217" table:style-name="ce47">
            <text:p>86,9%</text:p>
          </table:table-cell>
          <table:table-cell office:value-type="float" office:value="397008" table:style-name="ce46">
            <text:p>397.008</text:p>
          </table:table-cell>
          <table:table-cell office:value-type="percentage" office:value="0.91736700179541508" table:style-name="ce47">
            <text:p>91,7%</text:p>
          </table:table-cell>
          <table:table-cell office:value-type="float" office:value="4166410" table:style-name="ce46">
            <text:p>4.166.410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751244093422436" table:style-name="ce47">
            <text:p>92,8%</text:p>
          </table:table-cell>
          <table:table-cell office:value-type="percentage" office:value="0.82551473188766888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402" table:style-name="ce46">
            <text:p>78.402</text:p>
          </table:table-cell>
          <table:table-cell office:value-type="percentage" office:value="1" table:style-name="ce47">
            <text:p>100,0%</text:p>
          </table:table-cell>
          <table:table-cell office:value-type="float" office:value="96136" table:style-name="ce46">
            <text:p>96.136</text:p>
          </table:table-cell>
          <table:table-cell office:value-type="percentage" office:value="1" table:style-name="ce47">
            <text:p>100,0%</text:p>
          </table:table-cell>
          <table:table-cell office:value-type="float" office:value="133415" table:style-name="ce46">
            <text:p>133.415</text:p>
          </table:table-cell>
          <table:table-cell office:value-type="percentage" office:value="1" table:style-name="ce47">
            <text:p>100,0%</text:p>
          </table:table-cell>
          <table:table-cell office:value-type="float" office:value="162273" table:style-name="ce46">
            <text:p>162.273</text:p>
          </table:table-cell>
          <table:table-cell office:value-type="percentage" office:value="0.96618101492679498" table:style-name="ce47">
            <text:p>96,6%</text:p>
          </table:table-cell>
          <table:table-cell office:value-type="float" office:value="147236" table:style-name="ce46">
            <text:p>147.236</text:p>
          </table:table-cell>
          <table:table-cell office:value-type="percentage" office:value="0.93461811903310987" table:style-name="ce47">
            <text:p>93,5%</text:p>
          </table:table-cell>
          <table:table-cell office:value-type="float" office:value="114618" table:style-name="ce46">
            <text:p>114.618</text:p>
          </table:table-cell>
          <table:table-cell office:value-type="percentage" office:value="0.88274980360746136" table:style-name="ce47">
            <text:p>88,3%</text:p>
          </table:table-cell>
          <table:table-cell office:value-type="float" office:value="95419" table:style-name="ce46">
            <text:p>95.419</text:p>
          </table:table-cell>
          <table:table-cell office:value-type="percentage" office:value="0.84812365562725545" table:style-name="ce47">
            <text:p>84,8%</text:p>
          </table:table-cell>
          <table:table-cell office:value-type="float" office:value="80770" table:style-name="ce46">
            <text:p>80.770</text:p>
          </table:table-cell>
          <table:table-cell office:value-type="percentage" office:value="0.94237477977808637" table:style-name="ce47">
            <text:p>94,2%</text:p>
          </table:table-cell>
          <table:table-cell office:value-type="float" office:value="908269" table:style-name="ce46">
            <text:p>908.269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618334754550527" table:style-name="ce47">
            <text:p>95,6%</text:p>
          </table:table-cell>
          <table:table-cell office:value-type="percentage" office:value="0.85847812710598026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3014" table:style-name="ce46">
            <text:p>243.014</text:p>
          </table:table-cell>
          <table:table-cell office:value-type="percentage" office:value="1" table:style-name="ce47">
            <text:p>100,0%</text:p>
          </table:table-cell>
          <table:table-cell office:value-type="float" office:value="292289" table:style-name="ce46">
            <text:p>292.289</text:p>
          </table:table-cell>
          <table:table-cell office:value-type="percentage" office:value="1" table:style-name="ce47">
            <text:p>100,0%</text:p>
          </table:table-cell>
          <table:table-cell office:value-type="float" office:value="348123" table:style-name="ce46">
            <text:p>348.123</text:p>
          </table:table-cell>
          <table:table-cell office:value-type="percentage" office:value="0.98460542020443143" table:style-name="ce47">
            <text:p>98,5%</text:p>
          </table:table-cell>
          <table:table-cell office:value-type="float" office:value="393643" table:style-name="ce46">
            <text:p>393.643</text:p>
          </table:table-cell>
          <table:table-cell office:value-type="percentage" office:value="0.96198191593352889" table:style-name="ce47">
            <text:p>96,2%</text:p>
          </table:table-cell>
          <table:table-cell office:value-type="float" office:value="412228" table:style-name="ce46">
            <text:p>412.228</text:p>
          </table:table-cell>
          <table:table-cell office:value-type="percentage" office:value="0.93087975936970035" table:style-name="ce47">
            <text:p>93,1%</text:p>
          </table:table-cell>
          <table:table-cell office:value-type="float" office:value="268565" table:style-name="ce46">
            <text:p>268.565</text:p>
          </table:table-cell>
          <table:table-cell office:value-type="percentage" office:value="0.87027459672454133" table:style-name="ce47">
            <text:p>87,0%</text:p>
          </table:table-cell>
          <table:table-cell office:value-type="float" office:value="204169" table:style-name="ce46">
            <text:p>204.169</text:p>
          </table:table-cell>
          <table:table-cell office:value-type="percentage" office:value="0.88629635096066195" table:style-name="ce47">
            <text:p>88,6%</text:p>
          </table:table-cell>
          <table:table-cell office:value-type="float" office:value="176448" table:style-name="ce46">
            <text:p>176.448</text:p>
          </table:table-cell>
          <table:table-cell office:value-type="percentage" office:value="0.96238764290077672" table:style-name="ce47">
            <text:p>96,2%</text:p>
          </table:table-cell>
          <table:table-cell office:value-type="float" office:value="2338479" table:style-name="ce46">
            <text:p>2.338.479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210019677321245" table:style-name="ce47">
            <text:p>95,2%</text:p>
          </table:table-cell>
          <table:table-cell office:value-type="percentage" office:value="0.86710660779361004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7" table:style-name="ce46">
            <text:p>23.457</text:p>
          </table:table-cell>
          <table:table-cell office:value-type="percentage" office:value="1" table:style-name="ce47">
            <text:p>100,0%</text:p>
          </table:table-cell>
          <table:table-cell office:value-type="float" office:value="28768" table:style-name="ce46">
            <text:p>28.768</text:p>
          </table:table-cell>
          <table:table-cell office:value-type="percentage" office:value="1" table:style-name="ce47">
            <text:p>100,0%</text:p>
          </table:table-cell>
          <table:table-cell office:value-type="float" office:value="38468" table:style-name="ce46">
            <text:p>38.468</text:p>
          </table:table-cell>
          <table:table-cell office:value-type="percentage" office:value="0.99621898793183816" table:style-name="ce47">
            <text:p>99,6%</text:p>
          </table:table-cell>
          <table:table-cell office:value-type="float" office:value="45871" table:style-name="ce46">
            <text:p>45.871</text:p>
          </table:table-cell>
          <table:table-cell office:value-type="percentage" office:value="0.96570526315789473" table:style-name="ce47">
            <text:p>96,6%</text:p>
          </table:table-cell>
          <table:table-cell office:value-type="float" office:value="48368" table:style-name="ce46">
            <text:p>48.368</text:p>
          </table:table-cell>
          <table:table-cell office:value-type="percentage" office:value="0.93511716031242753" table:style-name="ce47">
            <text:p>93,5%</text:p>
          </table:table-cell>
          <table:table-cell office:value-type="float" office:value="32400" table:style-name="ce46">
            <text:p>32.400</text:p>
          </table:table-cell>
          <table:table-cell office:value-type="percentage" office:value="0.87482449508586235" table:style-name="ce47">
            <text:p>87,5%</text:p>
          </table:table-cell>
          <table:table-cell office:value-type="float" office:value="25654" table:style-name="ce46">
            <text:p>25.654</text:p>
          </table:table-cell>
          <table:table-cell office:value-type="percentage" office:value="0.85042763375986208" table:style-name="ce47">
            <text:p>85,0%</text:p>
          </table:table-cell>
          <table:table-cell office:value-type="float" office:value="24985" table:style-name="ce46">
            <text:p>24.985</text:p>
          </table:table-cell>
          <table:table-cell office:value-type="percentage" office:value="0.96151625938041174" table:style-name="ce47">
            <text:p>96,2%</text:p>
          </table:table-cell>
          <table:table-cell office:value-type="float" office:value="267971" table:style-name="ce46">
            <text:p>267.971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201062956739224" table:style-name="ce47">
            <text:p>95,2%</text:p>
          </table:table-cell>
          <table:table-cell office:value-type="percentage" office:value="0.8475374474975963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625" table:style-name="ce46">
            <text:p>375.625</text:p>
          </table:table-cell>
          <table:table-cell office:value-type="percentage" office:value="1" table:style-name="ce47">
            <text:p>100,0%</text:p>
          </table:table-cell>
          <table:table-cell office:value-type="float" office:value="513493" table:style-name="ce46">
            <text:p>513.493</text:p>
          </table:table-cell>
          <table:table-cell office:value-type="percentage" office:value="0.97427758277203302" table:style-name="ce47">
            <text:p>97,4%</text:p>
          </table:table-cell>
          <table:table-cell office:value-type="float" office:value="695110" table:style-name="ce46">
            <text:p>695.110</text:p>
          </table:table-cell>
          <table:table-cell office:value-type="percentage" office:value="0.96481682485307962" table:style-name="ce47">
            <text:p>96,5%</text:p>
          </table:table-cell>
          <table:table-cell office:value-type="float" office:value="952388" table:style-name="ce46">
            <text:p>952.388</text:p>
          </table:table-cell>
          <table:table-cell office:value-type="percentage" office:value="0.96224232363635998" table:style-name="ce47">
            <text:p>96,2%</text:p>
          </table:table-cell>
          <table:table-cell office:value-type="float" office:value="1055437" table:style-name="ce46">
            <text:p>1.055.437</text:p>
          </table:table-cell>
          <table:table-cell office:value-type="percentage" office:value="0.91298172284009194" table:style-name="ce47">
            <text:p>91,3%</text:p>
          </table:table-cell>
          <table:table-cell office:value-type="float" office:value="783237" table:style-name="ce46">
            <text:p>783.237</text:p>
          </table:table-cell>
          <table:table-cell office:value-type="percentage" office:value="0.86944798433469062" table:style-name="ce47">
            <text:p>86,9%</text:p>
          </table:table-cell>
          <table:table-cell office:value-type="float" office:value="638324" table:style-name="ce46">
            <text:p>638.324</text:p>
          </table:table-cell>
          <table:table-cell office:value-type="percentage" office:value="0.86781038043278769" table:style-name="ce47">
            <text:p>86,8%</text:p>
          </table:table-cell>
          <table:table-cell office:value-type="float" office:value="497833" table:style-name="ce46">
            <text:p>497.833</text:p>
          </table:table-cell>
          <table:table-cell office:value-type="percentage" office:value="0.87225882188036585" table:style-name="ce47">
            <text:p>87,2%</text:p>
          </table:table-cell>
          <table:table-cell office:value-type="float" office:value="5511447" table:style-name="ce46">
            <text:p>5.511.447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305006206761187" table:style-name="ce47">
            <text:p>92,3%</text:p>
          </table:table-cell>
          <table:table-cell office:value-type="percentage" office:value="0.81580629346987521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88" table:style-name="ce46">
            <text:p>74.288</text:p>
          </table:table-cell>
          <table:table-cell office:value-type="percentage" office:value="1" table:style-name="ce47">
            <text:p>100,0%</text:p>
          </table:table-cell>
          <table:table-cell office:value-type="float" office:value="103984" table:style-name="ce46">
            <text:p>103.984</text:p>
          </table:table-cell>
          <table:table-cell office:value-type="percentage" office:value="1" table:style-name="ce47">
            <text:p>100,0%</text:p>
          </table:table-cell>
          <table:table-cell office:value-type="float" office:value="149936" table:style-name="ce46">
            <text:p>149.936</text:p>
          </table:table-cell>
          <table:table-cell office:value-type="percentage" office:value="0.97652092926319356" table:style-name="ce47">
            <text:p>97,7%</text:p>
          </table:table-cell>
          <table:table-cell office:value-type="float" office:value="209893" table:style-name="ce46">
            <text:p>209.893</text:p>
          </table:table-cell>
          <table:table-cell office:value-type="percentage" office:value="0.96235723488443536" table:style-name="ce47">
            <text:p>96,2%</text:p>
          </table:table-cell>
          <table:table-cell office:value-type="float" office:value="236655" table:style-name="ce46">
            <text:p>236.655</text:p>
          </table:table-cell>
          <table:table-cell office:value-type="percentage" office:value="0.93736631969200057" table:style-name="ce47">
            <text:p>93,7%</text:p>
          </table:table-cell>
          <table:table-cell office:value-type="float" office:value="174686" table:style-name="ce46">
            <text:p>174.686</text:p>
          </table:table-cell>
          <table:table-cell office:value-type="percentage" office:value="0.87749279162522476" table:style-name="ce47">
            <text:p>87,7%</text:p>
          </table:table-cell>
          <table:table-cell office:value-type="float" office:value="150205" table:style-name="ce46">
            <text:p>150.205</text:p>
          </table:table-cell>
          <table:table-cell office:value-type="percentage" office:value="0.86354986518262145" table:style-name="ce47">
            <text:p>86,4%</text:p>
          </table:table-cell>
          <table:table-cell office:value-type="float" office:value="131485" table:style-name="ce46">
            <text:p>131.485</text:p>
          </table:table-cell>
          <table:table-cell office:value-type="percentage" office:value="0.90920091829396465" table:style-name="ce47">
            <text:p>90,9%</text:p>
          </table:table-cell>
          <table:table-cell office:value-type="float" office:value="1231132" table:style-name="ce46">
            <text:p>1.231.132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436469254273258" table:style-name="ce47">
            <text:p>93,4%</text:p>
          </table:table-cell>
          <table:table-cell office:value-type="percentage" office:value="0.81366170635182899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2" table:style-name="ce46">
            <text:p>42.572</text:p>
          </table:table-cell>
          <table:table-cell office:value-type="percentage" office:value="1" table:style-name="ce47">
            <text:p>100,0%</text:p>
          </table:table-cell>
          <table:table-cell office:value-type="float" office:value="56001" table:style-name="ce46">
            <text:p>56.001</text:p>
          </table:table-cell>
          <table:table-cell office:value-type="percentage" office:value="0.98871822033898304" table:style-name="ce47">
            <text:p>98,9%</text:p>
          </table:table-cell>
          <table:table-cell office:value-type="float" office:value="72612" table:style-name="ce46">
            <text:p>72.612</text:p>
          </table:table-cell>
          <table:table-cell office:value-type="percentage" office:value="0.95958768336196643" table:style-name="ce47">
            <text:p>96,0%</text:p>
          </table:table-cell>
          <table:table-cell office:value-type="float" office:value="92506" table:style-name="ce46">
            <text:p>92.506</text:p>
          </table:table-cell>
          <table:table-cell office:value-type="percentage" office:value="0.94685663984933166" table:style-name="ce47">
            <text:p>94,7%</text:p>
          </table:table-cell>
          <table:table-cell office:value-type="float" office:value="96543" table:style-name="ce46">
            <text:p>96.543</text:p>
          </table:table-cell>
          <table:table-cell office:value-type="percentage" office:value="0.91316931982633864" table:style-name="ce47">
            <text:p>91,3%</text:p>
          </table:table-cell>
          <table:table-cell office:value-type="float" office:value="65920" table:style-name="ce46">
            <text:p>65.920</text:p>
          </table:table-cell>
          <table:table-cell office:value-type="percentage" office:value="0.85912757888151803" table:style-name="ce47">
            <text:p>85,9%</text:p>
          </table:table-cell>
          <table:table-cell office:value-type="float" office:value="59850" table:style-name="ce46">
            <text:p>59.850</text:p>
          </table:table-cell>
          <table:table-cell office:value-type="percentage" office:value="0.86988750327025377" table:style-name="ce47">
            <text:p>87,0%</text:p>
          </table:table-cell>
          <table:table-cell office:value-type="float" office:value="52671" table:style-name="ce46">
            <text:p>52.671</text:p>
          </table:table-cell>
          <table:table-cell office:value-type="percentage" office:value="0.91568296795952786" table:style-name="ce47">
            <text:p>91,6%</text:p>
          </table:table-cell>
          <table:table-cell office:value-type="float" office:value="538675" table:style-name="ce46">
            <text:p>538.675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84714585624313" table:style-name="ce47">
            <text:p>92,8%</text:p>
          </table:table-cell>
          <table:table-cell office:value-type="percentage" office:value="0.81908571984660627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46" table:style-name="ce46">
            <text:p>164.746</text:p>
          </table:table-cell>
          <table:table-cell office:value-type="percentage" office:value="1" table:style-name="ce47">
            <text:p>100,0%</text:p>
          </table:table-cell>
          <table:table-cell office:value-type="float" office:value="214392" table:style-name="ce46">
            <text:p>214.392</text:p>
          </table:table-cell>
          <table:table-cell office:value-type="percentage" office:value="0.99087657025595521" table:style-name="ce47">
            <text:p>99,1%</text:p>
          </table:table-cell>
          <table:table-cell office:value-type="float" office:value="280199" table:style-name="ce46">
            <text:p>280.199</text:p>
          </table:table-cell>
          <table:table-cell office:value-type="percentage" office:value="0.98605025988605133" table:style-name="ce47">
            <text:p>98,6%</text:p>
          </table:table-cell>
          <table:table-cell office:value-type="float" office:value="326990" table:style-name="ce46">
            <text:p>326.990</text:p>
          </table:table-cell>
          <table:table-cell office:value-type="percentage" office:value="0.9689540014282878" table:style-name="ce47">
            <text:p>96,9%</text:p>
          </table:table-cell>
          <table:table-cell office:value-type="float" office:value="326258" table:style-name="ce46">
            <text:p>326.258</text:p>
          </table:table-cell>
          <table:table-cell office:value-type="percentage" office:value="0.93735060218810329" table:style-name="ce47">
            <text:p>93,7%</text:p>
          </table:table-cell>
          <table:table-cell office:value-type="float" office:value="211757" table:style-name="ce46">
            <text:p>211.757</text:p>
          </table:table-cell>
          <table:table-cell office:value-type="percentage" office:value="0.8911018999726471" table:style-name="ce47">
            <text:p>89,1%</text:p>
          </table:table-cell>
          <table:table-cell office:value-type="float" office:value="175006" table:style-name="ce46">
            <text:p>175.006</text:p>
          </table:table-cell>
          <table:table-cell office:value-type="percentage" office:value="0.87847802625304316" table:style-name="ce47">
            <text:p>87,8%</text:p>
          </table:table-cell>
          <table:table-cell office:value-type="float" office:value="159348" table:style-name="ce46">
            <text:p>159.348</text:p>
          </table:table-cell>
          <table:table-cell office:value-type="percentage" office:value="0.92206206565326332" table:style-name="ce47">
            <text:p>92,2%</text:p>
          </table:table-cell>
          <table:table-cell office:value-type="float" office:value="1858696" table:style-name="ce46">
            <text:p>1.858.696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5061662096925559" table:style-name="ce47">
            <text:p>95,1%</text:p>
          </table:table-cell>
          <table:table-cell office:value-type="percentage" office:value="0.85030843018095914" table:style-name="ce47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503" table:style-name="ce46">
            <text:p>2.503</text:p>
          </table:table-cell>
          <table:table-cell office:value-type="percentage" office:value="0.88227000352485019" table:style-name="ce47">
            <text:p>88,2%</text:p>
          </table:table-cell>
          <table:table-cell office:value-type="float" office:value="4098" table:style-name="ce46">
            <text:p>4.098</text:p>
          </table:table-cell>
          <table:table-cell office:value-type="percentage" office:value="0.93051771117166215" table:style-name="ce47">
            <text:p>93,1%</text:p>
          </table:table-cell>
          <table:table-cell office:value-type="float" office:value="8054" table:style-name="ce46">
            <text:p>8.054</text:p>
          </table:table-cell>
          <table:table-cell office:value-type="percentage" office:value="0.96698283107215754" table:style-name="ce47">
            <text:p>96,7%</text:p>
          </table:table-cell>
          <table:table-cell office:value-type="float" office:value="10975" table:style-name="ce46">
            <text:p>10.975</text:p>
          </table:table-cell>
          <table:table-cell office:value-type="percentage" office:value="0.94964091027083153" table:style-name="ce47">
            <text:p>95,0%</text:p>
          </table:table-cell>
          <table:table-cell office:value-type="float" office:value="11559" table:style-name="ce46">
            <text:p>11.559</text:p>
          </table:table-cell>
          <table:table-cell office:value-type="percentage" office:value="0.93542121874241324" table:style-name="ce47">
            <text:p>93,5%</text:p>
          </table:table-cell>
          <table:table-cell office:value-type="float" office:value="9704" table:style-name="ce46">
            <text:p>9.704</text:p>
          </table:table-cell>
          <table:table-cell office:value-type="percentage" office:value="0.85130274585489951" table:style-name="ce47">
            <text:p>85,1%</text:p>
          </table:table-cell>
          <table:table-cell office:value-type="float" office:value="9781" table:style-name="ce46">
            <text:p>9.781</text:p>
          </table:table-cell>
          <table:table-cell office:value-type="percentage" office:value="0.90023009664058906" table:style-name="ce47">
            <text:p>90,0%</text:p>
          </table:table-cell>
          <table:table-cell office:value-type="float" office:value="9563" table:style-name="ce46">
            <text:p>9.563</text:p>
          </table:table-cell>
          <table:table-cell office:value-type="percentage" office:value="1.0303846568257731" table:style-name="ce47">
            <text:p>103,0%</text:p>
          </table:table-cell>
          <table:table-cell office:value-type="float" office:value="66237" table:style-name="ce46">
            <text:p>66.237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3253459854425658" table:style-name="ce47">
            <text:p>93,3%</text:p>
          </table:table-cell>
          <table:table-cell office:value-type="percentage" office:value="0.79309601637989868" table:style-name="ce47">
            <text:p>79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9" table:style-name="ce46">
            <text:p>2.099</text:p>
          </table:table-cell>
          <table:table-cell office:value-type="percentage" office:value="0.8359219434488252" table:style-name="ce47">
            <text:p>83,6%</text:p>
          </table:table-cell>
          <table:table-cell office:value-type="float" office:value="3433" table:style-name="ce46">
            <text:p>3.433</text:p>
          </table:table-cell>
          <table:table-cell office:value-type="percentage" office:value="0.90270838811464638" table:style-name="ce47">
            <text:p>90,3%</text:p>
          </table:table-cell>
          <table:table-cell office:value-type="float" office:value="7509" table:style-name="ce46">
            <text:p>7.509</text:p>
          </table:table-cell>
          <table:table-cell office:value-type="percentage" office:value="0.93803872579637726" table:style-name="ce47">
            <text:p>93,8%</text:p>
          </table:table-cell>
          <table:table-cell office:value-type="float" office:value="10156" table:style-name="ce46">
            <text:p>10.156</text:p>
          </table:table-cell>
          <table:table-cell office:value-type="percentage" office:value="0.94028330710119434" table:style-name="ce47">
            <text:p>94,0%</text:p>
          </table:table-cell>
          <table:table-cell office:value-type="float" office:value="10658" table:style-name="ce46">
            <text:p>10.658</text:p>
          </table:table-cell>
          <table:table-cell office:value-type="percentage" office:value="0.97573926576947723" table:style-name="ce47">
            <text:p>97,6%</text:p>
          </table:table-cell>
          <table:table-cell office:value-type="float" office:value="9255" table:style-name="ce46">
            <text:p>9.255</text:p>
          </table:table-cell>
          <table:table-cell office:value-type="percentage" office:value="0.84505113221329442" table:style-name="ce47">
            <text:p>84,5%</text:p>
          </table:table-cell>
          <table:table-cell office:value-type="float" office:value="9614" table:style-name="ce46">
            <text:p>9.614</text:p>
          </table:table-cell>
          <table:table-cell office:value-type="percentage" office:value="0.82234197245744589" table:style-name="ce47">
            <text:p>82,2%</text:p>
          </table:table-cell>
          <table:table-cell office:value-type="float" office:value="8716" table:style-name="ce46">
            <text:p>8.716</text:p>
          </table:table-cell>
          <table:table-cell office:value-type="percentage" office:value="0.90981210855949901" table:style-name="ce47">
            <text:p>91,0%</text:p>
          </table:table-cell>
          <table:table-cell office:value-type="float" office:value="61440" table:style-name="ce46">
            <text:p>61.440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90000878914833149" table:style-name="ce47">
            <text:p>90,0%</text:p>
          </table:table-cell>
          <table:table-cell office:value-type="percentage" office:value="0.73123705696127206" table:style-name="ce47">
            <text:p>73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88" table:style-name="ce46">
            <text:p>3.688</text:p>
          </table:table-cell>
          <table:table-cell office:value-type="string" table:style-name="ce47">
            <text:p>-</text:p>
          </table:table-cell>
          <table:table-cell office:value-type="float" office:value="9643" table:style-name="ce46">
            <text:p>9.643</text:p>
          </table:table-cell>
          <table:table-cell office:value-type="string" table:style-name="ce47">
            <text:p>-</text:p>
          </table:table-cell>
          <table:table-cell office:value-type="float" office:value="22655" table:style-name="ce46">
            <text:p>22.655</text:p>
          </table:table-cell>
          <table:table-cell office:value-type="string" table:style-name="ce47">
            <text:p>-</text:p>
          </table:table-cell>
          <table:table-cell office:value-type="float" office:value="32625" table:style-name="ce46">
            <text:p>32.625</text:p>
          </table:table-cell>
          <table:table-cell office:value-type="string" table:style-name="ce47">
            <text:p>-</text:p>
          </table:table-cell>
          <table:table-cell office:value-type="float" office:value="25040" table:style-name="ce46">
            <text:p>25.040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4930" table:style-name="ce46">
            <text:p>94.93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4" table:style-name="ce49">
            <text:p>314</text:p>
          </table:table-cell>
          <table:table-cell office:value-type="string" table:style-name="ce50">
            <text:p>-</text:p>
          </table:table-cell>
          <table:table-cell office:value-type="float" office:value="910" table:style-name="ce49">
            <text:p>910</text:p>
          </table:table-cell>
          <table:table-cell office:value-type="string" table:style-name="ce50">
            <text:p>-</text:p>
          </table:table-cell>
          <table:table-cell office:value-type="float" office:value="1913" table:style-name="ce49">
            <text:p>1.913</text:p>
          </table:table-cell>
          <table:table-cell office:value-type="string" table:style-name="ce50">
            <text:p>-</text:p>
          </table:table-cell>
          <table:table-cell office:value-type="float" office:value="2367" table:style-name="ce49">
            <text:p>2.367</text:p>
          </table:table-cell>
          <table:table-cell office:value-type="string" table:style-name="ce50">
            <text:p>-</text:p>
          </table:table-cell>
          <table:table-cell office:value-type="float" office:value="2088" table:style-name="ce49">
            <text:p>2.088</text:p>
          </table:table-cell>
          <table:table-cell office:value-type="string" table:style-name="ce50">
            <text:p>-</text:p>
          </table:table-cell>
          <table:table-cell office:value-type="float" office:value="266" table:style-name="ce49">
            <text:p>266</text:p>
          </table:table-cell>
          <table:table-cell office:value-type="string" table:style-name="ce50">
            <text:p>-</text:p>
          </table:table-cell>
          <table:table-cell office:value-type="float" office:value="7943" table:style-name="ce49">
            <text:p>7.94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50493" table:style-name="ce53">
            <text:p>2.950.493</text:p>
          </table:table-cell>
          <table:table-cell office:value-type="percentage" office:value="1" table:style-name="ce54">
            <text:p>100,0%</text:p>
          </table:table-cell>
          <table:table-cell office:value-type="float" office:value="3965803" table:style-name="ce53">
            <text:p>3.965.803</text:p>
          </table:table-cell>
          <table:table-cell office:value-type="percentage" office:value="0.99223734615616532" table:style-name="ce54">
            <text:p>99,2%</text:p>
          </table:table-cell>
          <table:table-cell office:value-type="float" office:value="5332172" table:style-name="ce53">
            <text:p>5.332.172</text:p>
          </table:table-cell>
          <table:table-cell office:value-type="percentage" office:value="0.96813746672815681" table:style-name="ce54">
            <text:p>96,8%</text:p>
          </table:table-cell>
          <table:table-cell office:value-type="float" office:value="6763675" table:style-name="ce53">
            <text:p>6.763.675</text:p>
          </table:table-cell>
          <table:table-cell office:value-type="percentage" office:value="0.94866007247976569" table:style-name="ce54">
            <text:p>94,9%</text:p>
          </table:table-cell>
          <table:table-cell office:value-type="float" office:value="7123799" table:style-name="ce53">
            <text:p>7.123.799</text:p>
          </table:table-cell>
          <table:table-cell office:value-type="percentage" office:value="0.91134373519216538" table:style-name="ce54">
            <text:p>91,1%</text:p>
          </table:table-cell>
          <table:table-cell office:value-type="float" office:value="5113489" table:style-name="ce53">
            <text:p>5.113.489</text:p>
          </table:table-cell>
          <table:table-cell office:value-type="percentage" office:value="0.86056408426763964" table:style-name="ce54">
            <text:p>86,1%</text:p>
          </table:table-cell>
          <table:table-cell office:value-type="float" office:value="4230993" table:style-name="ce53">
            <text:p>4.230.993</text:p>
          </table:table-cell>
          <table:table-cell office:value-type="percentage" office:value="0.85915377984630237" table:style-name="ce54">
            <text:p>85,9%</text:p>
          </table:table-cell>
          <table:table-cell office:value-type="float" office:value="3625634" table:style-name="ce53">
            <text:p>3.625.634</text:p>
          </table:table-cell>
          <table:table-cell office:value-type="percentage" office:value="0.91005737504524387" table:style-name="ce54">
            <text:p>91,0%</text:p>
          </table:table-cell>
          <table:table-cell office:value-type="float" office:value="39106058" table:style-name="ce53">
            <text:p>39.106.058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701262080321234" table:style-name="ce54">
            <text:p>92,7%</text:p>
          </table:table-cell>
          <table:table-cell office:value-type="percentage" office:value="0.82504500070961861" table:style-name="ce54">
            <text:p>82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352" table:style-name="ce43">
            <text:p>430.352</text:p>
          </table:table-cell>
          <table:table-cell office:value-type="percentage" office:value="1" table:style-name="ce44">
            <text:p>100,0%</text:p>
          </table:table-cell>
          <table:table-cell office:value-type="float" office:value="652302" table:style-name="ce43">
            <text:p>652.302</text:p>
          </table:table-cell>
          <table:table-cell office:value-type="percentage" office:value="0.99691131138596689" table:style-name="ce44">
            <text:p>99,7%</text:p>
          </table:table-cell>
          <table:table-cell office:value-type="float" office:value="929700" table:style-name="ce43">
            <text:p>929.700</text:p>
          </table:table-cell>
          <table:table-cell office:value-type="percentage" office:value="0.97022736736208148" table:style-name="ce44">
            <text:p>97,0%</text:p>
          </table:table-cell>
          <table:table-cell office:value-type="float" office:value="1217953" table:style-name="ce43">
            <text:p>1.217.953</text:p>
          </table:table-cell>
          <table:table-cell office:value-type="percentage" office:value="0.94591605564189252" table:style-name="ce44">
            <text:p>94,6%</text:p>
          </table:table-cell>
          <table:table-cell office:value-type="float" office:value="1259171" table:style-name="ce43">
            <text:p>1.259.171</text:p>
          </table:table-cell>
          <table:table-cell office:value-type="percentage" office:value="0.90958481177979911" table:style-name="ce44">
            <text:p>91,0%</text:p>
          </table:table-cell>
          <table:table-cell office:value-type="float" office:value="940707" table:style-name="ce43">
            <text:p>940.707</text:p>
          </table:table-cell>
          <table:table-cell office:value-type="percentage" office:value="0.85381199212541969" table:style-name="ce44">
            <text:p>85,4%</text:p>
          </table:table-cell>
          <table:table-cell office:value-type="float" office:value="780083" table:style-name="ce43">
            <text:p>780.083</text:p>
          </table:table-cell>
          <table:table-cell office:value-type="percentage" office:value="0.84232036729898763" table:style-name="ce44">
            <text:p>84,2%</text:p>
          </table:table-cell>
          <table:table-cell office:value-type="float" office:value="689014" table:style-name="ce43">
            <text:p>689.014</text:p>
          </table:table-cell>
          <table:table-cell office:value-type="percentage" office:value="0.89152819578544751" table:style-name="ce44">
            <text:p>89,2%</text:p>
          </table:table-cell>
          <table:table-cell office:value-type="float" office:value="6899282" table:style-name="ce43">
            <text:p>6.899.282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892346901740207" table:style-name="ce44">
            <text:p>91,9%</text:p>
          </table:table-cell>
          <table:table-cell office:value-type="percentage" office:value="0.81146858519372067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68" table:style-name="ce46">
            <text:p>100.468</text:p>
          </table:table-cell>
          <table:table-cell office:value-type="percentage" office:value="1" table:style-name="ce47">
            <text:p>100,0%</text:p>
          </table:table-cell>
          <table:table-cell office:value-type="float" office:value="119109" table:style-name="ce46">
            <text:p>119.109</text:p>
          </table:table-cell>
          <table:table-cell office:value-type="percentage" office:value="0.99568652037617555" table:style-name="ce47">
            <text:p>99,6%</text:p>
          </table:table-cell>
          <table:table-cell office:value-type="float" office:value="154223" table:style-name="ce46">
            <text:p>154.223</text:p>
          </table:table-cell>
          <table:table-cell office:value-type="percentage" office:value="0.95606595995288579" table:style-name="ce47">
            <text:p>95,6%</text:p>
          </table:table-cell>
          <table:table-cell office:value-type="float" office:value="186393" table:style-name="ce46">
            <text:p>186.393</text:p>
          </table:table-cell>
          <table:table-cell office:value-type="percentage" office:value="0.92746678608747579" table:style-name="ce47">
            <text:p>92,7%</text:p>
          </table:table-cell>
          <table:table-cell office:value-type="float" office:value="189213" table:style-name="ce46">
            <text:p>189.213</text:p>
          </table:table-cell>
          <table:table-cell office:value-type="percentage" office:value="0.88567523415887695" table:style-name="ce47">
            <text:p>88,6%</text:p>
          </table:table-cell>
          <table:table-cell office:value-type="float" office:value="127841" table:style-name="ce46">
            <text:p>127.841</text:p>
          </table:table-cell>
          <table:table-cell office:value-type="percentage" office:value="0.80769911168955888" table:style-name="ce47">
            <text:p>80,8%</text:p>
          </table:table-cell>
          <table:table-cell office:value-type="float" office:value="106094" table:style-name="ce46">
            <text:p>106.094</text:p>
          </table:table-cell>
          <table:table-cell office:value-type="percentage" office:value="0.81112861052921303" table:style-name="ce47">
            <text:p>81,1%</text:p>
          </table:table-cell>
          <table:table-cell office:value-type="float" office:value="89949" table:style-name="ce46">
            <text:p>89.949</text:p>
          </table:table-cell>
          <table:table-cell office:value-type="percentage" office:value="0.8403542700187786" table:style-name="ce47">
            <text:p>84,0%</text:p>
          </table:table-cell>
          <table:table-cell office:value-type="float" office:value="1073290" table:style-name="ce46">
            <text:p>1.073.290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237328149802254" table:style-name="ce47">
            <text:p>90,2%</text:p>
          </table:table-cell>
          <table:table-cell office:value-type="percentage" office:value="0.80629809342868064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63" table:style-name="ce46">
            <text:p>88.363</text:p>
          </table:table-cell>
          <table:table-cell office:value-type="percentage" office:value="1" table:style-name="ce47">
            <text:p>100,0%</text:p>
          </table:table-cell>
          <table:table-cell office:value-type="float" office:value="114212" table:style-name="ce46">
            <text:p>114.212</text:p>
          </table:table-cell>
          <table:table-cell office:value-type="percentage" office:value="1" table:style-name="ce47">
            <text:p>100,0%</text:p>
          </table:table-cell>
          <table:table-cell office:value-type="float" office:value="148006" table:style-name="ce46">
            <text:p>148.006</text:p>
          </table:table-cell>
          <table:table-cell office:value-type="percentage" office:value="0.97378774919402589" table:style-name="ce47">
            <text:p>97,4%</text:p>
          </table:table-cell>
          <table:table-cell office:value-type="float" office:value="153127" table:style-name="ce46">
            <text:p>153.127</text:p>
          </table:table-cell>
          <table:table-cell office:value-type="percentage" office:value="0.9447443593714332" table:style-name="ce47">
            <text:p>94,5%</text:p>
          </table:table-cell>
          <table:table-cell office:value-type="float" office:value="150957" table:style-name="ce46">
            <text:p>150.957</text:p>
          </table:table-cell>
          <table:table-cell office:value-type="percentage" office:value="0.90981798457087748" table:style-name="ce47">
            <text:p>91,0%</text:p>
          </table:table-cell>
          <table:table-cell office:value-type="float" office:value="90911" table:style-name="ce46">
            <text:p>90.911</text:p>
          </table:table-cell>
          <table:table-cell office:value-type="percentage" office:value="0.83718724387840615" table:style-name="ce47">
            <text:p>83,7%</text:p>
          </table:table-cell>
          <table:table-cell office:value-type="float" office:value="66450" table:style-name="ce46">
            <text:p>66.450</text:p>
          </table:table-cell>
          <table:table-cell office:value-type="percentage" office:value="0.83857045506170969" table:style-name="ce47">
            <text:p>83,9%</text:p>
          </table:table-cell>
          <table:table-cell office:value-type="float" office:value="60658" table:style-name="ce46">
            <text:p>60.658</text:p>
          </table:table-cell>
          <table:table-cell office:value-type="percentage" office:value="0.92953904621797234" table:style-name="ce47">
            <text:p>93,0%</text:p>
          </table:table-cell>
          <table:table-cell office:value-type="float" office:value="872684" table:style-name="ce46">
            <text:p>872.684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791908620265318" table:style-name="ce47">
            <text:p>93,8%</text:p>
          </table:table-cell>
          <table:table-cell office:value-type="percentage" office:value="0.86157910689127837" table:style-name="ce47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319" table:style-name="ce46">
            <text:p>51.319</text:p>
          </table:table-cell>
          <table:table-cell office:value-type="percentage" office:value="0.95685492141032569" table:style-name="ce47">
            <text:p>95,7%</text:p>
          </table:table-cell>
          <table:table-cell office:value-type="float" office:value="79515" table:style-name="ce46">
            <text:p>79.515</text:p>
          </table:table-cell>
          <table:table-cell office:value-type="percentage" office:value="0.91151385927505335" table:style-name="ce47">
            <text:p>91,2%</text:p>
          </table:table-cell>
          <table:table-cell office:value-type="float" office:value="111495" table:style-name="ce46">
            <text:p>111.495</text:p>
          </table:table-cell>
          <table:table-cell office:value-type="percentage" office:value="0.87520507406215409" table:style-name="ce47">
            <text:p>87,5%</text:p>
          </table:table-cell>
          <table:table-cell office:value-type="float" office:value="151997" table:style-name="ce46">
            <text:p>151.997</text:p>
          </table:table-cell>
          <table:table-cell office:value-type="percentage" office:value="0.856282533744958" table:style-name="ce47">
            <text:p>85,6%</text:p>
          </table:table-cell>
          <table:table-cell office:value-type="float" office:value="171308" table:style-name="ce46">
            <text:p>171.308</text:p>
          </table:table-cell>
          <table:table-cell office:value-type="percentage" office:value="0.79081168666300439" table:style-name="ce47">
            <text:p>79,1%</text:p>
          </table:table-cell>
          <table:table-cell office:value-type="float" office:value="131715" table:style-name="ce46">
            <text:p>131.715</text:p>
          </table:table-cell>
          <table:table-cell office:value-type="percentage" office:value="0.71565958695333254" table:style-name="ce47">
            <text:p>71,6%</text:p>
          </table:table-cell>
          <table:table-cell office:value-type="float" office:value="101373" table:style-name="ce46">
            <text:p>101.373</text:p>
          </table:table-cell>
          <table:table-cell office:value-type="percentage" office:value="0.7388002594506351" table:style-name="ce47">
            <text:p>73,9%</text:p>
          </table:table-cell>
          <table:table-cell office:value-type="float" office:value="79062" table:style-name="ce46">
            <text:p>79.062</text:p>
          </table:table-cell>
          <table:table-cell office:value-type="percentage" office:value="0.79430557788136957" table:style-name="ce47">
            <text:p>79,4%</text:p>
          </table:table-cell>
          <table:table-cell office:value-type="float" office:value="877784" table:style-name="ce46">
            <text:p>877.784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1037161635063937" table:style-name="ce47">
            <text:p>81,0%</text:p>
          </table:table-cell>
          <table:table-cell office:value-type="percentage" office:value="0.71962780020905492" table:style-name="ce47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484" table:style-name="ce46">
            <text:p>92.484</text:p>
          </table:table-cell>
          <table:table-cell office:value-type="percentage" office:value="0.92150415495904825" table:style-name="ce47">
            <text:p>92,2%</text:p>
          </table:table-cell>
          <table:table-cell office:value-type="float" office:value="151223" table:style-name="ce46">
            <text:p>151.223</text:p>
          </table:table-cell>
          <table:table-cell office:value-type="percentage" office:value="0.90311503410054583" table:style-name="ce47">
            <text:p>90,3%</text:p>
          </table:table-cell>
          <table:table-cell office:value-type="float" office:value="223037" table:style-name="ce46">
            <text:p>223.037</text:p>
          </table:table-cell>
          <table:table-cell office:value-type="percentage" office:value="0.88663314185764541" table:style-name="ce47">
            <text:p>88,7%</text:p>
          </table:table-cell>
          <table:table-cell office:value-type="float" office:value="321570" table:style-name="ce46">
            <text:p>321.570</text:p>
          </table:table-cell>
          <table:table-cell office:value-type="percentage" office:value="0.87324540322120747" table:style-name="ce47">
            <text:p>87,3%</text:p>
          </table:table-cell>
          <table:table-cell office:value-type="float" office:value="318950" table:style-name="ce46">
            <text:p>318.950</text:p>
          </table:table-cell>
          <table:table-cell office:value-type="percentage" office:value="0.80930208954466454" table:style-name="ce47">
            <text:p>80,9%</text:p>
          </table:table-cell>
          <table:table-cell office:value-type="float" office:value="230004" table:style-name="ce46">
            <text:p>230.004</text:p>
          </table:table-cell>
          <table:table-cell office:value-type="percentage" office:value="0.73516118927833995" table:style-name="ce47">
            <text:p>73,5%</text:p>
          </table:table-cell>
          <table:table-cell office:value-type="float" office:value="186983" table:style-name="ce46">
            <text:p>186.983</text:p>
          </table:table-cell>
          <table:table-cell office:value-type="percentage" office:value="0.73421394662132711" table:style-name="ce47">
            <text:p>73,4%</text:p>
          </table:table-cell>
          <table:table-cell office:value-type="float" office:value="154698" table:style-name="ce46">
            <text:p>154.698</text:p>
          </table:table-cell>
          <table:table-cell office:value-type="percentage" office:value="0.83954087862589211" table:style-name="ce47">
            <text:p>84,0%</text:p>
          </table:table-cell>
          <table:table-cell office:value-type="float" office:value="1678949" table:style-name="ce46">
            <text:p>1.678.949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563966888827367" table:style-name="ce47">
            <text:p>82,6%</text:p>
          </table:table-cell>
          <table:table-cell office:value-type="percentage" office:value="0.74807172973784619" table:style-name="ce47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09" table:style-name="ce46">
            <text:p>42.209</text:p>
          </table:table-cell>
          <table:table-cell office:value-type="percentage" office:value="1" table:style-name="ce47">
            <text:p>100,0%</text:p>
          </table:table-cell>
          <table:table-cell office:value-type="float" office:value="56015" table:style-name="ce46">
            <text:p>56.015</text:p>
          </table:table-cell>
          <table:table-cell office:value-type="percentage" office:value="1" table:style-name="ce47">
            <text:p>100,0%</text:p>
          </table:table-cell>
          <table:table-cell office:value-type="float" office:value="76927" table:style-name="ce46">
            <text:p>76.927</text:p>
          </table:table-cell>
          <table:table-cell office:value-type="percentage" office:value="0.97060196575696789" table:style-name="ce47">
            <text:p>97,1%</text:p>
          </table:table-cell>
          <table:table-cell office:value-type="float" office:value="84724" table:style-name="ce46">
            <text:p>84.724</text:p>
          </table:table-cell>
          <table:table-cell office:value-type="percentage" office:value="0.93134000219852697" table:style-name="ce47">
            <text:p>93,1%</text:p>
          </table:table-cell>
          <table:table-cell office:value-type="float" office:value="88727" table:style-name="ce46">
            <text:p>88.727</text:p>
          </table:table-cell>
          <table:table-cell office:value-type="percentage" office:value="0.91108578235064586" table:style-name="ce47">
            <text:p>91,1%</text:p>
          </table:table-cell>
          <table:table-cell office:value-type="float" office:value="55908" table:style-name="ce46">
            <text:p>55.908</text:p>
          </table:table-cell>
          <table:table-cell office:value-type="percentage" office:value="0.83248458858214958" table:style-name="ce47">
            <text:p>83,2%</text:p>
          </table:table-cell>
          <table:table-cell office:value-type="float" office:value="42399" table:style-name="ce46">
            <text:p>42.399</text:p>
          </table:table-cell>
          <table:table-cell office:value-type="percentage" office:value="0.83342834116328901" table:style-name="ce47">
            <text:p>83,3%</text:p>
          </table:table-cell>
          <table:table-cell office:value-type="float" office:value="41263" table:style-name="ce46">
            <text:p>41.263</text:p>
          </table:table-cell>
          <table:table-cell office:value-type="percentage" office:value="0.91122496301040123" table:style-name="ce47">
            <text:p>91,1%</text:p>
          </table:table-cell>
          <table:table-cell office:value-type="float" office:value="488172" table:style-name="ce46">
            <text:p>488.172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621361433759219" table:style-name="ce47">
            <text:p>92,6%</text:p>
          </table:table-cell>
          <table:table-cell office:value-type="percentage" office:value="0.83640506806246839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85" table:style-name="ce46">
            <text:p>227.985</text:p>
          </table:table-cell>
          <table:table-cell office:value-type="percentage" office:value="1" table:style-name="ce47">
            <text:p>100,0%</text:p>
          </table:table-cell>
          <table:table-cell office:value-type="float" office:value="250487" table:style-name="ce46">
            <text:p>250.487</text:p>
          </table:table-cell>
          <table:table-cell office:value-type="percentage" office:value="1" table:style-name="ce47">
            <text:p>100,0%</text:p>
          </table:table-cell>
          <table:table-cell office:value-type="float" office:value="322349" table:style-name="ce46">
            <text:p>322.349</text:p>
          </table:table-cell>
          <table:table-cell office:value-type="percentage" office:value="0.98504475267614588" table:style-name="ce47">
            <text:p>98,5%</text:p>
          </table:table-cell>
          <table:table-cell office:value-type="float" office:value="353186" table:style-name="ce46">
            <text:p>353.186</text:p>
          </table:table-cell>
          <table:table-cell office:value-type="percentage" office:value="0.9265037263610203" table:style-name="ce47">
            <text:p>92,7%</text:p>
          </table:table-cell>
          <table:table-cell office:value-type="float" office:value="321263" table:style-name="ce46">
            <text:p>321.263</text:p>
          </table:table-cell>
          <table:table-cell office:value-type="percentage" office:value="0.89189676903515247" table:style-name="ce47">
            <text:p>89,2%</text:p>
          </table:table-cell>
          <table:table-cell office:value-type="float" office:value="213189" table:style-name="ce46">
            <text:p>213.189</text:p>
          </table:table-cell>
          <table:table-cell office:value-type="percentage" office:value="0.82343512216977854" table:style-name="ce47">
            <text:p>82,3%</text:p>
          </table:table-cell>
          <table:table-cell office:value-type="float" office:value="173839" table:style-name="ce46">
            <text:p>173.839</text:p>
          </table:table-cell>
          <table:table-cell office:value-type="percentage" office:value="0.82085098144764113" table:style-name="ce47">
            <text:p>82,1%</text:p>
          </table:table-cell>
          <table:table-cell office:value-type="float" office:value="144289" table:style-name="ce46">
            <text:p>144.289</text:p>
          </table:table-cell>
          <table:table-cell office:value-type="percentage" office:value="0.85785205531575881" table:style-name="ce47">
            <text:p>85,8%</text:p>
          </table:table-cell>
          <table:table-cell office:value-type="float" office:value="2006587" table:style-name="ce46">
            <text:p>2.006.587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377963021873732" table:style-name="ce47">
            <text:p>92,4%</text:p>
          </table:table-cell>
          <table:table-cell office:value-type="percentage" office:value="0.84075496648229375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91" table:style-name="ce46">
            <text:p>137.391</text:p>
          </table:table-cell>
          <table:table-cell office:value-type="percentage" office:value="1" table:style-name="ce47">
            <text:p>100,0%</text:p>
          </table:table-cell>
          <table:table-cell office:value-type="float" office:value="158365" table:style-name="ce46">
            <text:p>158.365</text:p>
          </table:table-cell>
          <table:table-cell office:value-type="percentage" office:value="1" table:style-name="ce47">
            <text:p>100,0%</text:p>
          </table:table-cell>
          <table:table-cell office:value-type="float" office:value="216512" table:style-name="ce46">
            <text:p>216.512</text:p>
          </table:table-cell>
          <table:table-cell office:value-type="percentage" office:value="0.94949743014015819" table:style-name="ce47">
            <text:p>94,9%</text:p>
          </table:table-cell>
          <table:table-cell office:value-type="float" office:value="280853" table:style-name="ce46">
            <text:p>280.853</text:p>
          </table:table-cell>
          <table:table-cell office:value-type="percentage" office:value="0.90188402958186553" table:style-name="ce47">
            <text:p>90,2%</text:p>
          </table:table-cell>
          <table:table-cell office:value-type="float" office:value="281380" table:style-name="ce46">
            <text:p>281.380</text:p>
          </table:table-cell>
          <table:table-cell office:value-type="percentage" office:value="0.85091069641134509" table:style-name="ce47">
            <text:p>85,1%</text:p>
          </table:table-cell>
          <table:table-cell office:value-type="float" office:value="201182" table:style-name="ce46">
            <text:p>201.182</text:p>
          </table:table-cell>
          <table:table-cell office:value-type="percentage" office:value="0.78052849455482232" table:style-name="ce47">
            <text:p>78,1%</text:p>
          </table:table-cell>
          <table:table-cell office:value-type="float" office:value="169006" table:style-name="ce46">
            <text:p>169.006</text:p>
          </table:table-cell>
          <table:table-cell office:value-type="percentage" office:value="0.77174508657850516" table:style-name="ce47">
            <text:p>77,2%</text:p>
          </table:table-cell>
          <table:table-cell office:value-type="float" office:value="149191" table:style-name="ce46">
            <text:p>149.191</text:p>
          </table:table-cell>
          <table:table-cell office:value-type="percentage" office:value="0.83901898591802759" table:style-name="ce47">
            <text:p>83,9%</text:p>
          </table:table-cell>
          <table:table-cell office:value-type="float" office:value="1593880" table:style-name="ce46">
            <text:p>1.593.880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7764759520770541" table:style-name="ce47">
            <text:p>87,8%</text:p>
          </table:table-cell>
          <table:table-cell office:value-type="percentage" office:value="0.77801251161737262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5075" table:style-name="ce46">
            <text:p>455.075</text:p>
          </table:table-cell>
          <table:table-cell office:value-type="percentage" office:value="1" table:style-name="ce47">
            <text:p>100,0%</text:p>
          </table:table-cell>
          <table:table-cell office:value-type="float" office:value="617629" table:style-name="ce46">
            <text:p>617.629</text:p>
          </table:table-cell>
          <table:table-cell office:value-type="percentage" office:value="0.97151805151824022" table:style-name="ce47">
            <text:p>97,2%</text:p>
          </table:table-cell>
          <table:table-cell office:value-type="float" office:value="794645" table:style-name="ce46">
            <text:p>794.645</text:p>
          </table:table-cell>
          <table:table-cell office:value-type="percentage" office:value="0.93215239230296409" table:style-name="ce47">
            <text:p>93,2%</text:p>
          </table:table-cell>
          <table:table-cell office:value-type="float" office:value="1033134" table:style-name="ce46">
            <text:p>1.033.134</text:p>
          </table:table-cell>
          <table:table-cell office:value-type="percentage" office:value="0.94143708635220857" table:style-name="ce47">
            <text:p>94,1%</text:p>
          </table:table-cell>
          <table:table-cell office:value-type="float" office:value="1145724" table:style-name="ce46">
            <text:p>1.145.724</text:p>
          </table:table-cell>
          <table:table-cell office:value-type="percentage" office:value="0.89823367541335764" table:style-name="ce47">
            <text:p>89,8%</text:p>
          </table:table-cell>
          <table:table-cell office:value-type="float" office:value="804424" table:style-name="ce46">
            <text:p>804.424</text:p>
          </table:table-cell>
          <table:table-cell office:value-type="percentage" office:value="0.83219604646254819" table:style-name="ce47">
            <text:p>83,2%</text:p>
          </table:table-cell>
          <table:table-cell office:value-type="float" office:value="668085" table:style-name="ce46">
            <text:p>668.085</text:p>
          </table:table-cell>
          <table:table-cell office:value-type="percentage" office:value="0.80584501036730039" table:style-name="ce47">
            <text:p>80,6%</text:p>
          </table:table-cell>
          <table:table-cell office:value-type="float" office:value="562842" table:style-name="ce46">
            <text:p>562.842</text:p>
          </table:table-cell>
          <table:table-cell office:value-type="percentage" office:value="0.83835719275563292" table:style-name="ce47">
            <text:p>83,8%</text:p>
          </table:table-cell>
          <table:table-cell office:value-type="float" office:value="6081558" table:style-name="ce46">
            <text:p>6.081.558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666570044234983" table:style-name="ce47">
            <text:p>89,7%</text:p>
          </table:table-cell>
          <table:table-cell office:value-type="percentage" office:value="0.79277244538799596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35" table:style-name="ce46">
            <text:p>293.535</text:p>
          </table:table-cell>
          <table:table-cell office:value-type="percentage" office:value="1" table:style-name="ce47">
            <text:p>100,0%</text:p>
          </table:table-cell>
          <table:table-cell office:value-type="float" office:value="433172" table:style-name="ce46">
            <text:p>433.172</text:p>
          </table:table-cell>
          <table:table-cell office:value-type="percentage" office:value="0.98498326420723281" table:style-name="ce47">
            <text:p>98,5%</text:p>
          </table:table-cell>
          <table:table-cell office:value-type="float" office:value="569955" table:style-name="ce46">
            <text:p>569.955</text:p>
          </table:table-cell>
          <table:table-cell office:value-type="percentage" office:value="0.95447466255819402" table:style-name="ce47">
            <text:p>95,4%</text:p>
          </table:table-cell>
          <table:table-cell office:value-type="float" office:value="715079" table:style-name="ce46">
            <text:p>715.079</text:p>
          </table:table-cell>
          <table:table-cell office:value-type="percentage" office:value="0.93805949394985677" table:style-name="ce47">
            <text:p>93,8%</text:p>
          </table:table-cell>
          <table:table-cell office:value-type="float" office:value="755837" table:style-name="ce46">
            <text:p>755.837</text:p>
          </table:table-cell>
          <table:table-cell office:value-type="percentage" office:value="0.89903214257252384" table:style-name="ce47">
            <text:p>89,9%</text:p>
          </table:table-cell>
          <table:table-cell office:value-type="float" office:value="515864" table:style-name="ce46">
            <text:p>515.864</text:p>
          </table:table-cell>
          <table:table-cell office:value-type="percentage" office:value="0.84027749498713999" table:style-name="ce47">
            <text:p>84,0%</text:p>
          </table:table-cell>
          <table:table-cell office:value-type="float" office:value="431140" table:style-name="ce46">
            <text:p>431.140</text:p>
          </table:table-cell>
          <table:table-cell office:value-type="percentage" office:value="0.84080090020340381" table:style-name="ce47">
            <text:p>84,1%</text:p>
          </table:table-cell>
          <table:table-cell office:value-type="float" office:value="379859" table:style-name="ce46">
            <text:p>379.859</text:p>
          </table:table-cell>
          <table:table-cell office:value-type="percentage" office:value="0.87774078087848251" table:style-name="ce47">
            <text:p>87,8%</text:p>
          </table:table-cell>
          <table:table-cell office:value-type="float" office:value="4094441" table:style-name="ce46">
            <text:p>4.094.441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149093972296691" table:style-name="ce47">
            <text:p>91,1%</text:p>
          </table:table-cell>
          <table:table-cell office:value-type="percentage" office:value="0.8112551007569776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25" table:style-name="ce46">
            <text:p>77.625</text:p>
          </table:table-cell>
          <table:table-cell office:value-type="percentage" office:value="1" table:style-name="ce47">
            <text:p>100,0%</text:p>
          </table:table-cell>
          <table:table-cell office:value-type="float" office:value="95703" table:style-name="ce46">
            <text:p>95.703</text:p>
          </table:table-cell>
          <table:table-cell office:value-type="percentage" office:value="1" table:style-name="ce47">
            <text:p>100,0%</text:p>
          </table:table-cell>
          <table:table-cell office:value-type="float" office:value="132408" table:style-name="ce46">
            <text:p>132.408</text:p>
          </table:table-cell>
          <table:table-cell office:value-type="percentage" office:value="1.0131843746413132" table:style-name="ce47">
            <text:p>101,3%</text:p>
          </table:table-cell>
          <table:table-cell office:value-type="float" office:value="161266" table:style-name="ce46">
            <text:p>161.266</text:p>
          </table:table-cell>
          <table:table-cell office:value-type="percentage" office:value="0.96018528993230245" table:style-name="ce47">
            <text:p>96,0%</text:p>
          </table:table-cell>
          <table:table-cell office:value-type="float" office:value="145589" table:style-name="ce46">
            <text:p>145.589</text:p>
          </table:table-cell>
          <table:table-cell office:value-type="percentage" office:value="0.92416336583384118" table:style-name="ce47">
            <text:p>92,4%</text:p>
          </table:table-cell>
          <table:table-cell office:value-type="float" office:value="112344" table:style-name="ce46">
            <text:p>112.344</text:p>
          </table:table-cell>
          <table:table-cell office:value-type="percentage" office:value="0.86523621016312136" table:style-name="ce47">
            <text:p>86,5%</text:p>
          </table:table-cell>
          <table:table-cell office:value-type="float" office:value="92539" table:style-name="ce46">
            <text:p>92.539</text:p>
          </table:table-cell>
          <table:table-cell office:value-type="percentage" office:value="0.8225250208877749" table:style-name="ce47">
            <text:p>82,3%</text:p>
          </table:table-cell>
          <table:table-cell office:value-type="float" office:value="77883" table:style-name="ce46">
            <text:p>77.883</text:p>
          </table:table-cell>
          <table:table-cell office:value-type="percentage" office:value="0.90869103594721679" table:style-name="ce47">
            <text:p>90,9%</text:p>
          </table:table-cell>
          <table:table-cell office:value-type="float" office:value="895357" table:style-name="ce46">
            <text:p>895.357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259019465411786" table:style-name="ce47">
            <text:p>94,3%</text:p>
          </table:table-cell>
          <table:table-cell office:value-type="percentage" office:value="0.84627395678067752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59" table:style-name="ce46">
            <text:p>241.459</text:p>
          </table:table-cell>
          <table:table-cell office:value-type="percentage" office:value="1" table:style-name="ce47">
            <text:p>100,0%</text:p>
          </table:table-cell>
          <table:table-cell office:value-type="float" office:value="291078" table:style-name="ce46">
            <text:p>291.078</text:p>
          </table:table-cell>
          <table:table-cell office:value-type="percentage" office:value="0.99688001945278759" table:style-name="ce47">
            <text:p>99,7%</text:p>
          </table:table-cell>
          <table:table-cell office:value-type="float" office:value="347235" table:style-name="ce46">
            <text:p>347.235</text:p>
          </table:table-cell>
          <table:table-cell office:value-type="percentage" office:value="0.98209386649168751" table:style-name="ce47">
            <text:p>98,2%</text:p>
          </table:table-cell>
          <table:table-cell office:value-type="float" office:value="391807" table:style-name="ce46">
            <text:p>391.807</text:p>
          </table:table-cell>
          <table:table-cell office:value-type="percentage" office:value="0.95749511241446728" table:style-name="ce47">
            <text:p>95,7%</text:p>
          </table:table-cell>
          <table:table-cell office:value-type="float" office:value="409642" table:style-name="ce46">
            <text:p>409.642</text:p>
          </table:table-cell>
          <table:table-cell office:value-type="percentage" office:value="0.92504013892244774" table:style-name="ce47">
            <text:p>92,5%</text:p>
          </table:table-cell>
          <table:table-cell office:value-type="float" office:value="265347" table:style-name="ce46">
            <text:p>265.347</text:p>
          </table:table-cell>
          <table:table-cell office:value-type="percentage" office:value="0.85984679097077754" table:style-name="ce47">
            <text:p>86,0%</text:p>
          </table:table-cell>
          <table:table-cell office:value-type="float" office:value="200107" table:style-name="ce46">
            <text:p>200.107</text:p>
          </table:table-cell>
          <table:table-cell office:value-type="percentage" office:value="0.86866323438761606" table:style-name="ce47">
            <text:p>86,9%</text:p>
          </table:table-cell>
          <table:table-cell office:value-type="float" office:value="172968" table:style-name="ce46">
            <text:p>172.968</text:p>
          </table:table-cell>
          <table:table-cell office:value-type="percentage" office:value="0.94340692905140067" table:style-name="ce47">
            <text:p>94,3%</text:p>
          </table:table-cell>
          <table:table-cell office:value-type="float" office:value="2319643" table:style-name="ce46">
            <text:p>2.319.643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443121222966075" table:style-name="ce47">
            <text:p>94,4%</text:p>
          </table:table-cell>
          <table:table-cell office:value-type="percentage" office:value="0.86012223031388912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4" table:style-name="ce46">
            <text:p>23.254</text:p>
          </table:table-cell>
          <table:table-cell office:value-type="percentage" office:value="1" table:style-name="ce47">
            <text:p>100,0%</text:p>
          </table:table-cell>
          <table:table-cell office:value-type="float" office:value="28646" table:style-name="ce46">
            <text:p>28.646</text:p>
          </table:table-cell>
          <table:table-cell office:value-type="percentage" office:value="1" table:style-name="ce47">
            <text:p>100,0%</text:p>
          </table:table-cell>
          <table:table-cell office:value-type="float" office:value="38016" table:style-name="ce46">
            <text:p>38.016</text:p>
          </table:table-cell>
          <table:table-cell office:value-type="percentage" office:value="0.98451338892629614" table:style-name="ce47">
            <text:p>98,5%</text:p>
          </table:table-cell>
          <table:table-cell office:value-type="float" office:value="45225" table:style-name="ce46">
            <text:p>45.225</text:p>
          </table:table-cell>
          <table:table-cell office:value-type="percentage" office:value="0.95210526315789479" table:style-name="ce47">
            <text:p>95,2%</text:p>
          </table:table-cell>
          <table:table-cell office:value-type="float" office:value="47507" table:style-name="ce46">
            <text:p>47.507</text:p>
          </table:table-cell>
          <table:table-cell office:value-type="percentage" office:value="0.91847111592297581" table:style-name="ce47">
            <text:p>91,8%</text:p>
          </table:table-cell>
          <table:table-cell office:value-type="float" office:value="31484" table:style-name="ce46">
            <text:p>31.484</text:p>
          </table:table-cell>
          <table:table-cell office:value-type="percentage" office:value="0.85009180257047201" table:style-name="ce47">
            <text:p>85,0%</text:p>
          </table:table-cell>
          <table:table-cell office:value-type="float" office:value="24549" table:style-name="ce46">
            <text:p>24.549</text:p>
          </table:table-cell>
          <table:table-cell office:value-type="percentage" office:value="0.81379698998872907" table:style-name="ce47">
            <text:p>81,4%</text:p>
          </table:table-cell>
          <table:table-cell office:value-type="float" office:value="22800" table:style-name="ce46">
            <text:p>22.800</text:p>
          </table:table-cell>
          <table:table-cell office:value-type="percentage" office:value="0.87742928612661153" table:style-name="ce47">
            <text:p>87,7%</text:p>
          </table:table-cell>
          <table:table-cell office:value-type="float" office:value="261481" table:style-name="ce46">
            <text:p>261.481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895384735628594" table:style-name="ce47">
            <text:p>92,9%</text:p>
          </table:table-cell>
          <table:table-cell office:value-type="percentage" office:value="0.8270109053185567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689" table:style-name="ce46">
            <text:p>372.689</text:p>
          </table:table-cell>
          <table:table-cell office:value-type="percentage" office:value="1" table:style-name="ce47">
            <text:p>100,0%</text:p>
          </table:table-cell>
          <table:table-cell office:value-type="float" office:value="511359" table:style-name="ce46">
            <text:p>511.359</text:p>
          </table:table-cell>
          <table:table-cell office:value-type="percentage" office:value="0.97022863105967172" table:style-name="ce47">
            <text:p>97,0%</text:p>
          </table:table-cell>
          <table:table-cell office:value-type="float" office:value="683078" table:style-name="ce46">
            <text:p>683.078</text:p>
          </table:table-cell>
          <table:table-cell office:value-type="percentage" office:value="0.9481163371077842" table:style-name="ce47">
            <text:p>94,8%</text:p>
          </table:table-cell>
          <table:table-cell office:value-type="float" office:value="943293" table:style-name="ce46">
            <text:p>943.293</text:p>
          </table:table-cell>
          <table:table-cell office:value-type="percentage" office:value="0.95305321800559528" table:style-name="ce47">
            <text:p>95,3%</text:p>
          </table:table-cell>
          <table:table-cell office:value-type="float" office:value="1033146" table:style-name="ce46">
            <text:p>1.033.146</text:p>
          </table:table-cell>
          <table:table-cell office:value-type="percentage" office:value="0.89369940131466841" table:style-name="ce47">
            <text:p>89,4%</text:p>
          </table:table-cell>
          <table:table-cell office:value-type="float" office:value="752609" table:style-name="ce46">
            <text:p>752.609</text:p>
          </table:table-cell>
          <table:table-cell office:value-type="percentage" office:value="0.83544875694348852" table:style-name="ce47">
            <text:p>83,5%</text:p>
          </table:table-cell>
          <table:table-cell office:value-type="float" office:value="605335" table:style-name="ce46">
            <text:p>605.335</text:p>
          </table:table-cell>
          <table:table-cell office:value-type="percentage" office:value="0.8229613748492639" table:style-name="ce47">
            <text:p>82,3%</text:p>
          </table:table-cell>
          <table:table-cell office:value-type="float" office:value="465807" table:style-name="ce46">
            <text:p>465.807</text:p>
          </table:table-cell>
          <table:table-cell office:value-type="percentage" office:value="0.81614570557521815" table:style-name="ce47">
            <text:p>81,6%</text:p>
          </table:table-cell>
          <table:table-cell office:value-type="float" office:value="5367316" table:style-name="ce46">
            <text:p>5.367.316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891118737719622" table:style-name="ce47">
            <text:p>89,9%</text:p>
          </table:table-cell>
          <table:table-cell office:value-type="percentage" office:value="0.79447197293951233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408" table:style-name="ce46">
            <text:p>73.408</text:p>
          </table:table-cell>
          <table:table-cell office:value-type="percentage" office:value="1" table:style-name="ce47">
            <text:p>100,0%</text:p>
          </table:table-cell>
          <table:table-cell office:value-type="float" office:value="102994" table:style-name="ce46">
            <text:p>102.994</text:p>
          </table:table-cell>
          <table:table-cell office:value-type="percentage" office:value="0.99107022574623271" table:style-name="ce47">
            <text:p>99,1%</text:p>
          </table:table-cell>
          <table:table-cell office:value-type="float" office:value="146212" table:style-name="ce46">
            <text:p>146.212</text:p>
          </table:table-cell>
          <table:table-cell office:value-type="percentage" office:value="0.95226682123992945" table:style-name="ce47">
            <text:p>95,2%</text:p>
          </table:table-cell>
          <table:table-cell office:value-type="float" office:value="207628" table:style-name="ce46">
            <text:p>207.628</text:p>
          </table:table-cell>
          <table:table-cell office:value-type="percentage" office:value="0.95197223330261393" table:style-name="ce47">
            <text:p>95,2%</text:p>
          </table:table-cell>
          <table:table-cell office:value-type="float" office:value="232234" table:style-name="ce46">
            <text:p>232.234</text:p>
          </table:table-cell>
          <table:table-cell office:value-type="percentage" office:value="0.91985518956857903" table:style-name="ce47">
            <text:p>92,0%</text:p>
          </table:table-cell>
          <table:table-cell office:value-type="float" office:value="169390" table:style-name="ce46">
            <text:p>169.390</text:p>
          </table:table-cell>
          <table:table-cell office:value-type="percentage" office:value="0.85088961893567217" table:style-name="ce47">
            <text:p>85,1%</text:p>
          </table:table-cell>
          <table:table-cell office:value-type="float" office:value="143723" table:style-name="ce46">
            <text:p>143.723</text:p>
          </table:table-cell>
          <table:table-cell office:value-type="percentage" office:value="0.82628392712387677" table:style-name="ce47">
            <text:p>82,6%</text:p>
          </table:table-cell>
          <table:table-cell office:value-type="float" office:value="123935" table:style-name="ce46">
            <text:p>123.935</text:p>
          </table:table-cell>
          <table:table-cell office:value-type="percentage" office:value="0.8569936936438568" table:style-name="ce47">
            <text:p>85,7%</text:p>
          </table:table-cell>
          <table:table-cell office:value-type="float" office:value="1199524" table:style-name="ce46">
            <text:p>1.199.524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1037587639475592" table:style-name="ce47">
            <text:p>91,0%</text:p>
          </table:table-cell>
          <table:table-cell office:value-type="percentage" office:value="0.7927718105369459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287" table:style-name="ce46">
            <text:p>42.287</text:p>
          </table:table-cell>
          <table:table-cell office:value-type="percentage" office:value="1" table:style-name="ce47">
            <text:p>100,0%</text:p>
          </table:table-cell>
          <table:table-cell office:value-type="float" office:value="55871" table:style-name="ce46">
            <text:p>55.871</text:p>
          </table:table-cell>
          <table:table-cell office:value-type="percentage" office:value="0.98642302259887005" table:style-name="ce47">
            <text:p>98,6%</text:p>
          </table:table-cell>
          <table:table-cell office:value-type="float" office:value="72232" table:style-name="ce46">
            <text:p>72.232</text:p>
          </table:table-cell>
          <table:table-cell office:value-type="percentage" office:value="0.95456587815514737" table:style-name="ce47">
            <text:p>95,5%</text:p>
          </table:table-cell>
          <table:table-cell office:value-type="float" office:value="92089" table:style-name="ce46">
            <text:p>92.089</text:p>
          </table:table-cell>
          <table:table-cell office:value-type="percentage" office:value="0.94258838461380989" table:style-name="ce47">
            <text:p>94,3%</text:p>
          </table:table-cell>
          <table:table-cell office:value-type="float" office:value="95799" table:style-name="ce46">
            <text:p>95.799</text:p>
          </table:table-cell>
          <table:table-cell office:value-type="percentage" office:value="0.90613206208677388" table:style-name="ce47">
            <text:p>90,6%</text:p>
          </table:table-cell>
          <table:table-cell office:value-type="float" office:value="64969" table:style-name="ce46">
            <text:p>64.969</text:p>
          </table:table-cell>
          <table:table-cell office:value-type="percentage" office:value="0.84673330813642822" table:style-name="ce47">
            <text:p>84,7%</text:p>
          </table:table-cell>
          <table:table-cell office:value-type="float" office:value="58432" table:style-name="ce46">
            <text:p>58.432</text:p>
          </table:table-cell>
          <table:table-cell office:value-type="percentage" office:value="0.84927763727798611" table:style-name="ce47">
            <text:p>84,9%</text:p>
          </table:table-cell>
          <table:table-cell office:value-type="float" office:value="51377" table:style-name="ce46">
            <text:p>51.377</text:p>
          </table:table-cell>
          <table:table-cell office:value-type="percentage" office:value="0.89318683611202865" table:style-name="ce47">
            <text:p>89,3%</text:p>
          </table:table-cell>
          <table:table-cell office:value-type="float" office:value="533056" table:style-name="ce46">
            <text:p>533.056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878643303560659" table:style-name="ce47">
            <text:p>91,9%</text:p>
          </table:table-cell>
          <table:table-cell office:value-type="percentage" office:value="0.81054171342377601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48" table:style-name="ce46">
            <text:p>162.548</text:p>
          </table:table-cell>
          <table:table-cell office:value-type="percentage" office:value="1.0189436204756592" table:style-name="ce47">
            <text:p>101,9%</text:p>
          </table:table-cell>
          <table:table-cell office:value-type="float" office:value="212966" table:style-name="ce46">
            <text:p>212.966</text:p>
          </table:table-cell>
          <table:table-cell office:value-type="percentage" office:value="0.98428588595250643" table:style-name="ce47">
            <text:p>98,4%</text:p>
          </table:table-cell>
          <table:table-cell office:value-type="float" office:value="274977" table:style-name="ce46">
            <text:p>274.977</text:p>
          </table:table-cell>
          <table:table-cell office:value-type="percentage" office:value="0.96767348317690904" table:style-name="ce47">
            <text:p>96,8%</text:p>
          </table:table-cell>
          <table:table-cell office:value-type="float" office:value="323611" table:style-name="ce46">
            <text:p>323.611</text:p>
          </table:table-cell>
          <table:table-cell office:value-type="percentage" office:value="0.95894117054408279" table:style-name="ce47">
            <text:p>95,9%</text:p>
          </table:table-cell>
          <table:table-cell office:value-type="float" office:value="321630" table:style-name="ce46">
            <text:p>321.630</text:p>
          </table:table-cell>
          <table:table-cell office:value-type="percentage" office:value="0.92405419692930035" table:style-name="ce47">
            <text:p>92,4%</text:p>
          </table:table-cell>
          <table:table-cell office:value-type="float" office:value="206213" table:style-name="ce46">
            <text:p>206.213</text:p>
          </table:table-cell>
          <table:table-cell office:value-type="percentage" office:value="0.86777200328234472" table:style-name="ce47">
            <text:p>86,8%</text:p>
          </table:table-cell>
          <table:table-cell office:value-type="float" office:value="169848" table:style-name="ce46">
            <text:p>169.848</text:p>
          </table:table-cell>
          <table:table-cell office:value-type="percentage" office:value="0.85258640162638355" table:style-name="ce47">
            <text:p>85,3%</text:p>
          </table:table-cell>
          <table:table-cell office:value-type="float" office:value="153706" table:style-name="ce46">
            <text:p>153.706</text:p>
          </table:table-cell>
          <table:table-cell office:value-type="percentage" office:value="0.88941481451477578" table:style-name="ce47">
            <text:p>88,9%</text:p>
          </table:table-cell>
          <table:table-cell office:value-type="float" office:value="1825499" table:style-name="ce46">
            <text:p>1.825.499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363825550964508" table:style-name="ce47">
            <text:p>93,4%</text:p>
          </table:table-cell>
          <table:table-cell office:value-type="percentage" office:value="0.8351216062158151" table:style-name="ce47">
            <text:p>8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84" table:style-name="ce46">
            <text:p>2.484</text:p>
          </table:table-cell>
          <table:table-cell office:value-type="percentage" office:value="0.8755727881565033" table:style-name="ce47">
            <text:p>87,6%</text:p>
          </table:table-cell>
          <table:table-cell office:value-type="float" office:value="4059" table:style-name="ce46">
            <text:p>4.059</text:p>
          </table:table-cell>
          <table:table-cell office:value-type="percentage" office:value="0.92166212534059944" table:style-name="ce47">
            <text:p>92,2%</text:p>
          </table:table-cell>
          <table:table-cell office:value-type="float" office:value="7913" table:style-name="ce46">
            <text:p>7.913</text:p>
          </table:table-cell>
          <table:table-cell office:value-type="percentage" office:value="0.95005402809460915" table:style-name="ce47">
            <text:p>95,0%</text:p>
          </table:table-cell>
          <table:table-cell office:value-type="float" office:value="10825" table:style-name="ce46">
            <text:p>10.825</text:p>
          </table:table-cell>
          <table:table-cell office:value-type="percentage" office:value="0.93666176343341701" table:style-name="ce47">
            <text:p>93,7%</text:p>
          </table:table-cell>
          <table:table-cell office:value-type="float" office:value="11310" table:style-name="ce46">
            <text:p>11.310</text:p>
          </table:table-cell>
          <table:table-cell office:value-type="percentage" office:value="0.91527069677106099" table:style-name="ce47">
            <text:p>91,5%</text:p>
          </table:table-cell>
          <table:table-cell office:value-type="float" office:value="9295" table:style-name="ce46">
            <text:p>9.295</text:p>
          </table:table-cell>
          <table:table-cell office:value-type="percentage" office:value="0.81542240547416445" table:style-name="ce47">
            <text:p>81,5%</text:p>
          </table:table-cell>
          <table:table-cell office:value-type="float" office:value="9010" table:style-name="ce46">
            <text:p>9.010</text:p>
          </table:table-cell>
          <table:table-cell office:value-type="percentage" office:value="0.82926829268292679" table:style-name="ce47">
            <text:p>82,9%</text:p>
          </table:table-cell>
          <table:table-cell office:value-type="float" office:value="8524" table:style-name="ce46">
            <text:p>8.524</text:p>
          </table:table-cell>
          <table:table-cell office:value-type="percentage" office:value="0.9184355134145028" table:style-name="ce47">
            <text:p>91,8%</text:p>
          </table:table-cell>
          <table:table-cell office:value-type="float" office:value="63420" table:style-name="ce46">
            <text:p>63.420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287474130284816" table:style-name="ce47">
            <text:p>89,3%</text:p>
          </table:table-cell>
          <table:table-cell office:value-type="percentage" office:value="0.75936635655016349" table:style-name="ce47">
            <text:p>75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0" table:style-name="ce46">
            <text:p>2.050</text:p>
          </table:table-cell>
          <table:table-cell office:value-type="percentage" office:value="0.8164078056551175" table:style-name="ce47">
            <text:p>81,6%</text:p>
          </table:table-cell>
          <table:table-cell office:value-type="float" office:value="3364" table:style-name="ce46">
            <text:p>3.364</text:p>
          </table:table-cell>
          <table:table-cell office:value-type="percentage" office:value="0.88456481724953984" table:style-name="ce47">
            <text:p>88,5%</text:p>
          </table:table-cell>
          <table:table-cell office:value-type="float" office:value="7361" table:style-name="ce46">
            <text:p>7.361</text:p>
          </table:table-cell>
          <table:table-cell office:value-type="percentage" office:value="0.91955028107432857" table:style-name="ce47">
            <text:p>92,0%</text:p>
          </table:table-cell>
          <table:table-cell office:value-type="float" office:value="9976" table:style-name="ce46">
            <text:p>9.976</text:p>
          </table:table-cell>
          <table:table-cell office:value-type="percentage" office:value="0.92361818350152769" table:style-name="ce47">
            <text:p>92,4%</text:p>
          </table:table-cell>
          <table:table-cell office:value-type="float" office:value="10443" table:style-name="ce46">
            <text:p>10.443</text:p>
          </table:table-cell>
          <table:table-cell office:value-type="percentage" office:value="0.95605602856358141" table:style-name="ce47">
            <text:p>95,6%</text:p>
          </table:table-cell>
          <table:table-cell office:value-type="float" office:value="8909" table:style-name="ce46">
            <text:p>8.909</text:p>
          </table:table-cell>
          <table:table-cell office:value-type="percentage" office:value="0.81345872899926952" table:style-name="ce47">
            <text:p>81,3%</text:p>
          </table:table-cell>
          <table:table-cell office:value-type="float" office:value="8868" table:style-name="ce46">
            <text:p>8.868</text:p>
          </table:table-cell>
          <table:table-cell office:value-type="percentage" office:value="0.75853220425968693" table:style-name="ce47">
            <text:p>75,9%</text:p>
          </table:table-cell>
          <table:table-cell office:value-type="float" office:value="8139" table:style-name="ce46">
            <text:p>8.139</text:p>
          </table:table-cell>
          <table:table-cell office:value-type="percentage" office:value="0.84958246346555322" table:style-name="ce47">
            <text:p>85,0%</text:p>
          </table:table-cell>
          <table:table-cell office:value-type="float" office:value="59110" table:style-name="ce46">
            <text:p>59.110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58775964609029" table:style-name="ce47">
            <text:p>86,6%</text:p>
          </table:table-cell>
          <table:table-cell office:value-type="percentage" office:value="0.70350622456023426" table:style-name="ce47">
            <text:p>70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68" table:style-name="ce46">
            <text:p>3.568</text:p>
          </table:table-cell>
          <table:table-cell office:value-type="string" table:style-name="ce47">
            <text:p>-</text:p>
          </table:table-cell>
          <table:table-cell office:value-type="float" office:value="9278" table:style-name="ce46">
            <text:p>9.278</text:p>
          </table:table-cell>
          <table:table-cell office:value-type="string" table:style-name="ce47">
            <text:p>-</text:p>
          </table:table-cell>
          <table:table-cell office:value-type="float" office:value="21677" table:style-name="ce46">
            <text:p>21.677</text:p>
          </table:table-cell>
          <table:table-cell office:value-type="string" table:style-name="ce47">
            <text:p>-</text:p>
          </table:table-cell>
          <table:table-cell office:value-type="float" office:value="31364" table:style-name="ce46">
            <text:p>31.364</text:p>
          </table:table-cell>
          <table:table-cell office:value-type="string" table:style-name="ce47">
            <text:p>-</text:p>
          </table:table-cell>
          <table:table-cell office:value-type="float" office:value="23716" table:style-name="ce46">
            <text:p>23.716</text:p>
          </table:table-cell>
          <table:table-cell office:value-type="string" table:style-name="ce47">
            <text:p>-</text:p>
          </table:table-cell>
          <table:table-cell office:value-type="float" office:value="1250" table:style-name="ce46">
            <text:p>1.250</text:p>
          </table:table-cell>
          <table:table-cell office:value-type="string" table:style-name="ce47">
            <text:p>-</text:p>
          </table:table-cell>
          <table:table-cell office:value-type="float" office:value="90894" table:style-name="ce46">
            <text:p>90.89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8" table:style-name="ce49">
            <text:p>48</text:p>
          </table:table-cell>
          <table:table-cell office:value-type="string" table:style-name="ce50">
            <text:p>-</text:p>
          </table:table-cell>
          <table:table-cell office:value-type="float" office:value="284" table:style-name="ce49">
            <text:p>284</text:p>
          </table:table-cell>
          <table:table-cell office:value-type="string" table:style-name="ce50">
            <text:p>-</text:p>
          </table:table-cell>
          <table:table-cell office:value-type="float" office:value="868" table:style-name="ce49">
            <text:p>868</text:p>
          </table:table-cell>
          <table:table-cell office:value-type="string" table:style-name="ce50">
            <text:p>-</text:p>
          </table:table-cell>
          <table:table-cell office:value-type="float" office:value="1806" table:style-name="ce49">
            <text:p>1.806</text:p>
          </table:table-cell>
          <table:table-cell office:value-type="string" table:style-name="ce50">
            <text:p>-</text:p>
          </table:table-cell>
          <table:table-cell office:value-type="float" office:value="2213" table:style-name="ce49">
            <text:p>2.213</text:p>
          </table:table-cell>
          <table:table-cell office:value-type="string" table:style-name="ce50">
            <text:p>-</text:p>
          </table:table-cell>
          <table:table-cell office:value-type="float" office:value="1982" table:style-name="ce49">
            <text:p>1.982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471" table:style-name="ce49">
            <text:p>7.47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7037" table:style-name="ce53">
            <text:p>2.917.037</text:p>
          </table:table-cell>
          <table:table-cell office:value-type="percentage" office:value="1" table:style-name="ce54">
            <text:p>100,0%</text:p>
          </table:table-cell>
          <table:table-cell office:value-type="float" office:value="3938136" table:style-name="ce53">
            <text:p>3.938.136</text:p>
          </table:table-cell>
          <table:table-cell office:value-type="percentage" office:value="0.98531510855230486" table:style-name="ce54">
            <text:p>98,5%</text:p>
          </table:table-cell>
          <table:table-cell office:value-type="float" office:value="5260133" table:style-name="ce53">
            <text:p>5.260.133</text:p>
          </table:table-cell>
          <table:table-cell office:value-type="percentage" office:value="0.95505768329925955" table:style-name="ce54">
            <text:p>95,5%</text:p>
          </table:table-cell>
          <table:table-cell office:value-type="float" office:value="6693882" table:style-name="ce53">
            <text:p>6.693.882</text:p>
          </table:table-cell>
          <table:table-cell office:value-type="percentage" office:value="0.93887104026893642" table:style-name="ce54">
            <text:p>93,9%</text:p>
          </table:table-cell>
          <table:table-cell office:value-type="float" office:value="7013313" table:style-name="ce53">
            <text:p>7.013.313</text:p>
          </table:table-cell>
          <table:table-cell office:value-type="percentage" office:value="0.89720932124724051" table:style-name="ce54">
            <text:p>89,7%</text:p>
          </table:table-cell>
          <table:table-cell office:value-type="float" office:value="4965882" table:style-name="ce53">
            <text:p>4.965.882</text:p>
          </table:table-cell>
          <table:table-cell office:value-type="percentage" office:value="0.83572286865409406" table:style-name="ce54">
            <text:p>83,6%</text:p>
          </table:table-cell>
          <table:table-cell office:value-type="float" office:value="4063561" table:style-name="ce53">
            <text:p>4.063.561</text:p>
          </table:table-cell>
          <table:table-cell office:value-type="percentage" office:value="0.82515470783951195" table:style-name="ce54">
            <text:p>82,5%</text:p>
          </table:table-cell>
          <table:table-cell office:value-type="float" office:value="3437454" table:style-name="ce53">
            <text:p>3.437.454</text:p>
          </table:table-cell>
          <table:table-cell office:value-type="percentage" office:value="0.86282298877348729" table:style-name="ce54">
            <text:p>86,3%</text:p>
          </table:table-cell>
          <table:table-cell office:value-type="float" office:value="38289398" table:style-name="ce53">
            <text:p>38.289.398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765362207966038" table:style-name="ce54">
            <text:p>90,8%</text:p>
          </table:table-cell>
          <table:table-cell office:value-type="percentage" office:value="0.8078154131536569" table:style-name="ce54">
            <text:p>80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69">
            <text:p>50-59 años</text:p>
          </table:table-cell>
          <table:covered-table-cell/>
          <table:table-cell office:value-type="string" table:number-columns-spanned="2" table:number-rows-spanned="1" table:style-name="ce69">
            <text:p>40-49 años</text:p>
          </table:table-cell>
          <table:covered-table-cell/>
          <table:table-cell office:value-type="string" table:number-columns-spanned="2" table:number-rows-spanned="1" table:style-name="ce69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<text:s/>Janssen</text:p>
          </table:table-cell>
          <table:covered-table-cell/>
          <table:table-cell office:value-type="string" table:number-columns-spanned="2" table:number-rows-spanned="1" table:style-name="ce71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40-49 años</text:p>
          </table:table-cell>
          <table:table-cell office:value-type="string" table:style-name="ce57">
            <text:p>Nº Personas 30-39 años con <text:s/>dosis de recuerdo</text:p>
          </table:table-cell>
          <table:table-cell office:value-type="string" table:style-name="ce57">
            <text:p>% Dosis de recuerdo en 30-39 años</text:p>
          </table:table-cell>
          <table:table-cell office:value-type="string" table:style-name="ce57">
            <text:p>Nº Personas 20-29 años con <text:s/>dosis de recuerdo</text:p>
          </table:table-cell>
          <table:table-cell office:value-type="string" table:style-name="ce57">
            <text:p>% Dosis de recuerdo en 20-2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89434" table:style-name="ce60">
            <text:p>989.434</text:p>
          </table:table-cell>
          <table:table-cell office:value-type="percentage" office:value="0.91389677588592477" table:style-name="ce61">
            <text:p>91,4%</text:p>
          </table:table-cell>
          <table:table-cell office:value-type="float" office:value="837926" table:style-name="ce60">
            <text:p>837.926</text:p>
          </table:table-cell>
          <table:table-cell office:value-type="percentage" office:value="0.9012864364848876" table:style-name="ce61">
            <text:p>90,1%</text:p>
          </table:table-cell>
          <table:table-cell office:value-type="float" office:value="758489" table:style-name="ce60">
            <text:p>758.489</text:p>
          </table:table-cell>
          <table:table-cell office:value-type="percentage" office:value="0.62275719999047585" table:style-name="ce61">
            <text:p>62,3%</text:p>
          </table:table-cell>
          <table:table-cell office:value-type="float" office:value="489056" table:style-name="ce60">
            <text:p>489.056</text:p>
          </table:table-cell>
          <table:table-cell office:value-type="percentage" office:value="0.38839522193570214" table:style-name="ce61">
            <text:p>38,8%</text:p>
          </table:table-cell>
          <table:table-cell office:value-type="float" office:value="185224" table:style-name="ce60">
            <text:p>185.224</text:p>
          </table:table-cell>
          <table:table-cell office:value-type="percentage" office:value="0.19689871554054555" table:style-name="ce61">
            <text:p>19,7%</text:p>
          </table:table-cell>
          <table:table-cell office:value-type="float" office:value="75007" table:style-name="ce60">
            <text:p>75.007</text:p>
          </table:table-cell>
          <table:table-cell office:value-type="percentage" office:value="9.6152588891182098E-2" table:style-name="ce61">
            <text:p>9,6%</text:p>
          </table:table-cell>
          <table:table-cell office:value-type="float" office:value="190195" table:style-name="ce60">
            <text:p>190.195</text:p>
          </table:table-cell>
          <table:table-cell office:value-type="percentage" office:value="0.59704233398836015" table:style-name="ce44">
            <text:p>59,7%</text:p>
          </table:table-cell>
          <table:table-cell office:value-type="float" office:value="726718" table:style-name="ce60">
            <text:p>726.718</text:p>
          </table:table-cell>
          <table:table-cell office:value-type="percentage" office:value="0.84000046235291403" table:style-name="ce44">
            <text:p>84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200485" table:style-name="ce7">
            <text:p>200.485</text:p>
          </table:table-cell>
          <table:table-cell office:value-type="percentage" office:value="0.91305100260956296" table:style-name="ce47">
            <text:p>91,3%</text:p>
          </table:table-cell>
          <table:table-cell office:value-type="float" office:value="139366" table:style-name="ce7">
            <text:p>139.366</text:p>
          </table:table-cell>
          <table:table-cell office:value-type="percentage" office:value="0.90366547142773779" table:style-name="ce47">
            <text:p>90,4%</text:p>
          </table:table-cell>
          <table:table-cell office:value-type="float" office:value="124782" table:style-name="ce7">
            <text:p>124.782</text:p>
          </table:table-cell>
          <table:table-cell office:value-type="percentage" office:value="0.66945647100481243" table:style-name="ce47">
            <text:p>66,9%</text:p>
          </table:table-cell>
          <table:table-cell office:value-type="float" office:value="86899" table:style-name="ce7">
            <text:p>86.899</text:p>
          </table:table-cell>
          <table:table-cell office:value-type="percentage" office:value="0.45926548387267258" table:style-name="ce47">
            <text:p>45,9%</text:p>
          </table:table-cell>
          <table:table-cell office:value-type="float" office:value="33794" table:style-name="ce7">
            <text:p>33.794</text:p>
          </table:table-cell>
          <table:table-cell office:value-type="percentage" office:value="0.26434398979982948" table:style-name="ce47">
            <text:p>26,4%</text:p>
          </table:table-cell>
          <table:table-cell office:value-type="float" office:value="21735" table:style-name="ce7">
            <text:p>21.735</text:p>
          </table:table-cell>
          <table:table-cell office:value-type="percentage" office:value="0.20486549663505949" table:style-name="ce47">
            <text:p>20,5%</text:p>
          </table:table-cell>
          <table:table-cell office:value-type="float" office:value="35505" table:style-name="ce7">
            <text:p>35.505</text:p>
          </table:table-cell>
          <table:table-cell office:value-type="percentage" office:value="0.60422729361311078" table:style-name="ce47">
            <text:p>60,4%</text:p>
          </table:table-cell>
          <table:table-cell office:value-type="float" office:value="115705" table:style-name="ce7">
            <text:p>115.705</text:p>
          </table:table-cell>
          <table:table-cell office:value-type="percentage" office:value="0.85694711894534148" table:style-name="ce47">
            <text:p>85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1183" table:style-name="ce7">
            <text:p>191.183</text:p>
          </table:table-cell>
          <table:table-cell office:value-type="percentage" office:value="0.94376403801061337" table:style-name="ce47">
            <text:p>94,4%</text:p>
          </table:table-cell>
          <table:table-cell office:value-type="float" office:value="140791" table:style-name="ce7">
            <text:p>140.791</text:p>
          </table:table-cell>
          <table:table-cell office:value-type="percentage" office:value="0.95125197627123226" table:style-name="ce47">
            <text:p>95,1%</text:p>
          </table:table-cell>
          <table:table-cell office:value-type="float" office:value="141289" table:style-name="ce7">
            <text:p>141.289</text:p>
          </table:table-cell>
          <table:table-cell office:value-type="percentage" office:value="0.92269162198697818" table:style-name="ce47">
            <text:p>92,3%</text:p>
          </table:table-cell>
          <table:table-cell office:value-type="float" office:value="119018" table:style-name="ce7">
            <text:p>119.018</text:p>
          </table:table-cell>
          <table:table-cell office:value-type="percentage" office:value="0.78842319335969846" table:style-name="ce47">
            <text:p>78,8%</text:p>
          </table:table-cell>
          <table:table-cell office:value-type="float" office:value="51495" table:style-name="ce7">
            <text:p>51.495</text:p>
          </table:table-cell>
          <table:table-cell office:value-type="percentage" office:value="0.56643310490479704" table:style-name="ce47">
            <text:p>56,6%</text:p>
          </table:table-cell>
          <table:table-cell office:value-type="float" office:value="29226" table:style-name="ce7">
            <text:p>29.226</text:p>
          </table:table-cell>
          <table:table-cell office:value-type="percentage" office:value="0.43981941309255079" table:style-name="ce47">
            <text:p>44,0%</text:p>
          </table:table-cell>
          <table:table-cell office:value-type="float" office:value="41342" table:style-name="ce7">
            <text:p>41.342</text:p>
          </table:table-cell>
          <table:table-cell office:value-type="percentage" office:value="0.91232483725035862" table:style-name="ce47">
            <text:p>91,2%</text:p>
          </table:table-cell>
          <table:table-cell office:value-type="float" office:value="112971" table:style-name="ce7">
            <text:p>112.971</text:p>
          </table:table-cell>
          <table:table-cell office:value-type="percentage" office:value="0.9611117728131221" table:style-name="ce47">
            <text:p>96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8575" table:style-name="ce7">
            <text:p>118.575</text:p>
          </table:table-cell>
          <table:table-cell office:value-type="percentage" office:value="0.906301114389226" table:style-name="ce47">
            <text:p>90,6%</text:p>
          </table:table-cell>
          <table:table-cell office:value-type="float" office:value="93169" table:style-name="ce7">
            <text:p>93.169</text:p>
          </table:table-cell>
          <table:table-cell office:value-type="percentage" office:value="0.83563388492757518" table:style-name="ce47">
            <text:p>83,6%</text:p>
          </table:table-cell>
          <table:table-cell office:value-type="float" office:value="92675" table:style-name="ce7">
            <text:p>92.675</text:p>
          </table:table-cell>
          <table:table-cell office:value-type="percentage" office:value="0.60971598123647175" table:style-name="ce47">
            <text:p>61,0%</text:p>
          </table:table-cell>
          <table:table-cell office:value-type="float" office:value="66167" table:style-name="ce7">
            <text:p>66.167</text:p>
          </table:table-cell>
          <table:table-cell office:value-type="percentage" office:value="0.38624582623111586" table:style-name="ce47">
            <text:p>38,6%</text:p>
          </table:table-cell>
          <table:table-cell office:value-type="float" office:value="25670" table:style-name="ce7">
            <text:p>25.670</text:p>
          </table:table-cell>
          <table:table-cell office:value-type="percentage" office:value="0.19489048324032951" table:style-name="ce47">
            <text:p>19,5%</text:p>
          </table:table-cell>
          <table:table-cell office:value-type="float" office:value="15402" table:style-name="ce7">
            <text:p>15.402</text:p>
          </table:table-cell>
          <table:table-cell office:value-type="percentage" office:value="0.15193394690894024" table:style-name="ce47">
            <text:p>15,2%</text:p>
          </table:table-cell>
          <table:table-cell office:value-type="float" office:value="32815" table:style-name="ce7">
            <text:p>32.815</text:p>
          </table:table-cell>
          <table:table-cell office:value-type="percentage" office:value="0.64353231879510508" table:style-name="ce47">
            <text:p>64,4%</text:p>
          </table:table-cell>
          <table:table-cell office:value-type="float" office:value="97306" table:style-name="ce7">
            <text:p>97.306</text:p>
          </table:table-cell>
          <table:table-cell office:value-type="percentage" office:value="0.8113701554265893" table:style-name="ce47">
            <text:p>81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8594" table:style-name="ce7">
            <text:p>218.594</text:p>
          </table:table-cell>
          <table:table-cell office:value-type="percentage" office:value="0.89695412934384322" table:style-name="ce47">
            <text:p>89,7%</text:p>
          </table:table-cell>
          <table:table-cell office:value-type="float" office:value="188227" table:style-name="ce7">
            <text:p>188.227</text:p>
          </table:table-cell>
          <table:table-cell office:value-type="percentage" office:value="0.84392724077171055" table:style-name="ce47">
            <text:p>84,4%</text:p>
          </table:table-cell>
          <table:table-cell office:value-type="float" office:value="220846" table:style-name="ce7">
            <text:p>220.846</text:p>
          </table:table-cell>
          <table:table-cell office:value-type="percentage" office:value="0.68677426376838635" table:style-name="ce47">
            <text:p>68,7%</text:p>
          </table:table-cell>
          <table:table-cell office:value-type="float" office:value="154621" table:style-name="ce7">
            <text:p>154.621</text:p>
          </table:table-cell>
          <table:table-cell office:value-type="percentage" office:value="0.48478131368553062" table:style-name="ce47">
            <text:p>48,5%</text:p>
          </table:table-cell>
          <table:table-cell office:value-type="float" office:value="50065" table:style-name="ce7">
            <text:p>50.065</text:p>
          </table:table-cell>
          <table:table-cell office:value-type="percentage" office:value="0.21767012747604389" table:style-name="ce47">
            <text:p>21,8%</text:p>
          </table:table-cell>
          <table:table-cell office:value-type="float" office:value="18793" table:style-name="ce7">
            <text:p>18.793</text:p>
          </table:table-cell>
          <table:table-cell office:value-type="percentage" office:value="0.10050646315440441" table:style-name="ce47">
            <text:p>10,1%</text:p>
          </table:table-cell>
          <table:table-cell office:value-type="float" office:value="93440" table:style-name="ce7">
            <text:p>93.440</text:p>
          </table:table-cell>
          <table:table-cell office:value-type="percentage" office:value="0.69585421615865239" table:style-name="ce47">
            <text:p>69,6%</text:p>
          </table:table-cell>
          <table:table-cell office:value-type="float" office:value="179821" table:style-name="ce7">
            <text:p>179.821</text:p>
          </table:table-cell>
          <table:table-cell office:value-type="percentage" office:value="0.80738958059258525" table:style-name="ce47">
            <text:p>80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1973" table:style-name="ce7">
            <text:p>91.973</text:p>
          </table:table-cell>
          <table:table-cell office:value-type="percentage" office:value="0.9363597491448119" table:style-name="ce47">
            <text:p>93,6%</text:p>
          </table:table-cell>
          <table:table-cell office:value-type="float" office:value="74391" table:style-name="ce7">
            <text:p>74.391</text:p>
          </table:table-cell>
          <table:table-cell office:value-type="percentage" office:value="0.96703368128225464" table:style-name="ce47">
            <text:p>96,7%</text:p>
          </table:table-cell>
          <table:table-cell office:value-type="float" office:value="66525" table:style-name="ce7">
            <text:p>66.525</text:p>
          </table:table-cell>
          <table:table-cell office:value-type="percentage" office:value="0.78519663849676602" table:style-name="ce47">
            <text:p>78,5%</text:p>
          </table:table-cell>
          <table:table-cell office:value-type="float" office:value="49573" table:style-name="ce7">
            <text:p>49.573</text:p>
          </table:table-cell>
          <table:table-cell office:value-type="percentage" office:value="0.55871380752194932" table:style-name="ce47">
            <text:p>55,9%</text:p>
          </table:table-cell>
          <table:table-cell office:value-type="float" office:value="19319" table:style-name="ce7">
            <text:p>19.319</text:p>
          </table:table-cell>
          <table:table-cell office:value-type="percentage" office:value="0.34554983186663807" table:style-name="ce47">
            <text:p>34,6%</text:p>
          </table:table-cell>
          <table:table-cell office:value-type="float" office:value="5900" table:style-name="ce7">
            <text:p>5.900</text:p>
          </table:table-cell>
          <table:table-cell office:value-type="percentage" office:value="0.1391542253355032" table:style-name="ce47">
            <text:p>13,9%</text:p>
          </table:table-cell>
          <table:table-cell office:value-type="float" office:value="19497" table:style-name="ce7">
            <text:p>19.497</text:p>
          </table:table-cell>
          <table:table-cell office:value-type="percentage" office:value="0.87883705206220419" table:style-name="ce47">
            <text:p>87,9%</text:p>
          </table:table-cell>
          <table:table-cell office:value-type="float" office:value="55269" table:style-name="ce7">
            <text:p>55.269</text:p>
          </table:table-cell>
          <table:table-cell office:value-type="percentage" office:value="0.93236951314146899" table:style-name="ce47">
            <text:p>93,2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5817" table:style-name="ce7">
            <text:p>445.817</text:p>
          </table:table-cell>
          <table:table-cell office:value-type="percentage" office:value="0.93175149225033027" table:style-name="ce47">
            <text:p>93,2%</text:p>
          </table:table-cell>
          <table:table-cell office:value-type="float" office:value="292949" table:style-name="ce7">
            <text:p>292.949</text:p>
          </table:table-cell>
          <table:table-cell office:value-type="percentage" office:value="0.90879450533428052" table:style-name="ce47">
            <text:p>90,9%</text:p>
          </table:table-cell>
          <table:table-cell office:value-type="float" office:value="291415" table:style-name="ce7">
            <text:p>291.415</text:p>
          </table:table-cell>
          <table:table-cell office:value-type="percentage" office:value="0.82510348654816446" table:style-name="ce47">
            <text:p>82,5%</text:p>
          </table:table-cell>
          <table:table-cell office:value-type="float" office:value="209441" table:style-name="ce7">
            <text:p>209.441</text:p>
          </table:table-cell>
          <table:table-cell office:value-type="percentage" office:value="0.65193003862878696" table:style-name="ce47">
            <text:p>65,2%</text:p>
          </table:table-cell>
          <table:table-cell office:value-type="float" office:value="61475" table:style-name="ce7">
            <text:p>61.475</text:p>
          </table:table-cell>
          <table:table-cell office:value-type="percentage" office:value="0.288359155491137" table:style-name="ce47">
            <text:p>28,8%</text:p>
          </table:table-cell>
          <table:table-cell office:value-type="float" office:value="21372" table:style-name="ce7">
            <text:p>21.372</text:p>
          </table:table-cell>
          <table:table-cell office:value-type="percentage" office:value="0.12294134227647421" table:style-name="ce47">
            <text:p>12,3%</text:p>
          </table:table-cell>
          <table:table-cell office:value-type="float" office:value="81383" table:style-name="ce7">
            <text:p>81.383</text:p>
          </table:table-cell>
          <table:table-cell office:value-type="percentage" office:value="0.85130442059457312" table:style-name="ce47">
            <text:p>85,1%</text:p>
          </table:table-cell>
          <table:table-cell office:value-type="float" office:value="224385" table:style-name="ce7">
            <text:p>224.385</text:p>
          </table:table-cell>
          <table:table-cell office:value-type="percentage" office:value="0.92224510178666108" table:style-name="ce47">
            <text:p>92,2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70664" table:style-name="ce7">
            <text:p>270.664</text:p>
          </table:table-cell>
          <table:table-cell office:value-type="percentage" office:value="0.9151597938841477" table:style-name="ce47">
            <text:p>91,5%</text:p>
          </table:table-cell>
          <table:table-cell office:value-type="float" office:value="197055" table:style-name="ce7">
            <text:p>197.055</text:p>
          </table:table-cell>
          <table:table-cell office:value-type="percentage" office:value="0.91013431126219335" table:style-name="ce47">
            <text:p>91,0%</text:p>
          </table:table-cell>
          <table:table-cell office:value-type="float" office:value="205828" table:style-name="ce7">
            <text:p>205.828</text:p>
          </table:table-cell>
          <table:table-cell office:value-type="percentage" office:value="0.73286737189917861" table:style-name="ce47">
            <text:p>73,3%</text:p>
          </table:table-cell>
          <table:table-cell office:value-type="float" office:value="145913" table:style-name="ce7">
            <text:p>145.913</text:p>
          </table:table-cell>
          <table:table-cell office:value-type="percentage" office:value="0.51856208685763028" table:style-name="ce47">
            <text:p>51,9%</text:p>
          </table:table-cell>
          <table:table-cell office:value-type="float" office:value="49755" table:style-name="ce7">
            <text:p>49.755</text:p>
          </table:table-cell>
          <table:table-cell office:value-type="percentage" office:value="0.24731337793639591" table:style-name="ce47">
            <text:p>24,7%</text:p>
          </table:table-cell>
          <table:table-cell office:value-type="float" office:value="22758" table:style-name="ce7">
            <text:p>22.758</text:p>
          </table:table-cell>
          <table:table-cell office:value-type="percentage" office:value="0.13465794113818444" table:style-name="ce47">
            <text:p>13,5%</text:p>
          </table:table-cell>
          <table:table-cell office:value-type="float" office:value="63785" table:style-name="ce7">
            <text:p>63.785</text:p>
          </table:table-cell>
          <table:table-cell office:value-type="percentage" office:value="0.82477759387607319" table:style-name="ce47">
            <text:p>82,5%</text:p>
          </table:table-cell>
          <table:table-cell office:value-type="float" office:value="172837" table:style-name="ce7">
            <text:p>172.837</text:p>
          </table:table-cell>
          <table:table-cell office:value-type="percentage" office:value="0.85875338484088137" table:style-name="ce47">
            <text:p>85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65856" table:style-name="ce7">
            <text:p>965.856</text:p>
          </table:table-cell>
          <table:table-cell office:value-type="percentage" office:value="0.90039377125469844" table:style-name="ce47">
            <text:p>90,0%</text:p>
          </table:table-cell>
          <table:table-cell office:value-type="float" office:value="699309" table:style-name="ce7">
            <text:p>699.309</text:p>
          </table:table-cell>
          <table:table-cell office:value-type="percentage" office:value="0.88002693026445766" table:style-name="ce47">
            <text:p>88,0%</text:p>
          </table:table-cell>
          <table:table-cell office:value-type="float" office:value="714582" table:style-name="ce7">
            <text:p>714.582</text:p>
          </table:table-cell>
          <table:table-cell office:value-type="percentage" office:value="0.69166439203433439" table:style-name="ce47">
            <text:p>69,2%</text:p>
          </table:table-cell>
          <table:table-cell office:value-type="float" office:value="576722" table:style-name="ce7">
            <text:p>576.722</text:p>
          </table:table-cell>
          <table:table-cell office:value-type="percentage" office:value="0.50336904874123267" table:style-name="ce47">
            <text:p>50,3%</text:p>
          </table:table-cell>
          <table:table-cell office:value-type="float" office:value="241701" table:style-name="ce7">
            <text:p>241.701</text:p>
          </table:table-cell>
          <table:table-cell office:value-type="percentage" office:value="0.30046468031784235" table:style-name="ce47">
            <text:p>30,0%</text:p>
          </table:table-cell>
          <table:table-cell office:value-type="float" office:value="85930" table:style-name="ce7">
            <text:p>85.930</text:p>
          </table:table-cell>
          <table:table-cell office:value-type="percentage" office:value="0.1286213580607258" table:style-name="ce47">
            <text:p>12,9%</text:p>
          </table:table-cell>
          <table:table-cell office:value-type="float" office:value="204330" table:style-name="ce7">
            <text:p>204.330</text:p>
          </table:table-cell>
          <table:table-cell office:value-type="percentage" office:value="0.58808969425552671" table:style-name="ce47">
            <text:p>58,8%</text:p>
          </table:table-cell>
          <table:table-cell office:value-type="float" office:value="693007" table:style-name="ce7">
            <text:p>693.007</text:p>
          </table:table-cell>
          <table:table-cell office:value-type="percentage" office:value="0.86381415593869348" table:style-name="ce47">
            <text:p>86,4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83082" table:style-name="ce7">
            <text:p>683.082</text:p>
          </table:table-cell>
          <table:table-cell office:value-type="percentage" office:value="0.9399689283301248" table:style-name="ce47">
            <text:p>94,0%</text:p>
          </table:table-cell>
          <table:table-cell office:value-type="float" office:value="543652" table:style-name="ce7">
            <text:p>543.652</text:p>
          </table:table-cell>
          <table:table-cell office:value-type="percentage" office:value="0.95385074260248615" table:style-name="ce47">
            <text:p>95,4%</text:p>
          </table:table-cell>
          <table:table-cell office:value-type="float" office:value="556053" table:style-name="ce7">
            <text:p>556.053</text:p>
          </table:table-cell>
          <table:table-cell office:value-type="percentage" office:value="0.77761058568353991" table:style-name="ce47">
            <text:p>77,8%</text:p>
          </table:table-cell>
          <table:table-cell office:value-type="float" office:value="386180" table:style-name="ce7">
            <text:p>386.180</text:p>
          </table:table-cell>
          <table:table-cell office:value-type="percentage" office:value="0.51093026671094433" table:style-name="ce47">
            <text:p>51,1%</text:p>
          </table:table-cell>
          <table:table-cell office:value-type="float" office:value="127945" table:style-name="ce7">
            <text:p>127.945</text:p>
          </table:table-cell>
          <table:table-cell office:value-type="percentage" office:value="0.24802079617883782" table:style-name="ce47">
            <text:p>24,8%</text:p>
          </table:table-cell>
          <table:table-cell office:value-type="float" office:value="47182" table:style-name="ce7">
            <text:p>47.182</text:p>
          </table:table-cell>
          <table:table-cell office:value-type="percentage" office:value="0.1094354502017906" table:style-name="ce47">
            <text:p>10,9%</text:p>
          </table:table-cell>
          <table:table-cell office:value-type="float" office:value="180978" table:style-name="ce7">
            <text:p>180.978</text:p>
          </table:table-cell>
          <table:table-cell office:value-type="percentage" office:value="0.85754900706497794" table:style-name="ce47">
            <text:p>85,8%</text:p>
          </table:table-cell>
          <table:table-cell office:value-type="float" office:value="423208" table:style-name="ce7">
            <text:p>423.208</text:p>
          </table:table-cell>
          <table:table-cell office:value-type="percentage" office:value="0.90670654500346004" table:style-name="ce47">
            <text:p>90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3881" table:style-name="ce7">
            <text:p>153.881</text:p>
          </table:table-cell>
          <table:table-cell office:value-type="percentage" office:value="0.88780231699436907" table:style-name="ce47">
            <text:p>88,8%</text:p>
          </table:table-cell>
          <table:table-cell office:value-type="float" office:value="123620" table:style-name="ce7">
            <text:p>123.620</text:p>
          </table:table-cell>
          <table:table-cell office:value-type="percentage" office:value="0.93362938795238959" table:style-name="ce47">
            <text:p>93,4%</text:p>
          </table:table-cell>
          <table:table-cell office:value-type="float" office:value="124501" table:style-name="ce7">
            <text:p>124.501</text:p>
          </table:table-cell>
          <table:table-cell office:value-type="percentage" office:value="0.77202262101124852" table:style-name="ce47">
            <text:p>77,2%</text:p>
          </table:table-cell>
          <table:table-cell office:value-type="float" office:value="82889" table:style-name="ce7">
            <text:p>82.889</text:p>
          </table:table-cell>
          <table:table-cell office:value-type="percentage" office:value="0.56933559540899381" table:style-name="ce47">
            <text:p>56,9%</text:p>
          </table:table-cell>
          <table:table-cell office:value-type="float" office:value="25806" table:style-name="ce7">
            <text:p>25.806</text:p>
          </table:table-cell>
          <table:table-cell office:value-type="percentage" office:value="0.22970519119846186" table:style-name="ce47">
            <text:p>23,0%</text:p>
          </table:table-cell>
          <table:table-cell office:value-type="float" office:value="6077" table:style-name="ce7">
            <text:p>6.077</text:p>
          </table:table-cell>
          <table:table-cell office:value-type="percentage" office:value="6.5669609570019133E-2" table:style-name="ce47">
            <text:p>6,6%</text:p>
          </table:table-cell>
          <table:table-cell office:value-type="float" office:value="34446" table:style-name="ce7">
            <text:p>34.446</text:p>
          </table:table-cell>
          <table:table-cell office:value-type="percentage" office:value="0.86393619422638013" table:style-name="ce47">
            <text:p>86,4%</text:p>
          </table:table-cell>
          <table:table-cell office:value-type="float" office:value="90437" table:style-name="ce7">
            <text:p>90.437</text:p>
          </table:table-cell>
          <table:table-cell office:value-type="percentage" office:value="0.89683657278857598" table:style-name="ce47">
            <text:p>89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4256" table:style-name="ce7">
            <text:p>504.256</text:p>
          </table:table-cell>
          <table:table-cell office:value-type="percentage" office:value="0.94689383085118972" table:style-name="ce47">
            <text:p>94,7%</text:p>
          </table:table-cell>
          <table:table-cell office:value-type="float" office:value="332794" table:style-name="ce7">
            <text:p>332.794</text:p>
          </table:table-cell>
          <table:table-cell office:value-type="percentage" office:value="0.95841145045862308" table:style-name="ce47">
            <text:p>95,8%</text:p>
          </table:table-cell>
          <table:table-cell office:value-type="float" office:value="368715" table:style-name="ce7">
            <text:p>368.715</text:p>
          </table:table-cell>
          <table:table-cell office:value-type="percentage" office:value="0.94106281919414403" table:style-name="ce47">
            <text:p>94,1%</text:p>
          </table:table-cell>
          <table:table-cell office:value-type="float" office:value="365902" table:style-name="ce7">
            <text:p>365.902</text:p>
          </table:table-cell>
          <table:table-cell office:value-type="percentage" office:value="0.89322383935241012" table:style-name="ce47">
            <text:p>89,3%</text:p>
          </table:table-cell>
          <table:table-cell office:value-type="float" office:value="167681" table:style-name="ce7">
            <text:p>167.681</text:p>
          </table:table-cell>
          <table:table-cell office:value-type="percentage" office:value="0.63193101862843748" table:style-name="ce47">
            <text:p>63,2%</text:p>
          </table:table-cell>
          <table:table-cell office:value-type="float" office:value="92178" table:style-name="ce7">
            <text:p>92.178</text:p>
          </table:table-cell>
          <table:table-cell office:value-type="percentage" office:value="0.46064355569770171" table:style-name="ce47">
            <text:p>46,1%</text:p>
          </table:table-cell>
          <table:table-cell office:value-type="float" office:value="111879" table:style-name="ce7">
            <text:p>111.879</text:p>
          </table:table-cell>
          <table:table-cell office:value-type="percentage" office:value="0.90247561890472616" table:style-name="ce47">
            <text:p>90,2%</text:p>
          </table:table-cell>
          <table:table-cell office:value-type="float" office:value="298271" table:style-name="ce7">
            <text:p>298.271</text:p>
          </table:table-cell>
          <table:table-cell office:value-type="percentage" office:value="0.98008747055015755" table:style-name="ce47">
            <text:p>98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716" table:style-name="ce7">
            <text:p>47.716</text:p>
          </table:table-cell>
          <table:table-cell office:value-type="percentage" office:value="0.91938342967244702" table:style-name="ce47">
            <text:p>91,9%</text:p>
          </table:table-cell>
          <table:table-cell office:value-type="float" office:value="34788" table:style-name="ce7">
            <text:p>34.788</text:p>
          </table:table-cell>
          <table:table-cell office:value-type="percentage" office:value="0.91508838383838387" table:style-name="ce47">
            <text:p>91,5%</text:p>
          </table:table-cell>
          <table:table-cell office:value-type="float" office:value="28478" table:style-name="ce7">
            <text:p>28.478</text:p>
          </table:table-cell>
          <table:table-cell office:value-type="percentage" office:value="0.6296959646213377" table:style-name="ce47">
            <text:p>63,0%</text:p>
          </table:table-cell>
          <table:table-cell office:value-type="float" office:value="19489" table:style-name="ce7">
            <text:p>19.489</text:p>
          </table:table-cell>
          <table:table-cell office:value-type="percentage" office:value="0.41023428126381373" table:style-name="ce47">
            <text:p>41,0%</text:p>
          </table:table-cell>
          <table:table-cell office:value-type="float" office:value="6173" table:style-name="ce7">
            <text:p>6.173</text:p>
          </table:table-cell>
          <table:table-cell office:value-type="percentage" office:value="0.19606784398424595" table:style-name="ce47">
            <text:p>19,6%</text:p>
          </table:table-cell>
          <table:table-cell office:value-type="float" office:value="2196" table:style-name="ce7">
            <text:p>2.196</text:p>
          </table:table-cell>
          <table:table-cell office:value-type="percentage" office:value="8.9453745570084314E-2" table:style-name="ce47">
            <text:p>8,9%</text:p>
          </table:table-cell>
          <table:table-cell office:value-type="float" office:value="12264" table:style-name="ce7">
            <text:p>12.264</text:p>
          </table:table-cell>
          <table:table-cell office:value-type="percentage" office:value="0.85918453131567885" table:style-name="ce47">
            <text:p>85,9%</text:p>
          </table:table-cell>
          <table:table-cell office:value-type="float" office:value="24404" table:style-name="ce7">
            <text:p>24.404</text:p>
          </table:table-cell>
          <table:table-cell office:value-type="percentage" office:value="0.82309690040136263" table:style-name="ce47">
            <text:p>82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99618" table:style-name="ce7">
            <text:p>799.618</text:p>
          </table:table-cell>
          <table:table-cell office:value-type="percentage" office:value="0.90449613595641865" table:style-name="ce47">
            <text:p>90,4%</text:p>
          </table:table-cell>
          <table:table-cell office:value-type="float" office:value="577024" table:style-name="ce7">
            <text:p>577.024</text:p>
          </table:table-cell>
          <table:table-cell office:value-type="percentage" office:value="0.84474101054345185" table:style-name="ce47">
            <text:p>84,5%</text:p>
          </table:table-cell>
          <table:table-cell office:value-type="float" office:value="638060" table:style-name="ce7">
            <text:p>638.060</text:p>
          </table:table-cell>
          <table:table-cell office:value-type="percentage" office:value="0.67641761361528174" table:style-name="ce47">
            <text:p>67,6%</text:p>
          </table:table-cell>
          <table:table-cell office:value-type="float" office:value="480911" table:style-name="ce7">
            <text:p>480.911</text:p>
          </table:table-cell>
          <table:table-cell office:value-type="percentage" office:value="0.46548212934086758" table:style-name="ce47">
            <text:p>46,5%</text:p>
          </table:table-cell>
          <table:table-cell office:value-type="float" office:value="218708" table:style-name="ce7">
            <text:p>218.708</text:p>
          </table:table-cell>
          <table:table-cell office:value-type="percentage" office:value="0.29059976694405726" table:style-name="ce47">
            <text:p>29,1%</text:p>
          </table:table-cell>
          <table:table-cell office:value-type="float" office:value="119476" table:style-name="ce7">
            <text:p>119.476</text:p>
          </table:table-cell>
          <table:table-cell office:value-type="percentage" office:value="0.19737170327174208" table:style-name="ce47">
            <text:p>19,7%</text:p>
          </table:table-cell>
          <table:table-cell office:value-type="float" office:value="175856" table:style-name="ce7">
            <text:p>175.856</text:p>
          </table:table-cell>
          <table:table-cell office:value-type="percentage" office:value="0.73481223962794739" table:style-name="ce47">
            <text:p>73,5%</text:p>
          </table:table-cell>
          <table:table-cell office:value-type="float" office:value="527463" table:style-name="ce7">
            <text:p>527.463</text:p>
          </table:table-cell>
          <table:table-cell office:value-type="percentage" office:value="0.79717289814967351" table:style-name="ce47">
            <text:p>79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7031" table:style-name="ce7">
            <text:p>157.031</text:p>
          </table:table-cell>
          <table:table-cell office:value-type="percentage" office:value="0.8901883198603191" table:style-name="ce47">
            <text:p>89,0%</text:p>
          </table:table-cell>
          <table:table-cell office:value-type="float" office:value="123820" table:style-name="ce7">
            <text:p>123.820</text:p>
          </table:table-cell>
          <table:table-cell office:value-type="percentage" office:value="0.84685251552540142" table:style-name="ce47">
            <text:p>84,7%</text:p>
          </table:table-cell>
          <table:table-cell office:value-type="float" office:value="136395" table:style-name="ce7">
            <text:p>136.395</text:p>
          </table:table-cell>
          <table:table-cell office:value-type="percentage" office:value="0.65692006858419871" table:style-name="ce47">
            <text:p>65,7%</text:p>
          </table:table-cell>
          <table:table-cell office:value-type="float" office:value="106761" table:style-name="ce7">
            <text:p>106.761</text:p>
          </table:table-cell>
          <table:table-cell office:value-type="percentage" office:value="0.45971304804636703" table:style-name="ce47">
            <text:p>46,0%</text:p>
          </table:table-cell>
          <table:table-cell office:value-type="float" office:value="41038" table:style-name="ce7">
            <text:p>41.038</text:p>
          </table:table-cell>
          <table:table-cell office:value-type="percentage" office:value="0.24226931932227405" table:style-name="ce47">
            <text:p>24,2%</text:p>
          </table:table-cell>
          <table:table-cell office:value-type="float" office:value="27260" table:style-name="ce7">
            <text:p>27.260</text:p>
          </table:table-cell>
          <table:table-cell office:value-type="percentage" office:value="0.18967040765917773" table:style-name="ce47">
            <text:p>19,0%</text:p>
          </table:table-cell>
          <table:table-cell office:value-type="float" office:value="48162" table:style-name="ce7">
            <text:p>48.162</text:p>
          </table:table-cell>
          <table:table-cell office:value-type="percentage" office:value="0.72216640926061992" table:style-name="ce47">
            <text:p>72,2%</text:p>
          </table:table-cell>
          <table:table-cell office:value-type="float" office:value="106172" table:style-name="ce7">
            <text:p>106.172</text:p>
          </table:table-cell>
          <table:table-cell office:value-type="percentage" office:value="0.80558443036534011" table:style-name="ce47">
            <text:p>80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2053" table:style-name="ce7">
            <text:p>92.053</text:p>
          </table:table-cell>
          <table:table-cell office:value-type="percentage" office:value="0.93780435624197722" table:style-name="ce47">
            <text:p>93,8%</text:p>
          </table:table-cell>
          <table:table-cell office:value-type="float" office:value="68824" table:style-name="ce7">
            <text:p>68.824</text:p>
          </table:table-cell>
          <table:table-cell office:value-type="percentage" office:value="0.95281869531509578" table:style-name="ce47">
            <text:p>95,3%</text:p>
          </table:table-cell>
          <table:table-cell office:value-type="float" office:value="67395" table:style-name="ce7">
            <text:p>67.395</text:p>
          </table:table-cell>
          <table:table-cell office:value-type="percentage" office:value="0.73184636601548503" table:style-name="ce47">
            <text:p>73,2%</text:p>
          </table:table-cell>
          <table:table-cell office:value-type="float" office:value="49751" table:style-name="ce7">
            <text:p>49.751</text:p>
          </table:table-cell>
          <table:table-cell office:value-type="percentage" office:value="0.51932692408062719" table:style-name="ce47">
            <text:p>51,9%</text:p>
          </table:table-cell>
          <table:table-cell office:value-type="float" office:value="19494" table:style-name="ce7">
            <text:p>19.494</text:p>
          </table:table-cell>
          <table:table-cell office:value-type="percentage" office:value="0.30005079345534025" table:style-name="ce47">
            <text:p>30,0%</text:p>
          </table:table-cell>
          <table:table-cell office:value-type="float" office:value="6874" table:style-name="ce7">
            <text:p>6.874</text:p>
          </table:table-cell>
          <table:table-cell office:value-type="percentage" office:value="0.11764101861993428" table:style-name="ce47">
            <text:p>11,8%</text:p>
          </table:table-cell>
          <table:table-cell office:value-type="float" office:value="19815" table:style-name="ce7">
            <text:p>19.815</text:p>
          </table:table-cell>
          <table:table-cell office:value-type="percentage" office:value="0.83193383155596612" table:style-name="ce47">
            <text:p>83,2%</text:p>
          </table:table-cell>
          <table:table-cell office:value-type="float" office:value="59818" table:style-name="ce7">
            <text:p>59.818</text:p>
          </table:table-cell>
          <table:table-cell office:value-type="percentage" office:value="0.88657349083309867" table:style-name="ce47">
            <text:p>88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2180" table:style-name="ce7">
            <text:p>342.180</text:p>
          </table:table-cell>
          <table:table-cell office:value-type="percentage" office:value="0.91123100603439555" table:style-name="ce47">
            <text:p>91,1%</text:p>
          </table:table-cell>
          <table:table-cell office:value-type="float" office:value="247432" table:style-name="ce7">
            <text:p>247.432</text:p>
          </table:table-cell>
          <table:table-cell office:value-type="percentage" office:value="0.89982798561334221" table:style-name="ce47">
            <text:p>90,0%</text:p>
          </table:table-cell>
          <table:table-cell office:value-type="float" office:value="244558" table:style-name="ce7">
            <text:p>244.558</text:p>
          </table:table-cell>
          <table:table-cell office:value-type="percentage" office:value="0.75571596762780002" table:style-name="ce47">
            <text:p>75,6%</text:p>
          </table:table-cell>
          <table:table-cell office:value-type="float" office:value="161469" table:style-name="ce7">
            <text:p>161.469</text:p>
          </table:table-cell>
          <table:table-cell office:value-type="percentage" office:value="0.50203339240742473" table:style-name="ce47">
            <text:p>50,2%</text:p>
          </table:table-cell>
          <table:table-cell office:value-type="float" office:value="53534" table:style-name="ce7">
            <text:p>53.534</text:p>
          </table:table-cell>
          <table:table-cell office:value-type="percentage" office:value="0.2596053595069176" table:style-name="ce47">
            <text:p>26,0%</text:p>
          </table:table-cell>
          <table:table-cell office:value-type="float" office:value="26087" table:style-name="ce7">
            <text:p>26.087</text:p>
          </table:table-cell>
          <table:table-cell office:value-type="percentage" office:value="0.15359026894635203" table:style-name="ce47">
            <text:p>15,4%</text:p>
          </table:table-cell>
          <table:table-cell office:value-type="float" office:value="79319" table:style-name="ce7">
            <text:p>79.319</text:p>
          </table:table-cell>
          <table:table-cell office:value-type="percentage" office:value="0.80125058084328338" table:style-name="ce47">
            <text:p>80,1%</text:p>
          </table:table-cell>
          <table:table-cell office:value-type="float" office:value="190977" table:style-name="ce7">
            <text:p>190.977</text:p>
          </table:table-cell>
          <table:table-cell office:value-type="percentage" office:value="0.8652769219616514" table:style-name="ce47">
            <text:p>86,5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526" table:style-name="ce7">
            <text:p>5.526</text:p>
          </table:table-cell>
          <table:table-cell office:value-type="percentage" office:value="0.84456671251719395" table:style-name="ce47">
            <text:p>84,5%</text:p>
          </table:table-cell>
          <table:table-cell office:value-type="float" office:value="6473" table:style-name="ce7">
            <text:p>6.473</text:p>
          </table:table-cell>
          <table:table-cell office:value-type="percentage" office:value="0.8180209781372425" table:style-name="ce47">
            <text:p>81,8%</text:p>
          </table:table-cell>
          <table:table-cell office:value-type="float" office:value="6821" table:style-name="ce7">
            <text:p>6.821</text:p>
          </table:table-cell>
          <table:table-cell office:value-type="percentage" office:value="0.63011547344110852" table:style-name="ce47">
            <text:p>63,0%</text:p>
          </table:table-cell>
          <table:table-cell office:value-type="float" office:value="5479" table:style-name="ce7">
            <text:p>5.479</text:p>
          </table:table-cell>
          <table:table-cell office:value-type="percentage" office:value="0.48443854995579133" table:style-name="ce47">
            <text:p>48,4%</text:p>
          </table:table-cell>
          <table:table-cell office:value-type="float" office:value="2565" table:style-name="ce7">
            <text:p>2.565</text:p>
          </table:table-cell>
          <table:table-cell office:value-type="percentage" office:value="0.27595481441635289" table:style-name="ce47">
            <text:p>27,6%</text:p>
          </table:table-cell>
          <table:table-cell office:value-type="float" office:value="851" table:style-name="ce7">
            <text:p>851</text:p>
          </table:table-cell>
          <table:table-cell office:value-type="percentage" office:value="9.4450610432852383E-2" table:style-name="ce47">
            <text:p>9,4%</text:p>
          </table:table-cell>
          <table:table-cell office:value-type="float" office:value="1512" table:style-name="ce7">
            <text:p>1.512</text:p>
          </table:table-cell>
          <table:table-cell office:value-type="percentage" office:value="0.39181135009069706" table:style-name="ce47">
            <text:p>39,2%</text:p>
          </table:table-cell>
          <table:table-cell office:value-type="float" office:value="7470" table:style-name="ce7">
            <text:p>7.470</text:p>
          </table:table-cell>
          <table:table-cell office:value-type="percentage" office:value="0.83622523228478673" table:style-name="ce47">
            <text:p>83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125" table:style-name="ce7">
            <text:p>4.125</text:p>
          </table:table-cell>
          <table:table-cell office:value-type="percentage" office:value="0.76191355744366462" table:style-name="ce47">
            <text:p>76,2%</text:p>
          </table:table-cell>
          <table:table-cell office:value-type="float" office:value="4986" table:style-name="ce7">
            <text:p>4.986</text:p>
          </table:table-cell>
          <table:table-cell office:value-type="percentage" office:value="0.67735362043200653" table:style-name="ce47">
            <text:p>67,7%</text:p>
          </table:table-cell>
          <table:table-cell office:value-type="float" office:value="6051" table:style-name="ce7">
            <text:p>6.051</text:p>
          </table:table-cell>
          <table:table-cell office:value-type="percentage" office:value="0.60655573376102645" table:style-name="ce47">
            <text:p>60,7%</text:p>
          </table:table-cell>
          <table:table-cell office:value-type="float" office:value="5066" table:style-name="ce7">
            <text:p>5.066</text:p>
          </table:table-cell>
          <table:table-cell office:value-type="percentage" office:value="0.48510964282294361" table:style-name="ce47">
            <text:p>48,5%</text:p>
          </table:table-cell>
          <table:table-cell office:value-type="float" office:value="2342" table:style-name="ce7">
            <text:p>2.342</text:p>
          </table:table-cell>
          <table:table-cell office:value-type="percentage" office:value="0.26288023347177014" table:style-name="ce47">
            <text:p>26,3%</text:p>
          </table:table-cell>
          <table:table-cell office:value-type="float" office:value="1227" table:style-name="ce7">
            <text:p>1.227</text:p>
          </table:table-cell>
          <table:table-cell office:value-type="percentage" office:value="0.13836265223274696" table:style-name="ce47">
            <text:p>13,8%</text:p>
          </table:table-cell>
          <table:table-cell office:value-type="float" office:value="1242" table:style-name="ce7">
            <text:p>1.242</text:p>
          </table:table-cell>
          <table:table-cell office:value-type="percentage" office:value="0.27643000222568442" table:style-name="ce47">
            <text:p>27,6%</text:p>
          </table:table-cell>
          <table:table-cell office:value-type="float" office:value="5975" table:style-name="ce7">
            <text:p>5.975</text:p>
          </table:table-cell>
          <table:table-cell office:value-type="percentage" office:value="0.84285512766257586" table:style-name="ce47">
            <text:p>84,3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7">
            <text:p>19,5%</text:p>
          </table:table-cell>
          <table:table-cell office:value-type="float" office:value="2247" table:style-name="ce7">
            <text:p>2.247</text:p>
          </table:table-cell>
          <table:table-cell office:value-type="percentage" office:value="0.62976457399103136" table:style-name="ce47">
            <text:p>63,0%</text:p>
          </table:table-cell>
          <table:table-cell office:value-type="float" office:value="6039" table:style-name="ce7">
            <text:p>6.039</text:p>
          </table:table-cell>
          <table:table-cell office:value-type="percentage" office:value="0.6508945893511533" table:style-name="ce47">
            <text:p>65,1%</text:p>
          </table:table-cell>
          <table:table-cell office:value-type="float" office:value="12334" table:style-name="ce7">
            <text:p>12.334</text:p>
          </table:table-cell>
          <table:table-cell office:value-type="percentage" office:value="0.56899017391705498" table:style-name="ce47">
            <text:p>56,9%</text:p>
          </table:table-cell>
          <table:table-cell office:value-type="float" office:value="9906" table:style-name="ce7">
            <text:p>9.906</text:p>
          </table:table-cell>
          <table:table-cell office:value-type="percentage" office:value="0.31583981634995534" table:style-name="ce47">
            <text:p>31,6%</text:p>
          </table:table-cell>
          <table:table-cell office:value-type="float" office:value="4710" table:style-name="ce7">
            <text:p>4.710</text:p>
          </table:table-cell>
          <table:table-cell office:value-type="percentage" office:value="0.19860010119750379" table:style-name="ce47">
            <text:p>19,9%</text:p>
          </table:table-cell>
          <table:table-cell office:value-type="float" office:value="1114" table:style-name="ce7">
            <text:p>1.114</text:p>
          </table:table-cell>
          <table:table-cell office:value-type="percentage" office:value="0.8778565799842396" table:style-name="ce47">
            <text:p>87,8%</text:p>
          </table:table-cell>
          <table:table-cell office:value-type="float" office:value="21220" table:style-name="ce7">
            <text:p>21.220</text:p>
          </table:table-cell>
          <table:table-cell office:value-type="percentage" office:value="0.39902969217172191" table:style-name="ce47">
            <text:p>39,9%</text:p>
          </table:table-cell>
          <table:table-cell table:number-columns-repeated="16367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22" table:style-name="ce7">
            <text:p>22</text:p>
          </table:table-cell>
          <table:table-cell office:value-type="percentage" office:value="0.28205128205128205" table:style-name="ce50">
            <text:p>28,2%</text:p>
          </table:table-cell>
          <table:table-cell office:value-type="float" office:value="183" table:style-name="ce7">
            <text:p>183</text:p>
          </table:table-cell>
          <table:table-cell office:value-type="percentage" office:value="0.64436619718309862" table:style-name="ce50">
            <text:p>64,4%</text:p>
          </table:table-cell>
          <table:table-cell office:value-type="float" office:value="412" table:style-name="ce7">
            <text:p>412</text:p>
          </table:table-cell>
          <table:table-cell office:value-type="percentage" office:value="0.47465437788018433" table:style-name="ce50">
            <text:p>47,5%</text:p>
          </table:table-cell>
          <table:table-cell office:value-type="float" office:value="472" table:style-name="ce7">
            <text:p>472</text:p>
          </table:table-cell>
          <table:table-cell office:value-type="percentage" office:value="0.26135105204872644" table:style-name="ce50">
            <text:p>26,1%</text:p>
          </table:table-cell>
          <table:table-cell office:value-type="float" office:value="413" table:style-name="ce7">
            <text:p>413</text:p>
          </table:table-cell>
          <table:table-cell office:value-type="percentage" office:value="0.18662449164030728" table:style-name="ce50">
            <text:p>18,7%</text:p>
          </table:table-cell>
          <table:table-cell office:value-type="float" office:value="360" table:style-name="ce7">
            <text:p>360</text:p>
          </table:table-cell>
          <table:table-cell office:value-type="percentage" office:value="0.18163471241170534" table:style-name="ce50">
            <text:p>18,2%</text:p>
          </table:table-cell>
          <table:table-cell office:value-type="float" office:value="726" table:style-name="ce7">
            <text:p>726</text:p>
          </table:table-cell>
          <table:table-cell office:value-type="percentage" office:value="0.16307277628032346" table:style-name="ce50">
            <text:p>16,3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282079" table:style-name="ce65">
            <text:p>6.282.079</text:p>
          </table:table-cell>
          <table:table-cell office:value-type="percentage" office:value="0.91639977576058251" table:style-name="ce66">
            <text:p>91,64%</text:p>
          </table:table-cell>
          <table:table-cell office:value-type="float" office:value="4729026" table:style-name="ce65">
            <text:p>4.729.026</text:p>
          </table:table-cell>
          <table:table-cell office:value-type="percentage" office:value="0.89903164045471851" table:style-name="ce66">
            <text:p>89,90%</text:p>
          </table:table-cell>
          <table:table-cell office:value-type="float" office:value="4799909" table:style-name="ce65">
            <text:p>4.799.909</text:p>
          </table:table-cell>
          <table:table-cell office:value-type="percentage" office:value="0.71705909963754966" table:style-name="ce66">
            <text:p>71,71%</text:p>
          </table:table-cell>
          <table:table-cell office:value-type="float" office:value="3574113" table:style-name="ce65">
            <text:p>3.574.113</text:p>
          </table:table-cell>
          <table:table-cell office:value-type="percentage" office:value="0.50961835012924706" table:style-name="ce66">
            <text:p>50,96%</text:p>
          </table:table-cell>
          <table:table-cell office:value-type="float" office:value="1394103" table:style-name="ce65">
            <text:p>1.394.103</text:p>
          </table:table-cell>
          <table:table-cell office:value-type="percentage" office:value="0.28073623175097595" table:style-name="ce66">
            <text:p>28,07%</text:p>
          </table:table-cell>
          <table:table-cell office:value-type="float" office:value="630601" table:style-name="ce65">
            <text:p>630.601</text:p>
          </table:table-cell>
          <table:table-cell office:value-type="percentage" office:value="0.15518433216580235" table:style-name="ce66">
            <text:p>15,52%</text:p>
          </table:table-cell>
          <table:table-cell office:value-type="float" office:value="1429605" table:style-name="ce65">
            <text:p>1.429.605</text:p>
          </table:table-cell>
          <table:table-cell office:value-type="percentage" office:value="0.72110168375847217" table:style-name="ce66">
            <text:p>72,11%</text:p>
          </table:table-cell>
          <table:table-cell office:value-type="float" office:value="4133434" table:style-name="ce65">
            <text:p>4.133.434</text:p>
          </table:table-cell>
          <table:table-cell office:value-type="percentage" office:value="0.85775859027765389" table:style-name="ce66">
            <text:p>85,78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8"/>
          <table:table-cell office:value-type="string" table:number-columns-spanned="1" table:number-rows-spanned="2" table:style-name="ce89">
            <text:p>Población a vacunar 5-11 años</text:p>
          </table:table-cell>
          <table:table-cell office:value-type="string" table:number-columns-spanned="1" table:number-rows-spanned="2" table:style-name="ce89">
            <text:p>Nº Personas con al menos 1 dosis</text:p>
          </table:table-cell>
          <table:table-cell office:value-type="string" table:number-columns-spanned="1" table:number-rows-spanned="2" table:style-name="ce89">
            <text:p>% Personas con al menos 1 dosis</text:p>
          </table:table-cell>
          <table:table-cell office:value-type="string" table:number-columns-spanned="1" table:number-rows-spanned="2" table:style-name="ce89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2">
            <text:p>Andalucía</text:p>
          </table:table-cell>
          <table:table-cell office:value-type="float" office:value="625633" table:style-name="ce73">
            <text:p>625.633</text:p>
          </table:table-cell>
          <table:table-cell office:value-type="float" office:value="394953" table:style-name="ce73">
            <text:p>394.953</text:p>
          </table:table-cell>
          <table:table-cell office:value-type="percentage" office:value="0.63128543411233107" table:style-name="ce74">
            <text:p>63,13%</text:p>
          </table:table-cell>
          <table:table-cell office:value-type="date" office:date-value="2022-01-30T00:00:00" table:style-name="ce75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89551" table:style-name="ce77">
            <text:p>89.551</text:p>
          </table:table-cell>
          <table:table-cell office:value-type="float" office:value="47970" table:style-name="ce77">
            <text:p>47.970</text:p>
          </table:table-cell>
          <table:table-cell office:value-type="percentage" office:value="0.53567241013500688" table:style-name="ce78">
            <text:p>53,57%</text:p>
          </table:table-cell>
          <table:table-cell office:value-type="date" office:date-value="2022-01-29T00:00:00" table:style-name="ce79">
            <text:p>2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53486" table:style-name="ce77">
            <text:p>53.486</text:p>
          </table:table-cell>
          <table:table-cell office:value-type="float" office:value="39119" table:style-name="ce77">
            <text:p>39.119</text:p>
          </table:table-cell>
          <table:table-cell office:value-type="percentage" office:value="0.73138765284373486" table:style-name="ce78">
            <text:p>73,14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84404" table:style-name="ce77">
            <text:p>84.404</text:p>
          </table:table-cell>
          <table:table-cell office:value-type="float" office:value="28210" table:style-name="ce77">
            <text:p>28.210</text:p>
          </table:table-cell>
          <table:table-cell office:value-type="percentage" office:value="0.334225866072698" table:style-name="ce78">
            <text:p>33,42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33490" table:style-name="ce77">
            <text:p>133.490</text:p>
          </table:table-cell>
          <table:table-cell office:value-type="float" office:value="68204" table:style-name="ce77">
            <text:p>68.204</text:p>
          </table:table-cell>
          <table:table-cell office:value-type="percentage" office:value="0.51092965765225862" table:style-name="ce78">
            <text:p>51,09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36806" table:style-name="ce77">
            <text:p>36.806</text:p>
          </table:table-cell>
          <table:table-cell office:value-type="float" office:value="22570" table:style-name="ce77">
            <text:p>22.570</text:p>
          </table:table-cell>
          <table:table-cell office:value-type="percentage" office:value="0.61321523664619904" table:style-name="ce78">
            <text:p>61,32%</text:p>
          </table:table-cell>
          <table:table-cell office:value-type="date" office:date-value="2022-01-29T00:00:00" table:style-name="ce79">
            <text:p>2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stilla y León</text:p>
          </table:table-cell>
          <table:table-cell office:value-type="float" office:value="136938" table:style-name="ce77">
            <text:p>136.938</text:p>
          </table:table-cell>
          <table:table-cell office:value-type="float" office:value="92157" table:style-name="ce77">
            <text:p>92.157</text:p>
          </table:table-cell>
          <table:table-cell office:value-type="percentage" office:value="0.67298339394470486" table:style-name="ce78">
            <text:p>67,30%</text:p>
          </table:table-cell>
          <table:table-cell office:value-type="date" office:date-value="2022-01-29T00:00:00" table:style-name="ce79">
            <text:p>2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Castilla - La Mancha</text:p>
          </table:table-cell>
          <table:table-cell office:value-type="float" office:value="147544" table:style-name="ce77">
            <text:p>147.544</text:p>
          </table:table-cell>
          <table:table-cell office:value-type="float" office:value="90048" table:style-name="ce77">
            <text:p>90.048</text:p>
          </table:table-cell>
          <table:table-cell office:value-type="percentage" office:value="0.61031285582605865" table:style-name="ce78">
            <text:p>61,03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559033" table:style-name="ce77">
            <text:p>559.033</text:p>
          </table:table-cell>
          <table:table-cell office:value-type="float" office:value="220153" table:style-name="ce77">
            <text:p>220.153</text:p>
          </table:table-cell>
          <table:table-cell office:value-type="percentage" office:value="0.39381038328685425" table:style-name="ce78">
            <text:p>39,38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352220" table:style-name="ce77">
            <text:p>352.220</text:p>
          </table:table-cell>
          <table:table-cell office:value-type="float" office:value="221464" table:style-name="ce77">
            <text:p>221.464</text:p>
          </table:table-cell>
          <table:table-cell office:value-type="percentage" office:value="0.62876611208903521" table:style-name="ce78">
            <text:p>62,88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67546" table:style-name="ce77">
            <text:p>67.546</text:p>
          </table:table-cell>
          <table:table-cell office:value-type="float" office:value="47288" table:style-name="ce77">
            <text:p>47.288</text:p>
          </table:table-cell>
          <table:table-cell office:value-type="percentage" office:value="0.70008586740887691" table:style-name="ce78">
            <text:p>70,01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Galicia*</text:p>
          </table:table-cell>
          <table:table-cell office:value-type="float" office:value="153059" table:style-name="ce77">
            <text:p>153.059</text:p>
          </table:table-cell>
          <table:table-cell office:value-type="float" office:value="124704" table:style-name="ce77">
            <text:p>124.704</text:p>
          </table:table-cell>
          <table:table-cell office:value-type="percentage" office:value="0.81474464095544852" table:style-name="ce78">
            <text:p>81,47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1936" table:style-name="ce77">
            <text:p>21.936</text:p>
          </table:table-cell>
          <table:table-cell office:value-type="float" office:value="13674" table:style-name="ce77">
            <text:p>13.674</text:p>
          </table:table-cell>
          <table:table-cell office:value-type="percentage" office:value="0.62335886214442016" table:style-name="ce78">
            <text:p>62,34%</text:p>
          </table:table-cell>
          <table:table-cell office:value-type="date" office:date-value="2022-01-29T00:00:00" table:style-name="ce79">
            <text:p>2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491254" table:style-name="ce77">
            <text:p>491.254</text:p>
          </table:table-cell>
          <table:table-cell office:value-type="float" office:value="222098" table:style-name="ce77">
            <text:p>222.098</text:p>
          </table:table-cell>
          <table:table-cell office:value-type="percentage" office:value="0.45210420678508473" table:style-name="ce78">
            <text:p>45,21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urcia<text:s text:c="2"/></text:p>
          </table:table-cell>
          <table:table-cell office:value-type="float" office:value="120647" table:style-name="ce77">
            <text:p>120.647</text:p>
          </table:table-cell>
          <table:table-cell office:value-type="float" office:value="63196" table:style-name="ce77">
            <text:p>63.196</text:p>
          </table:table-cell>
          <table:table-cell office:value-type="percentage" office:value="0.52380912911220334" table:style-name="ce78">
            <text:p>52,38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Navarra<text:s/></text:p>
          </table:table-cell>
          <table:table-cell office:value-type="float" office:value="48816" table:style-name="ce77">
            <text:p>48.816</text:p>
          </table:table-cell>
          <table:table-cell office:value-type="float" office:value="25508" table:style-name="ce77">
            <text:p>25.508</text:p>
          </table:table-cell>
          <table:table-cell office:value-type="percentage" office:value="0.52253359554244505" table:style-name="ce78">
            <text:p>52,25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47320" table:style-name="ce77">
            <text:p>147.320</text:p>
          </table:table-cell>
          <table:table-cell office:value-type="float" office:value="78267" table:style-name="ce77">
            <text:p>78.267</text:p>
          </table:table-cell>
          <table:table-cell office:value-type="percentage" office:value="0.53127206081998368" table:style-name="ce78">
            <text:p>53,13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7952" table:style-name="ce77">
            <text:p>7.952</text:p>
          </table:table-cell>
          <table:table-cell office:value-type="float" office:value="2803" table:style-name="ce77">
            <text:p>2.803</text:p>
          </table:table-cell>
          <table:table-cell office:value-type="percentage" office:value="0.35248993963782699" table:style-name="ce78">
            <text:p>35,25%</text:p>
          </table:table-cell>
          <table:table-cell office:value-type="date" office:date-value="2022-01-29T00:00:00" table:style-name="ce79">
            <text:p>2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9776" table:style-name="ce77">
            <text:p>9.776</text:p>
          </table:table-cell>
          <table:table-cell office:value-type="float" office:value="3007" table:style-name="ce77">
            <text:p>3.007</text:p>
          </table:table-cell>
          <table:table-cell office:value-type="percentage" office:value="0.3075900163666121" table:style-name="ce78">
            <text:p>30,76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Fuerzas Armadas*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1-29T00:00:00" table:style-name="ce79">
            <text:p>2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30T00:00:00" table:style-name="ce83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Totales</text:p>
          </table:table-cell>
          <table:table-cell office:value-type="float" office:value="3287411" table:style-name="ce85">
            <text:p>3.287.411</text:p>
          </table:table-cell>
          <table:table-cell office:value-type="float" office:value="1805393" table:style-name="ce85">
            <text:p>1.805.393</text:p>
          </table:table-cell>
          <table:table-cell office:value-type="percentage" office:value="0.5491838410226163" table:style-name="ce86">
            <text:p>54,92%</text:p>
          </table:table-cell>
          <table:table-cell table:style-name="ce87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31T17:52:14Z</dc:date>
  </office:meta>
</office:document-meta>
</file>